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2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734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draw:fill="none" draw:stroke="solid" svg:stroke-width="0.02778in" svg:stroke-color="#ceb966" draw:marker-end="a736" svg:stroke-opacity="100%" draw:shadow="visible" draw:shadow-offset-x="0.07857in" draw:shadow-offset-y="0.07857in" draw:shadow-color="#000000" draw:shadow-opacity="35%"/>
    </style:style>
    <style:style style:family="text" style:name="a123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1179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1183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draw:fill="none" draw:stroke="solid" svg:stroke-width="0.02778in" svg:stroke-color="#ceb966" draw:marker-end="a1185" svg:stroke-opacity="100%" draw:shadow="visible" draw:shadow-offset-x="0.07857in" draw:shadow-offset-y="0.07857in" draw:shadow-color="#000000" draw:shadow-opacity="35%"/>
    </style:style>
    <style:style style:family="paragraph" style:name="a68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74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bitmap" draw:fill-image-name="a74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1248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69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4">
      <style:drawing-page-properties draw:fill="bitmap" draw:fill-image-name="a119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80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5">
      <style:drawing-page-properties draw:fill="bitmap" draw:fill-image-name="a130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1252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25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bitmap" draw:fill-image-name="a126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886in" fo:padding-bottom="0.04921in" fo:padding-left="0.09843in" fo:padding-right="0.09843in" draw:textarea-vertical-align="top" draw:textarea-horizontal-align="left" draw:fill="gradient" draw:fill-gradient-name="a773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777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none" draw:stroke="solid" svg:stroke-width="0.02778in" svg:stroke-color="#ceb966" draw:marker-end="a779" svg:stroke-opacity="100%" draw:shadow="visible" draw:shadow-offset-x="0.07857in" draw:shadow-offset-y="0.07857in" draw:shadow-color="#000000" draw:shadow-opacity="35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28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8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bitmap" draw:fill-image-name="a78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1290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1294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draw:fill="none" draw:stroke="solid" svg:stroke-width="0.02778in" svg:stroke-color="#ceb966" draw:marker-end="a1296" svg:stroke-opacity="100%" draw:shadow="visible" draw:shadow-offset-x="0.07857in" draw:shadow-offset-y="0.07857in" draw:shadow-color="#000000" draw:shadow-opacity="35%"/>
    </style:style>
    <style:style style:family="paragraph" style:name="a140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1362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866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1370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draw:fill="none" draw:stroke="solid" svg:stroke-width="0.02778in" svg:stroke-color="#ceb966" draw:marker-end="a1372" svg:stroke-opacity="100%" draw:shadow="visible" draw:shadow-offset-x="0.07857in" draw:shadow-offset-y="0.07857in" draw:shadow-color="#000000" draw:shadow-opacity="35%"/>
    </style:style>
    <style:style style:family="graphic" style:name="a875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874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37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37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bitmap" draw:fill-image-name="a882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1">
      <style:drawing-page-properties draw:fill="bitmap" draw:fill-image-name="a138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4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946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fo:wrap-option="wrap" fo:padding-top="0.0561in" fo:padding-bottom="0.04921in" fo:padding-left="0.09843in" fo:padding-right="0.09843in" draw:textarea-vertical-align="top" draw:textarea-horizontal-align="left" draw:fill="gradient" draw:fill-gradient-name="a1502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1506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952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draw:fill="none" draw:stroke="solid" svg:stroke-width="0.02778in" svg:stroke-color="#ceb966" draw:marker-end="a954" svg:stroke-opacity="100%" draw:shadow="visible" draw:shadow-offset-x="0.07857in" draw:shadow-offset-y="0.07857in" draw:shadow-color="#000000" draw:shadow-opacity="35%"/>
    </style:style>
    <style:style style:family="text" style:name="a145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45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51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5">
      <style:drawing-page-properties draw:fill="bitmap" draw:fill-image-name="a151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3">
      <style:drawing-page-properties draw:fill="bitmap" draw:fill-image-name="a962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1008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1012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0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bitmap" draw:fill-image-name="a102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1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1580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1586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589">
      <style:graphic-properties draw:fill="none" draw:stroke="solid" svg:stroke-width="0.02778in" svg:stroke-color="#ceb966" draw:marker-end="a1588" svg:stroke-opacity="100%" draw:shadow="visible" draw:shadow-offset-x="0.07857in" draw:shadow-offset-y="0.07857in" draw:shadow-color="#000000" draw:shadow-opacity="35%"/>
    </style:style>
    <style:style style:family="text" style:name="a10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1641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59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97">
      <style:drawing-page-properties draw:fill="bitmap" draw:fill-image-name="a159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0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1649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draw:fill="none" draw:stroke="solid" svg:stroke-width="0.02778in" svg:stroke-color="#ceb966" draw:marker-end="a1651" svg:stroke-opacity="100%" draw:shadow="visible" draw:shadow-offset-x="0.07857in" draw:shadow-offset-y="0.07857in" draw:shadow-color="#000000" draw:shadow-opacity="35%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65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bitmap" draw:fill-image-name="a60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73611in" style:font-size-asian="0.73611in" style:font-size-complex="0.73611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4244in" fo:padding-bottom="0in" fo:padding-left="0.05511in" fo:padding-right="0.0551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11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bitmap" draw:fill-image-name="a61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1129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6657in" fo:padding-bottom="0.04921in" fo:padding-left="0.09843in" fo:padding-right="0.09843in" draw:textarea-vertical-align="top" draw:textarea-horizontal-align="left" draw:fill="gradient" draw:fill-gradient-name="a1135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draw:fill="none" draw:stroke="solid" svg:stroke-width="0.02778in" svg:stroke-color="#ceb966" draw:marker-end="a1137" svg:stroke-opacity="100%" draw:shadow="visible" draw:shadow-offset-x="0.07857in" draw:shadow-offset-y="0.07857in" draw:shadow-color="#000000" draw:shadow-opacity="35%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64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bitmap" draw:fill-image-name="a114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4244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748in" fo:padding-bottom="0.04921in" fo:padding-left="0.09843in" fo:padding-right="0.09843in" draw:textarea-vertical-align="top" draw:textarea-horizontal-align="left" draw:fill="gradient" draw:fill-gradient-name="a712" draw:stroke="solid" svg:stroke-width="0.01042in" svg:stroke-color="#988744" svg:stroke-opacity="100%" draw:shadow="visible" draw:shadow-offset-x="0.07857in" draw:shadow-offset-y="0.0785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3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253d75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606" draw:master-page-name="Master1-Layout1-title-Slide-de-título" presentation:presentation-page-layout-name="Master1-PPL1">
        <draw:frame draw:id="id73" presentation:style-name="a609" draw:name="Rectangle 1" svg:x="0.50881in" svg:y="1.65347in" svg:width="9.92188in" svg:height="2.20463in" presentation:class="title" presentation:placeholder="false">
          <draw:text-box>
            <text:p text:style-name="a608" text:class-names="" text:cond-style-name=""><text:span text:style-name="a607" text:class-names="">Exercício Lógica</text:span></text:p>
          </draw:text-box>
          <svg:desc/>
        </draw:frame>
        <draw:frame draw:id="id74" presentation:style-name="a612" draw:name="Rectangle 2" svg:x="1.65365in" svg:y="4.01638in" svg:width="7.71701in" svg:height="2.11277in" presentation:class="subtitle" presentation:placeholder="false">
          <draw:text-box>
            <text:p text:style-name="a611" text:class-names="" text:cond-style-name=""><text:span text:style-name="a610" text:class-names="">Passo a passo</text:span></text:p>
          </draw:text-box>
          <svg:desc/>
        </draw:frame>
        <presentation:notes draw:style-name="a618">
          <draw:frame draw:id="id75" draw:style-name="a615" draw:name="Rectangle 6" svg:x="4.81076in" svg:y="10.44965in" svg:width="3.6875in" svg:height="0.54861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desc/>
          </draw:frame>
          <draw:page-thumbnail draw:page-number="1" svg:x="1.5in" svg:y="0.83507in" svg:width="5.5in" svg:height="4.125in" presentation:class="page" draw:id="id76" presentation:style-name="a616" draw:name="Rectangle 1">
            <svg:desc/>
          </draw:page-thumbnail>
          <draw:frame draw:id="id77" presentation:style-name="a617" draw:name="Rectangle 2" svg:x="0.85069in" svg:y="5.22396in" svg:width="6.80035in" svg:height="4.94965in" presentation:class="notes" presentation:placeholder="true">
            <draw:text-box/>
            <svg:desc/>
          </draw:frame>
        </presentation:notes>
      </draw:page>
      <draw:page draw:name="Slide2" draw:style-name="a620" draw:master-page-name="Master1-Layout6-titleOnly-Somente-título" presentation:presentation-page-layout-name="Master1-PPL6">
        <draw:frame draw:id="id78" presentation:style-name="a626" draw:name="Rectangle 1" svg:x="0.90625in" svg:y="0.78472in" svg:width="9.13368in" svg:height="1.38021in" presentation:class="title" presentation:placeholder="false">
          <draw:text-box>
            <text:p text:style-name="a625" text:class-names="" text:cond-style-name=""><text:span text:style-name="a621" text:class-names="">Definindo</text:span><text:span text:style-name="a622" text:class-names=""> as<text:s text:c="1"/></text:span><text:span text:style-name="a623" text:class-names="">variáveis</text:span><text:span text:style-name="a624" text:class-names=""/></text:p>
          </draw:text-box>
          <svg:desc/>
        </draw:frame>
        <draw:frame draw:id="id79" draw:style-name="a713" draw:name="Text Box 2" svg:x="0in" svg:y="2.49304in" svg:width="4.7309in" svg:height="5.54691in">
          <draw:text-box>
            <text:p text:style-name="a630" text:class-names="" text:cond-style-name=""><text:span text:style-name="a627" text:class-names="">cd_produto</text:span><text:span text:style-name="a628" text:class-names=""><text:s text:c="1"/></text:span><text:span text:style-name="a629" text:class-names="">a(3)</text:span></text:p>
            <text:p text:style-name="a634" text:class-names="" text:cond-style-name=""><text:span text:style-name="a631" text:class-names="">ds_produto</text:span><text:span text:style-name="a632" text:class-names=""><text:s text:c="1"/></text:span><text:span text:style-name="a633" text:class-names="">a(64)</text:span></text:p>
            <text:p text:style-name="a638" text:class-names="" text:cond-style-name=""><text:span text:style-name="a635" text:class-names="">ic_novo_produto</text:span><text:span text:style-name="a636" text:class-names=""><text:s text:c="1"/></text:span><text:span text:style-name="a637" text:class-names="">a(3)</text:span></text:p>
            <text:p text:style-name="a640" text:class-names="" text:cond-style-name=""><text:span text:style-name="a639" text:class-names=""/></text:p>
            <text:p text:style-name="a644" text:class-names="" text:cond-style-name=""><text:span text:style-name="a641" text:class-names="">nr_temp_entrada</text:span><text:span text:style-name="a642" text:class-names=""><text:s text:c="1"/></text:span><text:span text:style-name="a643" text:class-names="">n(3,2)</text:span></text:p>
            <text:p text:style-name="a648" text:class-names="" text:cond-style-name=""><text:span text:style-name="a645" text:class-names="">nr_dia_entrada</text:span><text:span text:style-name="a646" text:class-names=""><text:s text:c="1"/></text:span><text:span text:style-name="a647" text:class-names="">n(2,0)</text:span></text:p>
            <text:p text:style-name="a652" text:class-names="" text:cond-style-name=""><text:span text:style-name="a649" text:class-names="">nr_mes_entrada</text:span><text:span text:style-name="a650" text:class-names=""><text:s text:c="1"/></text:span><text:span text:style-name="a651" text:class-names="">n(2,0)</text:span></text:p>
            <text:p text:style-name="a656" text:class-names="" text:cond-style-name=""><text:span text:style-name="a653" text:class-names="">nr_ano_entrada</text:span><text:span text:style-name="a654" text:class-names=""><text:s text:c="1"/></text:span><text:span text:style-name="a655" text:class-names="">n(2,0)</text:span></text:p>
            <text:p text:style-name="a660" text:class-names="" text:cond-style-name=""><text:span text:style-name="a657" text:class-names="">nr_hora_entrada</text:span><text:span text:style-name="a658" text:class-names=""><text:s text:c="1"/></text:span><text:span text:style-name="a659" text:class-names="">n(2,0)</text:span></text:p>
            <text:p text:style-name="a664" text:class-names="" text:cond-style-name=""><text:span text:style-name="a661" text:class-names="">nr_min_entrada</text:span><text:span text:style-name="a662" text:class-names=""><text:s text:c="1"/></text:span><text:span text:style-name="a663" text:class-names="">n(2,0)</text:span></text:p>
            <text:p text:style-name="a666" text:class-names="" text:cond-style-name=""><text:span text:style-name="a665" text:class-names=""/></text:p>
            <text:p text:style-name="a670" text:class-names="" text:cond-style-name=""><text:span text:style-name="a667" text:class-names="">nr_dia_retirada</text:span><text:span text:style-name="a668" text:class-names=""><text:s text:c="1"/></text:span><text:span text:style-name="a669" text:class-names="">n(2,0)</text:span></text:p>
            <text:p text:style-name="a674" text:class-names="" text:cond-style-name=""><text:span text:style-name="a671" text:class-names="">nr_mes_retirada</text:span><text:span text:style-name="a672" text:class-names=""><text:s text:c="1"/></text:span><text:span text:style-name="a673" text:class-names="">n(2,0)</text:span></text:p>
            <text:p text:style-name="a678" text:class-names="" text:cond-style-name=""><text:span text:style-name="a675" text:class-names="">nr_ano_retirada</text:span><text:span text:style-name="a676" text:class-names=""><text:s text:c="1"/></text:span><text:span text:style-name="a677" text:class-names="">n(2,0)</text:span></text:p>
            <text:p text:style-name="a682" text:class-names="" text:cond-style-name=""><text:span text:style-name="a679" text:class-names="">nr_hora_retirada</text:span><text:span text:style-name="a680" text:class-names=""><text:s text:c="1"/></text:span><text:span text:style-name="a681" text:class-names="">n(2,0)</text:span></text:p>
            <text:p text:style-name="a686" text:class-names="" text:cond-style-name=""><text:span text:style-name="a683" text:class-names="">nr_min_retirada</text:span><text:span text:style-name="a684" text:class-names=""><text:s text:c="1"/></text:span><text:span text:style-name="a685" text:class-names="">n(2,0)</text:span></text:p>
            <text:p text:style-name="a688" text:class-names="" text:cond-style-name=""><text:span text:style-name="a687" text:class-names=""/></text:p>
            <text:p text:style-name="a692" text:class-names="" text:cond-style-name=""><text:span text:style-name="a689" text:class-names="">nr_tempo_retirada</text:span><text:span text:style-name="a690" text:class-names=""><text:s text:c="1"/></text:span><text:span text:style-name="a691" text:class-names="">n(3,0)</text:span></text:p>
            <text:p text:style-name="a695" text:class-names="" text:cond-style-name=""><text:span text:style-name="a693" text:class-names="">nr_tempo_temp_eq_80<text:s text:c="1"/></text:span><text:span text:style-name="a694" text:class-names="">n(3,0)</text:span></text:p>
            <text:p text:style-name="a698" text:class-names="" text:cond-style-name=""><text:span text:style-name="a696" text:class-names="">nr_tempo_temp_eq_120<text:s text:c="1"/></text:span><text:span text:style-name="a697" text:class-names="">n(3,0)</text:span></text:p>
            <text:p text:style-name="a701" text:class-names="" text:cond-style-name=""><text:span text:style-name="a699" text:class-names="">nr_tempo_temp_gt_120<text:s text:c="1"/></text:span><text:span text:style-name="a700" text:class-names="">n(3,0)</text:span></text:p>
            <text:p text:style-name="a705" text:class-names="" text:cond-style-name=""><text:span text:style-name="a702" text:class-names="">nr_dia_limite</text:span><text:span text:style-name="a703" text:class-names=""><text:s text:c="1"/></text:span><text:span text:style-name="a704" text:class-names="">n(2,0)</text:span></text:p>
            <text:p text:style-name="a707" text:class-names="" text:cond-style-name=""><text:span text:style-name="a706" text:class-names=""/></text:p>
            <text:p text:style-name="a711" text:class-names="" text:cond-style-name=""><text:span text:style-name="a708" text:class-names="">ic_novo_produto</text:span><text:span text:style-name="a709" text:class-names=""><text:s text:c="1"/></text:span><text:span text:style-name="a710" text:class-names="">= 'sim'</text:span></text:p>
          </draw:text-box>
          <svg:desc/>
        </draw:frame>
        <draw:frame draw:id="id80" draw:style-name="a735" draw:name="Text Box 3" svg:x="5in" svg:y="2.49304in" svg:width="6.02431in" svg:height="2.57814in">
          <draw:text-box>
            <text:p text:style-name="a715" text:class-names="" text:cond-style-name=""><text:span text:style-name="a714" text:class-names="">Declaramos nesta área todas as variáveis necessárias, tais como:</text:span></text:p>
            <text:p text:style-name="a721" text:class-names="" text:cond-style-name=""><text:span text:style-name="a716" text:class-names="">*<text:s text:c="1"/></text:span><text:span text:style-name="a717" text:class-names="">código<text:s text:c="1"/></text:span><text:span text:style-name="a718" text:class-names="">e<text:s text:c="1"/></text:span><text:span text:style-name="a719" text:class-names="">descrição<text:s text:c="1"/></text:span><text:span text:style-name="a720" text:class-names="">do produto</text:span></text:p>
            <text:p text:style-name="a723" text:class-names="" text:cond-style-name=""><text:span text:style-name="a722" text:class-names="">* data e horário de entrada</text:span></text:p>
            <text:p text:style-name="a725" text:class-names="" text:cond-style-name=""><text:span text:style-name="a724" text:class-names="">* temperatura de preparo</text:span></text:p>
            <text:p text:style-name="a727" text:class-names="" text:cond-style-name=""><text:span text:style-name="a726" text:class-names="">* tempo para retirada</text:span></text:p>
            <text:p text:style-name="a729" text:class-names="" text:cond-style-name=""><text:span text:style-name="a728" text:class-names="">* data e horário de saída</text:span></text:p>
            <text:p text:style-name="a733" text:class-names="" text:cond-style-name=""><text:span text:style-name="a730" text:class-names="">Por fim<text:s text:c="1"/></text:span><text:span text:style-name="a731" text:class-names="">inicializamos<text:s text:c="1"/></text:span><text:span text:style-name="a732" text:class-names="">a variável de novo produto com o valor 'sim'</text:span></text:p>
          </draw:text-box>
          <svg:desc/>
        </draw:frame>
        <draw:connector draw:type="standard" svg:x1="4.7309in" svg:y1="5.2665in" draw:start-shape="id79" draw:start-glue-point="1" svg:x2="8.01215in" svg:y2="5.07119in" draw:end-shape="id80" draw:end-glue-point="2" draw:id="id81" draw:style-name="a737" draw:name="Forma 7">
          <svg:desc/>
        </draw:connector>
        <presentation:notes draw:style-name="a743">
          <draw:frame draw:id="id82" draw:style-name="a740" draw:name="Rectangle 6" svg:x="4.81076in" svg:y="10.44965in" svg:width="3.6875in" svg:height="0.54861in">
            <draw:text-box>
              <text:p text:style-name="a739" text:class-names="" text:cond-style-name=""><text:span text:style-name="a738" text:class-names=""><text:page-number style:num-format="1" text:fixed="false"/></text:span></text:p>
            </draw:text-box>
            <svg:desc/>
          </draw:frame>
          <draw:page-thumbnail draw:page-number="2" svg:x="1.5in" svg:y="0.83507in" svg:width="5.5in" svg:height="4.125in" presentation:class="page" draw:id="id83" presentation:style-name="a741" draw:name="Rectangle 1">
            <svg:desc/>
          </draw:page-thumbnail>
          <draw:frame draw:id="id84" presentation:style-name="a742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3" draw:style-name="a745" draw:master-page-name="Master1-Layout6-titleOnly-Somente-título" presentation:presentation-page-layout-name="Master1-PPL6">
        <draw:frame draw:id="id85" presentation:style-name="a753" draw:name="Rectangle 1" svg:x="0.90625in" svg:y="0.79167in" svg:width="9.13368in" svg:height="1.36806in" presentation:class="title" presentation:placeholder="false">
          <draw:text-box>
            <text:p text:style-name="a752" text:class-names="" text:cond-style-name=""><text:span text:style-name="a746" text:class-names="">Validando</text:span><text:span text:style-name="a747" text:class-names=""><text:s text:c="1"/></text:span><text:span text:style-name="a748" text:class-names="">entrada</text:span><text:span text:style-name="a749" text:class-names=""> de novo<text:s text:c="1"/></text:span><text:span text:style-name="a750" text:class-names="">produto</text:span><text:span text:style-name="a751" text:class-names=""/></text:p>
          </draw:text-box>
          <svg:desc/>
        </draw:frame>
        <draw:frame draw:id="id86" draw:style-name="a774" draw:name="Text Box 2" svg:x="0in" svg:y="2.49304in" svg:width="4.7309in" svg:height="1.24654in">
          <draw:text-box>
            <text:p text:style-name="a759" text:class-names="" text:cond-style-name=""><text:span text:style-name="a754" text:class-names="">enquanto<text:s text:c="1"/></text:span><text:span text:style-name="a755" text:class-names="">ic_novo_produto</text:span><text:span text:style-name="a756" text:class-names=""> ==<text:s text:c="1"/></text:span><text:span text:style-name="a757" text:class-names="">'sim'</text:span><text:span text:style-name="a758" text:class-names=""/></text:p>
            <text:p text:style-name="a762" text:class-names="" text:cond-style-name=""><text:span text:style-name="a760" text:class-names=""><text:s text:c="4"/>.</text:span><text:span text:style-name="a761" text:class-names=""/></text:p>
            <text:p text:style-name="a765" text:class-names="" text:cond-style-name=""><text:span text:style-name="a763" text:class-names=""><text:s text:c="4"/>.</text:span><text:span text:style-name="a764" text:class-names=""/></text:p>
            <text:p text:style-name="a768" text:class-names="" text:cond-style-name=""><text:span text:style-name="a766" text:class-names=""><text:s text:c="4"/>.</text:span><text:span text:style-name="a767" text:class-names=""/></text:p>
            <text:p text:style-name="a772" text:class-names="" text:cond-style-name=""><text:span text:style-name="a769" text:class-names="">fim<text:s text:c="1"/></text:span><text:span text:style-name="a770" text:class-names="">equanto</text:span><text:span text:style-name="a771" text:class-names=""/></text:p>
          </draw:text-box>
          <svg:desc/>
        </draw:frame>
        <draw:frame draw:id="id87" draw:style-name="a778" draw:name="Text Box 3" svg:x="5in" svg:y="2.64929in" svg:width="6.02431in" svg:height="0.91145in">
          <draw:text-box>
            <text:p text:style-name="a776" text:class-names="" text:cond-style-name=""><text:span text:style-name="a775" text:class-names="">Para validar a entrada de um novo produto, colocamos todo o código, após a definição das variáveis, dentro de um laço 'enquanto'</text:span></text:p>
          </draw:text-box>
          <svg:desc/>
        </draw:frame>
        <draw:connector draw:type="line" svg:x1="4.7309in" svg:y1="3.11631in" draw:start-shape="id86" draw:start-glue-point="1" svg:x2="5in" svg:y2="3.10502in" draw:end-shape="id87" draw:end-glue-point="3" draw:id="id88" draw:style-name="a780" draw:name="Conector de seta reta 7">
          <svg:desc/>
        </draw:connector>
        <presentation:notes draw:style-name="a786">
          <draw:frame draw:id="id89" draw:style-name="a783" draw:name="Rectangle 6" svg:x="4.81076in" svg:y="10.44965in" svg:width="3.6875in" svg:height="0.54861in">
            <draw:text-box>
              <text:p text:style-name="a782" text:class-names="" text:cond-style-name=""><text:span text:style-name="a781" text:class-names=""><text:page-number style:num-format="1" text:fixed="false"/></text:span></text:p>
            </draw:text-box>
            <svg:desc/>
          </draw:frame>
          <draw:page-thumbnail draw:page-number="3" svg:x="1.5in" svg:y="0.83507in" svg:width="5.5in" svg:height="4.125in" presentation:class="page" draw:id="id90" presentation:style-name="a784" draw:name="Rectangle 1">
            <svg:desc/>
          </draw:page-thumbnail>
          <draw:frame draw:id="id91" presentation:style-name="a785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4" draw:style-name="a788" draw:master-page-name="Master1-Layout6-titleOnly-Somente-título" presentation:presentation-page-layout-name="Master1-PPL6">
        <draw:frame draw:id="id92" presentation:style-name="a791" draw:name="Rectangle 1" svg:x="0.90625in" svg:y="0.83507in" svg:width="9.13368in" svg:height="1.28125in" presentation:class="title" presentation:placeholder="false">
          <draw:text-box>
            <text:p text:style-name="a790" text:class-names="" text:cond-style-name=""><text:span text:style-name="a789" text:class-names="">Validando entrada do produto</text:span></text:p>
          </draw:text-box>
          <svg:desc/>
        </draw:frame>
        <draw:frame draw:id="id93" draw:style-name="a867" draw:name="Text Box 2" svg:x="0in" svg:y="2.49304in" svg:width="7.77779in" svg:height="5.00003in">
          <draw:text-box>
            <text:p text:style-name="a795" text:class-names="" text:cond-style-name=""><text:span text:style-name="a792" text:class-names="">.</text:span><text:span text:style-name="a793" text:class-names="">codigo_produto</text:span><text:span text:style-name="a794" text:class-names=""/></text:p>
            <text:p text:style-name="a799" text:class-names="" text:cond-style-name=""><text:span text:style-name="a796" text:class-names="">entrar('Produto: '<text:s text:c="1"/></text:span><text:span text:style-name="a797" text:class-names="">cd_produto</text:span><text:span text:style-name="a798" text:class-names="">)</text:span></text:p>
            <text:p text:style-name="a801" text:class-names="" text:cond-style-name=""><text:span text:style-name="a800" text:class-names=""/></text:p>
            <text:p text:style-name="a805" text:class-names="" text:cond-style-name=""><text:span text:style-name="a802" text:class-names="">se<text:s text:c="1"/></text:span><text:span text:style-name="a803" text:class-names="">cd_produto</text:span><text:span text:style-name="a804" text:class-names=""> == 'BR1'</text:span></text:p>
            <text:p text:style-name="a808" text:class-names="" text:cond-style-name=""><text:span text:style-name="a806" text:class-names=""><text:s text:c="4"/>então</text:span><text:span text:style-name="a807" text:class-names=""/></text:p>
            <text:p text:style-name="a813" text:class-names="" text:cond-style-name=""><text:span text:style-name="a809" text:class-names=""><text:s text:c="8"/></text:span><text:span text:style-name="a810" text:class-names="">ds_produto</text:span><text:span text:style-name="a811" text:class-names=""><text:s text:c="1"/></text:span><text:span text:style-name="a812" text:class-names="">= 'Broa de milho'</text:span></text:p>
            <text:p text:style-name="a816" text:class-names="" text:cond-style-name=""><text:span text:style-name="a814" text:class-names=""><text:s text:c="8"/>nr_tempo_temp_eq_80<text:s text:c="1"/></text:span><text:span text:style-name="a815" text:class-names="">= 120</text:span></text:p>
            <text:p text:style-name="a819" text:class-names="" text:cond-style-name=""><text:span text:style-name="a817" text:class-names=""><text:s text:c="8"/>nr_tempo_temp_eq_120<text:s text:c="1"/></text:span><text:span text:style-name="a818" text:class-names="">= 50</text:span></text:p>
            <text:p text:style-name="a822" text:class-names="" text:cond-style-name=""><text:span text:style-name="a820" text:class-names=""><text:s text:c="8"/>nr_tempo_temp_gt_120<text:s text:c="1"/></text:span><text:span text:style-name="a821" text:class-names="">= 30</text:span></text:p>
            <text:p text:style-name="a826" text:class-names="" text:cond-style-name=""><text:span text:style-name="a823" text:class-names="">senão se<text:s text:c="1"/></text:span><text:span text:style-name="a824" text:class-names="">cd_produto</text:span><text:span text:style-name="a825" text:class-names=""> == 'BR2'</text:span></text:p>
            <text:p text:style-name="a829" text:class-names="" text:cond-style-name=""><text:span text:style-name="a827" text:class-names=""><text:s text:c="4"/>então</text:span><text:span text:style-name="a828" text:class-names=""/></text:p>
            <text:p text:style-name="a834" text:class-names="" text:cond-style-name=""><text:span text:style-name="a830" text:class-names=""><text:s text:c="8"/></text:span><text:span text:style-name="a831" text:class-names="">ds_produto</text:span><text:span text:style-name="a832" text:class-names=""><text:s text:c="1"/></text:span><text:span text:style-name="a833" text:class-names="">= 'Broa de fubá'</text:span></text:p>
            <text:p text:style-name="a837" text:class-names="" text:cond-style-name=""><text:span text:style-name="a835" text:class-names=""><text:s text:c="8"/>nr_tempo_temp_eq_80<text:s text:c="1"/></text:span><text:span text:style-name="a836" text:class-names="">= 80</text:span></text:p>
            <text:p text:style-name="a840" text:class-names="" text:cond-style-name=""><text:span text:style-name="a838" text:class-names=""><text:s text:c="8"/>nr_tempo_temp_eq_120<text:s text:c="1"/></text:span><text:span text:style-name="a839" text:class-names="">= 40</text:span></text:p>
            <text:p text:style-name="a843" text:class-names="" text:cond-style-name=""><text:span text:style-name="a841" text:class-names=""><text:s text:c="8"/>nr_tempo_temp_gt_120<text:s text:c="1"/></text:span><text:span text:style-name="a842" text:class-names="">= 20</text:span></text:p>
            <text:p text:style-name="a846" text:class-names="" text:cond-style-name=""><text:span text:style-name="a844" text:class-names=""><text:s text:c="4"/>.</text:span><text:span text:style-name="a845" text:class-names=""/></text:p>
            <text:p text:style-name="a849" text:class-names="" text:cond-style-name=""><text:span text:style-name="a847" text:class-names=""><text:s text:c="4"/>.</text:span><text:span text:style-name="a848" text:class-names=""/></text:p>
            <text:p text:style-name="a852" text:class-names="" text:cond-style-name=""><text:span text:style-name="a850" text:class-names=""><text:s text:c="4"/>.</text:span><text:span text:style-name="a851" text:class-names=""/></text:p>
            <text:p text:style-name="a855" text:class-names="" text:cond-style-name=""><text:span text:style-name="a853" text:class-names=""><text:s text:c="4"/>senão<text:s text:c="1"/></text:span><text:span text:style-name="a854" text:class-names=""/></text:p>
            <text:p text:style-name="a858" text:class-names="" text:cond-style-name=""><text:span text:style-name="a856" text:class-names=""><text:s text:c="8"/>mostrar</text:span><text:span text:style-name="a857" text:class-names="">('Produto não cadastrado!!!')</text:span></text:p>
            <text:p text:style-name="a863" text:class-names="" text:cond-style-name=""><text:span text:style-name="a859" text:class-names=""><text:s text:c="8"/>vá<text:s text:c="1"/></text:span><text:span text:style-name="a860" text:class-names="">para .</text:span><text:span text:style-name="a861" text:class-names="">codigo_produto</text:span><text:span text:style-name="a862" text:class-names=""/></text:p>
            <text:p text:style-name="a865" text:class-names="" text:cond-style-name=""><text:span text:style-name="a864" text:class-names="">fim se</text:span></text:p>
          </draw:text-box>
          <svg:desc/>
        </draw:frame>
        <draw:frame draw:id="id94" draw:style-name="a875" draw:name="Text Box 3" svg:x="5in" svg:y="2.72742in" svg:width="6.02431in" svg:height="2.57814in">
          <draw:text-box>
            <text:p text:style-name="a871" text:class-names="" text:cond-style-name=""><text:span text:style-name="a868" text:class-names="">Entramos com o código do produto e realizamos a validação, verificando se este é um produto que está cadastrado, para tal, colocamos o código do produto numa série de<text:s text:c="1"/></text:span><text:span text:style-name="a869" text:class-names="">condições<text:s text:c="1"/></text:span><text:span text:style-name="a870" text:class-names="">'se não' e obtemos a descrição do produto, bem como os tempos de retirada para cada temperatura (&lt;=80, &lt;=120 e &gt;120).</text:span></text:p>
            <text:p text:style-name="a873" text:class-names="" text:cond-style-name=""><text:span text:style-name="a872" text:class-names="">Caso o produto não esteja cadastrado daremos um alerta ao usuário.</text:span></text:p>
          </draw:text-box>
          <svg:desc/>
        </draw:frame>
        <presentation:notes draw:style-name="a881">
          <draw:frame draw:id="id95" draw:style-name="a878" draw:name="Rectangle 6" svg:x="4.81076in" svg:y="10.44965in" svg:width="3.6875in" svg:height="0.54861in">
            <draw:text-box>
              <text:p text:style-name="a877" text:class-names="" text:cond-style-name=""><text:span text:style-name="a876" text:class-names=""><text:page-number style:num-format="1" text:fixed="false"/></text:span></text:p>
            </draw:text-box>
            <svg:desc/>
          </draw:frame>
          <draw:page-thumbnail draw:page-number="4" svg:x="1.5in" svg:y="0.83507in" svg:width="5.5in" svg:height="4.125in" presentation:class="page" draw:id="id96" presentation:style-name="a879" draw:name="Rectangle 1">
            <svg:desc/>
          </draw:page-thumbnail>
          <draw:frame draw:id="id97" presentation:style-name="a880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5" draw:style-name="a883" draw:master-page-name="Master1-Layout6-titleOnly-Somente-título" presentation:presentation-page-layout-name="Master1-PPL6">
        <draw:frame draw:id="id98" presentation:style-name="a886" draw:name="Rectangle 1" svg:x="0.90625in" svg:y="0.79167in" svg:width="9.13368in" svg:height="1.36806in" presentation:class="title" presentation:placeholder="false">
          <draw:text-box>
            <text:p text:style-name="a885" text:class-names="" text:cond-style-name=""><text:span text:style-name="a884" text:class-names="">Entrada da temperatura de preparo</text:span></text:p>
          </draw:text-box>
          <svg:desc/>
        </draw:frame>
        <draw:frame draw:id="id99" draw:style-name="a947" draw:name="Text Box 2" svg:x="0in" svg:y="2.49304in" svg:width="6.37153in" svg:height="3.6719in">
          <draw:text-box>
            <text:p text:style-name="a890" text:class-names="" text:cond-style-name=""><text:span text:style-name="a887" text:class-names="">.</text:span><text:span text:style-name="a888" text:class-names="">temperatura_preparo</text:span><text:span text:style-name="a889" text:class-names=""/></text:p>
            <text:p text:style-name="a894" text:class-names="" text:cond-style-name=""><text:span text:style-name="a891" text:class-names="">entrar('Temperatura: '<text:s text:c="1"/></text:span><text:span text:style-name="a892" text:class-names="">nr_temp_entrada</text:span><text:span text:style-name="a893" text:class-names="">)</text:span></text:p>
            <text:p text:style-name="a896" text:class-names="" text:cond-style-name=""><text:span text:style-name="a895" text:class-names=""/></text:p>
            <text:p text:style-name="a900" text:class-names="" text:cond-style-name=""><text:span text:style-name="a897" text:class-names="">se<text:s text:c="1"/></text:span><text:span text:style-name="a898" text:class-names="">nr_temp_entrada</text:span><text:span text:style-name="a899" text:class-names=""> &lt; 1</text:span></text:p>
            <text:p text:style-name="a903" text:class-names="" text:cond-style-name=""><text:span text:style-name="a901" text:class-names=""><text:s text:c="4"/>então</text:span><text:span text:style-name="a902" text:class-names=""/></text:p>
            <text:p text:style-name="a906" text:class-names="" text:cond-style-name=""><text:span text:style-name="a904" text:class-names=""><text:s text:c="8"/>mostrar</text:span><text:span text:style-name="a905" text:class-names="">('Temperatura deve ser de pelo 1°C!')</text:span></text:p>
            <text:p text:style-name="a911" text:class-names="" text:cond-style-name=""><text:span text:style-name="a907" text:class-names=""><text:s text:c="8"/>vá<text:s text:c="1"/></text:span><text:span text:style-name="a908" text:class-names="">para .</text:span><text:span text:style-name="a909" text:class-names="">temperatura_preparo</text:span><text:span text:style-name="a910" text:class-names=""/></text:p>
            <text:p text:style-name="a915" text:class-names="" text:cond-style-name=""><text:span text:style-name="a912" text:class-names="">senão se<text:s text:c="1"/></text:span><text:span text:style-name="a913" text:class-names="">nr_temp_entrada</text:span><text:span text:style-name="a914" text:class-names=""> &lt;= 80</text:span></text:p>
            <text:p text:style-name="a918" text:class-names="" text:cond-style-name=""><text:span text:style-name="a916" text:class-names=""><text:s text:c="4"/>então</text:span><text:span text:style-name="a917" text:class-names=""/></text:p>
            <text:p text:style-name="a923" text:class-names="" text:cond-style-name=""><text:span text:style-name="a919" text:class-names=""><text:s text:c="8"/></text:span><text:span text:style-name="a920" text:class-names="">nr_tempo_retirada</text:span><text:span text:style-name="a921" text:class-names=""><text:s text:c="1"/></text:span><text:span text:style-name="a922" text:class-names="">= nr_tempo_temp_eq_80</text:span></text:p>
            <text:p text:style-name="a927" text:class-names="" text:cond-style-name=""><text:span text:style-name="a924" text:class-names="">senão se<text:s text:c="1"/></text:span><text:span text:style-name="a925" text:class-names="">nr_temp_entrada</text:span><text:span text:style-name="a926" text:class-names=""> &lt;= 120</text:span></text:p>
            <text:p text:style-name="a930" text:class-names="" text:cond-style-name=""><text:span text:style-name="a928" text:class-names=""><text:s text:c="4"/>então</text:span><text:span text:style-name="a929" text:class-names=""/></text:p>
            <text:p text:style-name="a935" text:class-names="" text:cond-style-name=""><text:span text:style-name="a931" text:class-names=""><text:s text:c="8"/></text:span><text:span text:style-name="a932" text:class-names="">nr_tempo_retirada</text:span><text:span text:style-name="a933" text:class-names=""><text:s text:c="1"/></text:span><text:span text:style-name="a934" text:class-names="">= nr_tempo_temp_eq_120</text:span></text:p>
            <text:p text:style-name="a938" text:class-names="" text:cond-style-name=""><text:span text:style-name="a936" text:class-names=""><text:s text:c="4"/>senão</text:span><text:span text:style-name="a937" text:class-names=""/></text:p>
            <text:p text:style-name="a943" text:class-names="" text:cond-style-name=""><text:span text:style-name="a939" text:class-names=""><text:s text:c="8"/></text:span><text:span text:style-name="a940" text:class-names="">nr_tempo_retirada</text:span><text:span text:style-name="a941" text:class-names=""><text:s text:c="1"/></text:span><text:span text:style-name="a942" text:class-names="">= nr_tempo_temp_gt_120</text:span></text:p>
            <text:p text:style-name="a945" text:class-names="" text:cond-style-name=""><text:span text:style-name="a944" text:class-names="">fim se</text:span></text:p>
          </draw:text-box>
          <svg:desc/>
        </draw:frame>
        <draw:frame draw:id="id100" draw:style-name="a953" draw:name="Text Box 3" svg:x="5.51215in" svg:y="6.24307in" svg:width="5.51215in" svg:height="2.02429in">
          <draw:text-box>
            <text:p text:style-name="a949" text:class-names="" text:cond-style-name=""><text:span text:style-name="a948" text:class-names="">O usuário fornece a temperatura de preparo e validamos para que esta não seja inferior a 1 grau.</text:span></text:p>
            <text:p text:style-name="a951" text:class-names="" text:cond-style-name=""><text:span text:style-name="a950" text:class-names="">Caso a temperatura seja válida, preenchemos o tempo de retirado, com base na temperatura e nos valores que preenchemos quando validamos a entrada do produto</text:span></text:p>
          </draw:text-box>
          <svg:desc/>
        </draw:frame>
        <draw:connector draw:type="standard" svg:x1="6.37153in" svg:y1="4.32899in" draw:start-shape="id99" draw:start-glue-point="1" svg:x2="8.26823in" svg:y2="6.24307in" draw:end-shape="id100" draw:end-glue-point="0" draw:id="id101" draw:style-name="a955" draw:name="Forma 7">
          <svg:desc/>
        </draw:connector>
        <presentation:notes draw:style-name="a961">
          <draw:frame draw:id="id102" draw:style-name="a958" draw:name="Rectangle 6" svg:x="4.81076in" svg:y="10.44965in" svg:width="3.6875in" svg:height="0.54861in">
            <draw:text-box>
              <text:p text:style-name="a957" text:class-names="" text:cond-style-name=""><text:span text:style-name="a956" text:class-names=""><text:page-number style:num-format="1" text:fixed="false"/></text:span></text:p>
            </draw:text-box>
            <svg:desc/>
          </draw:frame>
          <draw:page-thumbnail draw:page-number="5" svg:x="1.5in" svg:y="0.83507in" svg:width="5.5in" svg:height="4.125in" presentation:class="page" draw:id="id103" presentation:style-name="a959" draw:name="Rectangle 1">
            <svg:desc/>
          </draw:page-thumbnail>
          <draw:frame draw:id="id104" presentation:style-name="a960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6" draw:style-name="a963" draw:master-page-name="Master1-Layout6-titleOnly-Somente-título" presentation:presentation-page-layout-name="Master1-PPL6">
        <draw:frame draw:id="id105" presentation:style-name="a974" draw:name="Rectangle 1" svg:x="0.90625in" svg:y="0.79167in" svg:width="9.13368in" svg:height="1.36806in" presentation:class="title" presentation:placeholder="false">
          <draw:text-box>
            <text:p text:style-name="a973" text:class-names="" text:cond-style-name=""><text:span text:style-name="a964" text:class-names="">Entrada</text:span><text:span text:style-name="a965" text:class-names=""> e<text:s text:c="1"/></text:span><text:span text:style-name="a966" text:class-names="">validação</text:span><text:span text:style-name="a967" text:class-names=""><text:s text:c="1"/></text:span><text:span text:style-name="a968" text:class-names="">da</text:span><text:span text:style-name="a969" text:class-names=""><text:s text:c="1"/></text:span><text:span text:style-name="a970" text:class-names="">data de<text:s text:c="1"/></text:span><text:span text:style-name="a971" text:class-names="">entrada</text:span><text:span text:style-name="a972" text:class-names=""> (I)</text:span></text:p>
          </draw:text-box>
          <svg:desc/>
        </draw:frame>
        <draw:frame draw:id="id106" draw:style-name="a1009" draw:name="Text Box 2" svg:x="0in" svg:y="2.49304in" svg:width="10.27781in" svg:height="1.87501in">
          <draw:text-box>
            <text:p text:style-name="a978" text:class-names="" text:cond-style-name=""><text:span text:style-name="a975" text:class-names="">.</text:span><text:span text:style-name="a976" text:class-names="">data_entrada</text:span><text:span text:style-name="a977" text:class-names=""/></text:p>
            <text:p text:style-name="a988" text:class-names="" text:cond-style-name=""><text:span text:style-name="a979" text:class-names="">entrar('Data<text:s text:c="1"/></text:span><text:span text:style-name="a980" text:class-names="">enfornamento</text:span><text:span text:style-name="a981" text:class-names="">: '<text:s text:c="1"/></text:span><text:span text:style-name="a982" text:class-names="">nr_dia_entrada</text:span><text:span text:style-name="a983" text:class-names=""> '/'<text:s text:c="1"/></text:span><text:span text:style-name="a984" text:class-names="">nr_mes_entrada</text:span><text:span text:style-name="a985" text:class-names=""> '/'<text:s text:c="1"/></text:span><text:span text:style-name="a986" text:class-names="">nr_ano_entrada</text:span><text:span text:style-name="a987" text:class-names="">)</text:span></text:p>
            <text:p text:style-name="a990" text:class-names="" text:cond-style-name=""><text:span text:style-name="a989" text:class-names=""/></text:p>
            <text:p text:style-name="a994" text:class-names="" text:cond-style-name=""><text:span text:style-name="a991" text:class-names="">se<text:s text:c="1"/></text:span><text:span text:style-name="a992" text:class-names="">nr_ano_entrada</text:span><text:span text:style-name="a993" text:class-names=""> &lt; 0</text:span></text:p>
            <text:p text:style-name="a997" text:class-names="" text:cond-style-name=""><text:span text:style-name="a995" text:class-names=""><text:s text:c="4"/>então</text:span><text:span text:style-name="a996" text:class-names=""/></text:p>
            <text:p text:style-name="a1000" text:class-names="" text:cond-style-name=""><text:span text:style-name="a998" text:class-names=""><text:s text:c="8"/>mostrar</text:span><text:span text:style-name="a999" text:class-names="">('Ano não pode ser negativo!')</text:span></text:p>
            <text:p text:style-name="a1005" text:class-names="" text:cond-style-name=""><text:span text:style-name="a1001" text:class-names=""><text:s text:c="8"/>vá<text:s text:c="1"/></text:span><text:span text:style-name="a1002" text:class-names="">para .</text:span><text:span text:style-name="a1003" text:class-names="">data_entrada</text:span><text:span text:style-name="a1004" text:class-names=""/></text:p>
            <text:p text:style-name="a1007" text:class-names="" text:cond-style-name=""><text:span text:style-name="a1006" text:class-names="">fim se</text:span></text:p>
          </draw:text-box>
          <svg:desc/>
        </draw:frame>
        <draw:frame draw:id="id107" draw:style-name="a1013" draw:name="Text Box 3" svg:x="5in" svg:y="3.8993in" svg:width="6.02431in" svg:height="1.22049in">
          <draw:text-box>
            <text:p text:style-name="a1011" text:class-names="" text:cond-style-name=""><text:span text:style-name="a1010" text:class-names="">O usuário fornece a data de entrada do produto no forno e iniciamos o processo de validação verificando se o ano não é negativo.</text:span></text:p>
          </draw:text-box>
          <svg:desc/>
        </draw:frame>
        <presentation:notes draw:style-name="a1019">
          <draw:frame draw:id="id108" draw:style-name="a1016" draw:name="Rectangle 6" svg:x="4.81076in" svg:y="10.44965in" svg:width="3.6875in" svg:height="0.54861in">
            <draw:text-box>
              <text:p text:style-name="a1015" text:class-names="" text:cond-style-name=""><text:span text:style-name="a1014" text:class-names=""><text:page-number style:num-format="1" text:fixed="false"/></text:span></text:p>
            </draw:text-box>
            <svg:desc/>
          </draw:frame>
          <draw:page-thumbnail draw:page-number="6" svg:x="1.5in" svg:y="0.83507in" svg:width="5.5in" svg:height="4.125in" presentation:class="page" draw:id="id109" presentation:style-name="a1017" draw:name="Rectangle 1">
            <svg:desc/>
          </draw:page-thumbnail>
          <draw:frame draw:id="id110" presentation:style-name="a1018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7" draw:style-name="a1021" draw:master-page-name="Master1-Layout6-titleOnly-Somente-título" presentation:presentation-page-layout-name="Master1-PPL6">
        <draw:frame draw:id="id111" presentation:style-name="a1032" draw:name="Rectangle 1" svg:x="0.90625in" svg:y="0.79167in" svg:width="9.13368in" svg:height="1.36806in" presentation:class="title" presentation:placeholder="false">
          <draw:text-box>
            <text:p text:style-name="a1031" text:class-names="" text:cond-style-name=""><text:span text:style-name="a1022" text:class-names="">Entrada</text:span><text:span text:style-name="a1023" text:class-names=""> e<text:s text:c="1"/></text:span><text:span text:style-name="a1024" text:class-names="">validação</text:span><text:span text:style-name="a1025" text:class-names=""><text:s text:c="1"/></text:span><text:span text:style-name="a1026" text:class-names="">da</text:span><text:span text:style-name="a1027" text:class-names=""><text:s text:c="1"/></text:span><text:span text:style-name="a1028" text:class-names="">data de<text:s text:c="1"/></text:span><text:span text:style-name="a1029" text:class-names="">entrada</text:span><text:span text:style-name="a1030" text:class-names=""> (II)</text:span></text:p>
          </draw:text-box>
          <svg:desc/>
        </draw:frame>
        <draw:frame draw:id="id112" draw:style-name="a1130" draw:name="Text Box 2" svg:x="0in" svg:y="2.49304in" svg:width="5.43403in" svg:height="5.23441in">
          <draw:text-box>
            <text:p text:style-name="a1038" text:class-names="" text:cond-style-name=""><text:span text:style-name="a1033" text:class-names="">se<text:s text:c="1"/></text:span><text:span text:style-name="a1034" text:class-names="">nr_mes_entrada</text:span><text:span text:style-name="a1035" text:class-names=""> &lt; 1 ou<text:s text:c="1"/></text:span><text:span text:style-name="a1036" text:class-names="">nr_mes_entrada</text:span><text:span text:style-name="a1037" text:class-names=""> &gt; 12</text:span></text:p>
            <text:p text:style-name="a1041" text:class-names="" text:cond-style-name=""><text:span text:style-name="a1039" text:class-names=""><text:s text:c="4"/>então</text:span><text:span text:style-name="a1040" text:class-names=""/></text:p>
            <text:p text:style-name="a1044" text:class-names="" text:cond-style-name=""><text:span text:style-name="a1042" text:class-names=""><text:s text:c="8"/>mostrar</text:span><text:span text:style-name="a1043" text:class-names="">('Mês incorreto!')</text:span></text:p>
            <text:p text:style-name="a1049" text:class-names="" text:cond-style-name=""><text:span text:style-name="a1045" text:class-names=""><text:s text:c="8"/>vá<text:s text:c="1"/></text:span><text:span text:style-name="a1046" text:class-names="">para .</text:span><text:span text:style-name="a1047" text:class-names="">data_entrada</text:span><text:span text:style-name="a1048" text:class-names=""/></text:p>
            <text:p text:style-name="a1053" text:class-names="" text:cond-style-name=""><text:span text:style-name="a1050" text:class-names="">senão se<text:s text:c="1"/></text:span><text:span text:style-name="a1051" text:class-names="">nr_mes_entrada</text:span><text:span text:style-name="a1052" text:class-names=""> == 2</text:span></text:p>
            <text:p text:style-name="a1057" text:class-names="" text:cond-style-name=""><text:span text:style-name="a1054" text:class-names=""><text:s text:c="4"/>se<text:s text:c="1"/></text:span><text:span text:style-name="a1055" text:class-names="">nr_ano_entrada</text:span><text:span text:style-name="a1056" text:class-names=""> % 4 == 0</text:span></text:p>
            <text:p text:style-name="a1060" text:class-names="" text:cond-style-name=""><text:span text:style-name="a1058" text:class-names=""><text:s text:c="8"/>então</text:span><text:span text:style-name="a1059" text:class-names=""/></text:p>
            <text:p text:style-name="a1065" text:class-names="" text:cond-style-name=""><text:span text:style-name="a1061" text:class-names=""><text:s text:c="12"/></text:span><text:span text:style-name="a1062" text:class-names="">nr_dia_limite</text:span><text:span text:style-name="a1063" text:class-names=""><text:s text:c="1"/></text:span><text:span text:style-name="a1064" text:class-names="">= 29</text:span></text:p>
            <text:p text:style-name="a1068" text:class-names="" text:cond-style-name=""><text:span text:style-name="a1066" text:class-names=""><text:s text:c="8"/>senão</text:span><text:span text:style-name="a1067" text:class-names=""/></text:p>
            <text:p text:style-name="a1073" text:class-names="" text:cond-style-name=""><text:span text:style-name="a1069" text:class-names=""><text:s text:c="12"/></text:span><text:span text:style-name="a1070" text:class-names="">nr_dia_limite</text:span><text:span text:style-name="a1071" text:class-names=""><text:s text:c="1"/></text:span><text:span text:style-name="a1072" text:class-names="">= 28</text:span></text:p>
            <text:p text:style-name="a1076" text:class-names="" text:cond-style-name=""><text:span text:style-name="a1074" text:class-names=""><text:s text:c="4"/>fim<text:s text:c="1"/></text:span><text:span text:style-name="a1075" text:class-names="">se</text:span></text:p>
            <text:p text:style-name="a1084" text:class-names="" text:cond-style-name=""><text:span text:style-name="a1077" text:class-names="">senão se<text:s text:c="1"/></text:span><text:span text:style-name="a1078" text:class-names="">nr_mes_entrada</text:span><text:span text:style-name="a1079" text:class-names=""> == 1 |</text:span><text:span text:style-name="a1080" text:class-names="">|</text:span><text:span text:style-name="a1081" text:class-names=""><text:s text:c="1"/></text:span><text:span text:style-name="a1082" text:class-names="">nr_mes_entrada</text:span><text:span text:style-name="a1083" text:class-names=""> == 3</text:span></text:p>
            <text:p text:style-name="a1094" text:class-names="" text:cond-style-name=""><text:span text:style-name="a1085" text:class-names=""><text:s text:c="8"/>|</text:span><text:span text:style-name="a1086" text:class-names="">|</text:span><text:span text:style-name="a1087" text:class-names=""><text:s text:c="1"/></text:span><text:span text:style-name="a1088" text:class-names="">nr_mes_entrada</text:span><text:span text:style-name="a1089" text:class-names=""> == 5 |</text:span><text:span text:style-name="a1090" text:class-names="">|</text:span><text:span text:style-name="a1091" text:class-names=""><text:s text:c="1"/></text:span><text:span text:style-name="a1092" text:class-names="">nr_mes_entrada</text:span><text:span text:style-name="a1093" text:class-names=""> == 7</text:span></text:p>
            <text:p text:style-name="a1104" text:class-names="" text:cond-style-name=""><text:span text:style-name="a1095" text:class-names=""><text:s text:c="8"/>|</text:span><text:span text:style-name="a1096" text:class-names="">|</text:span><text:span text:style-name="a1097" text:class-names=""><text:s text:c="1"/></text:span><text:span text:style-name="a1098" text:class-names="">nr_mes_entrada</text:span><text:span text:style-name="a1099" text:class-names=""> == 8 |</text:span><text:span text:style-name="a1100" text:class-names="">|</text:span><text:span text:style-name="a1101" text:class-names=""><text:s text:c="1"/></text:span><text:span text:style-name="a1102" text:class-names="">nr_mes_entrada</text:span><text:span text:style-name="a1103" text:class-names=""> == 11</text:span></text:p>
            <text:p text:style-name="a1110" text:class-names="" text:cond-style-name=""><text:span text:style-name="a1105" text:class-names=""><text:s text:c="8"/>|</text:span><text:span text:style-name="a1106" text:class-names="">|</text:span><text:span text:style-name="a1107" text:class-names=""><text:s text:c="1"/></text:span><text:span text:style-name="a1108" text:class-names="">nr_mes_entrada</text:span><text:span text:style-name="a1109" text:class-names=""> == 12</text:span></text:p>
            <text:p text:style-name="a1113" text:class-names="" text:cond-style-name=""><text:span text:style-name="a1111" text:class-names=""><text:s text:c="4"/>então</text:span><text:span text:style-name="a1112" text:class-names=""/></text:p>
            <text:p text:style-name="a1118" text:class-names="" text:cond-style-name=""><text:span text:style-name="a1114" text:class-names=""><text:s text:c="8"/></text:span><text:span text:style-name="a1115" text:class-names="">nr_dia_limite</text:span><text:span text:style-name="a1116" text:class-names=""><text:s text:c="1"/></text:span><text:span text:style-name="a1117" text:class-names="">= 31</text:span></text:p>
            <text:p text:style-name="a1121" text:class-names="" text:cond-style-name=""><text:span text:style-name="a1119" text:class-names=""><text:s text:c="4"/>senão</text:span><text:span text:style-name="a1120" text:class-names=""/></text:p>
            <text:p text:style-name="a1126" text:class-names="" text:cond-style-name=""><text:span text:style-name="a1122" text:class-names=""><text:s text:c="8"/></text:span><text:span text:style-name="a1123" text:class-names="">nr_dia_limite</text:span><text:span text:style-name="a1124" text:class-names=""><text:s text:c="1"/></text:span><text:span text:style-name="a1125" text:class-names="">= 30</text:span></text:p>
            <text:p text:style-name="a1128" text:class-names="" text:cond-style-name=""><text:span text:style-name="a1127" text:class-names="">fim se</text:span></text:p>
          </draw:text-box>
          <svg:desc/>
        </draw:frame>
        <draw:frame draw:id="id113" draw:style-name="a1136" draw:name="Text Box 3" svg:x="5.74653in" svg:y="2.49304in" svg:width="5.27778in" svg:height="2.10939in">
          <draw:text-box>
            <text:p text:style-name="a1132" text:class-names="" text:cond-style-name=""><text:span text:style-name="a1131" text:class-names="">Continuamos a validação da data, verificando se o mês é valido.</text:span></text:p>
            <text:p text:style-name="a1134" text:class-names="" text:cond-style-name=""><text:span text:style-name="a1133" text:class-names="">Caso o mês esteja ok, preenchemos o último dia do mês, deve-se notar o mês de fevereiro, para verificar se o ano é bissexto, obtemos o resto da divisão do ano por 4 (ano % 4) e avaliamos se este é igual a zero.</text:span></text:p>
          </draw:text-box>
          <svg:desc/>
        </draw:frame>
        <draw:connector draw:type="standard" svg:x1="5.43403in" svg:y1="5.11025in" draw:start-shape="id112" draw:start-glue-point="1" svg:x2="8.38542in" svg:y2="4.60243in" draw:end-shape="id113" draw:end-glue-point="2" draw:id="id114" draw:style-name="a1138" draw:name="Forma 7">
          <svg:desc/>
        </draw:connector>
        <presentation:notes draw:style-name="a1144">
          <draw:frame draw:id="id115" draw:style-name="a1141" draw:name="Rectangle 6" svg:x="4.81076in" svg:y="10.44965in" svg:width="3.6875in" svg:height="0.54861in">
            <draw:text-box>
              <text:p text:style-name="a1140" text:class-names="" text:cond-style-name=""><text:span text:style-name="a1139" text:class-names=""><text:page-number style:num-format="1" text:fixed="false"/></text:span></text:p>
            </draw:text-box>
            <svg:desc/>
          </draw:frame>
          <draw:page-thumbnail draw:page-number="7" svg:x="1.5in" svg:y="0.83507in" svg:width="5.5in" svg:height="4.125in" presentation:class="page" draw:id="id116" presentation:style-name="a1142" draw:name="Rectangle 1">
            <svg:desc/>
          </draw:page-thumbnail>
          <draw:frame draw:id="id117" presentation:style-name="a1143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8" draw:style-name="a1146" draw:master-page-name="Master1-Layout6-titleOnly-Somente-título" presentation:presentation-page-layout-name="Master1-PPL6">
        <draw:frame draw:id="id118" presentation:style-name="a1157" draw:name="Rectangle 1" svg:x="0.90625in" svg:y="0.79167in" svg:width="9.13368in" svg:height="1.36806in" presentation:class="title" presentation:placeholder="false">
          <draw:text-box>
            <text:p text:style-name="a1156" text:class-names="" text:cond-style-name=""><text:span text:style-name="a1147" text:class-names="">Entrada</text:span><text:span text:style-name="a1148" text:class-names=""> e<text:s text:c="1"/></text:span><text:span text:style-name="a1149" text:class-names="">validação</text:span><text:span text:style-name="a1150" text:class-names=""><text:s text:c="1"/></text:span><text:span text:style-name="a1151" text:class-names="">da</text:span><text:span text:style-name="a1152" text:class-names=""><text:s text:c="1"/></text:span><text:span text:style-name="a1153" text:class-names="">data de<text:s text:c="1"/></text:span><text:span text:style-name="a1154" text:class-names="">entrada</text:span><text:span text:style-name="a1155" text:class-names=""> (III)</text:span></text:p>
          </draw:text-box>
          <svg:desc/>
        </draw:frame>
        <draw:frame draw:id="id119" draw:style-name="a1180" draw:name="Text Box 2" svg:x="0in" svg:y="2.48958in" svg:width="7.23091in" svg:height="1.25in">
          <draw:text-box>
            <text:p text:style-name="a1165" text:class-names="" text:cond-style-name=""><text:span text:style-name="a1158" text:class-names="">se<text:s text:c="1"/></text:span><text:span text:style-name="a1159" text:class-names="">nr_dia_entrada</text:span><text:span text:style-name="a1160" text:class-names=""> &lt; 1 ou<text:s text:c="1"/></text:span><text:span text:style-name="a1161" text:class-names="">nr_dia_entrada</text:span><text:span text:style-name="a1162" text:class-names=""> &gt;<text:s text:c="1"/></text:span><text:span text:style-name="a1163" text:class-names="">nr_dia_limite</text:span><text:span text:style-name="a1164" text:class-names=""/></text:p>
            <text:p text:style-name="a1168" text:class-names="" text:cond-style-name=""><text:span text:style-name="a1166" text:class-names=""><text:s text:c="4"/>então</text:span><text:span text:style-name="a1167" text:class-names=""/></text:p>
            <text:p text:style-name="a1171" text:class-names="" text:cond-style-name=""><text:span text:style-name="a1169" text:class-names=""><text:s text:c="8"/>mostrar</text:span><text:span text:style-name="a1170" text:class-names="">('Dia inválido!')</text:span></text:p>
            <text:p text:style-name="a1176" text:class-names="" text:cond-style-name=""><text:span text:style-name="a1172" text:class-names=""><text:s text:c="8"/>vá<text:s text:c="1"/></text:span><text:span text:style-name="a1173" text:class-names="">para .</text:span><text:span text:style-name="a1174" text:class-names="">data_entrada</text:span><text:span text:style-name="a1175" text:class-names=""/></text:p>
            <text:p text:style-name="a1178" text:class-names="" text:cond-style-name=""><text:span text:style-name="a1177" text:class-names="">fim se</text:span></text:p>
          </draw:text-box>
          <svg:desc/>
        </draw:frame>
        <draw:frame draw:id="id120" draw:style-name="a1184" draw:name="Text Box 3" svg:x="5in" svg:y="3.8993in" svg:width="6.02431in" svg:height="0.93924in">
          <draw:text-box>
            <text:p text:style-name="a1182" text:class-names="" text:cond-style-name=""><text:span text:style-name="a1181" text:class-names="">Por fim verificamos se o dia está dentro dos limites, ou seja é &gt;= 1 e &lt;= último dia do mês, obtido no passo anterior.</text:span></text:p>
          </draw:text-box>
          <svg:desc/>
        </draw:frame>
        <draw:connector draw:type="standard" svg:x1="7.23091in" svg:y1="3.11458in" draw:start-shape="id119" draw:start-glue-point="1" svg:x2="8.01215in" svg:y2="3.8993in" draw:end-shape="id120" draw:end-glue-point="0" draw:id="id121" draw:style-name="a1186" draw:name="Forma 7">
          <svg:desc/>
        </draw:connector>
        <presentation:notes draw:style-name="a1192">
          <draw:frame draw:id="id122" draw:style-name="a1189" draw:name="Rectangle 6" svg:x="4.81076in" svg:y="10.44965in" svg:width="3.6875in" svg:height="0.54861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desc/>
          </draw:frame>
          <draw:page-thumbnail draw:page-number="8" svg:x="1.5in" svg:y="0.83507in" svg:width="5.5in" svg:height="4.125in" presentation:class="page" draw:id="id123" presentation:style-name="a1190" draw:name="Rectangle 1">
            <svg:desc/>
          </draw:page-thumbnail>
          <draw:frame draw:id="id124" presentation:style-name="a1191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9" draw:style-name="a1194" draw:master-page-name="Master1-Layout6-titleOnly-Somente-título" presentation:presentation-page-layout-name="Master1-PPL6">
        <draw:frame draw:id="id125" presentation:style-name="a1197" draw:name="Rectangle 1" svg:x="0.90625in" svg:y="0.79167in" svg:width="9.13368in" svg:height="1.36806in" presentation:class="title" presentation:placeholder="false">
          <draw:text-box>
            <text:p text:style-name="a1196" text:class-names="" text:cond-style-name=""><text:span text:style-name="a1195" text:class-names="">Entrada e validação da hora de entrada</text:span></text:p>
          </draw:text-box>
          <svg:desc/>
        </draw:frame>
        <draw:frame draw:id="id126" draw:style-name="a1249" draw:name="Text Box 2" svg:x="0in" svg:y="2.49304in" svg:width="7.93404in" svg:height="2.75in">
          <draw:text-box>
            <text:p text:style-name="a1201" text:class-names="" text:cond-style-name=""><text:span text:style-name="a1198" text:class-names="">.</text:span><text:span text:style-name="a1199" text:class-names="">hora_entrada</text:span><text:span text:style-name="a1200" text:class-names=""/></text:p>
            <text:p text:style-name="a1209" text:class-names="" text:cond-style-name=""><text:span text:style-name="a1202" text:class-names="">entrar('Hora<text:s text:c="1"/></text:span><text:span text:style-name="a1203" text:class-names="">enfornamento</text:span><text:span text:style-name="a1204" text:class-names="">: '<text:s text:c="1"/></text:span><text:span text:style-name="a1205" text:class-names="">nr_hora_entrada</text:span><text:span text:style-name="a1206" text:class-names=""> ':'<text:s text:c="1"/></text:span><text:span text:style-name="a1207" text:class-names="">nr_min_entrada</text:span><text:span text:style-name="a1208" text:class-names="">)</text:span></text:p>
            <text:p text:style-name="a1211" text:class-names="" text:cond-style-name=""><text:span text:style-name="a1210" text:class-names=""/></text:p>
            <text:p text:style-name="a1217" text:class-names="" text:cond-style-name=""><text:span text:style-name="a1212" text:class-names="">se<text:s text:c="1"/></text:span><text:span text:style-name="a1213" text:class-names="">nr_hora_entrada</text:span><text:span text:style-name="a1214" text:class-names=""> &lt; 0 ou<text:s text:c="1"/></text:span><text:span text:style-name="a1215" text:class-names="">nr_hora_entrada</text:span><text:span text:style-name="a1216" text:class-names=""> &gt; 23</text:span></text:p>
            <text:p text:style-name="a1220" text:class-names="" text:cond-style-name=""><text:span text:style-name="a1218" text:class-names=""><text:s text:c="4"/>então</text:span><text:span text:style-name="a1219" text:class-names=""/></text:p>
            <text:p text:style-name="a1223" text:class-names="" text:cond-style-name=""><text:span text:style-name="a1221" text:class-names=""><text:s text:c="8"/>mostra</text:span><text:span text:style-name="a1222" text:class-names="">('Hora inválida!')</text:span></text:p>
            <text:p text:style-name="a1228" text:class-names="" text:cond-style-name=""><text:span text:style-name="a1224" text:class-names=""><text:s text:c="8"/>vá<text:s text:c="1"/></text:span><text:span text:style-name="a1225" text:class-names="">para .</text:span><text:span text:style-name="a1226" text:class-names="">hora_entrada</text:span><text:span text:style-name="a1227" text:class-names=""/></text:p>
            <text:p text:style-name="a1234" text:class-names="" text:cond-style-name=""><text:span text:style-name="a1229" text:class-names="">senão se<text:s text:c="1"/></text:span><text:span text:style-name="a1230" text:class-names="">nr_min_entrada</text:span><text:span text:style-name="a1231" text:class-names=""> &lt; 0 ou<text:s text:c="1"/></text:span><text:span text:style-name="a1232" text:class-names="">nr_min_entrada</text:span><text:span text:style-name="a1233" text:class-names=""> &gt; 59</text:span></text:p>
            <text:p text:style-name="a1237" text:class-names="" text:cond-style-name=""><text:span text:style-name="a1235" text:class-names=""><text:s text:c="4"/>então</text:span><text:span text:style-name="a1236" text:class-names=""/></text:p>
            <text:p text:style-name="a1240" text:class-names="" text:cond-style-name=""><text:span text:style-name="a1238" text:class-names=""><text:s text:c="8"/>mostra</text:span><text:span text:style-name="a1239" text:class-names="">('Minuto inválido!')</text:span></text:p>
            <text:p text:style-name="a1245" text:class-names="" text:cond-style-name=""><text:span text:style-name="a1241" text:class-names=""><text:s text:c="8"/>vá<text:s text:c="1"/></text:span><text:span text:style-name="a1242" text:class-names="">para .</text:span><text:span text:style-name="a1243" text:class-names="">hora_entrada</text:span><text:span text:style-name="a1244" text:class-names=""/></text:p>
            <text:p text:style-name="a1247" text:class-names="" text:cond-style-name=""><text:span text:style-name="a1246" text:class-names="">fim se</text:span></text:p>
          </draw:text-box>
          <svg:desc/>
        </draw:frame>
        <draw:frame draw:id="id127" draw:style-name="a1253" draw:name="Text Box 3" svg:x="5in" svg:y="5.46181in" svg:width="6.02431in" svg:height="1.22049in">
          <draw:text-box>
            <text:p text:style-name="a1251" text:class-names="" text:cond-style-name=""><text:span text:style-name="a1250" text:class-names="">Após o usuário entrar a hora e minuto de entrada do produto, verificamos se a hora e o minuto são válidos, por meio de condições 'se não'.</text:span></text:p>
          </draw:text-box>
          <svg:desc/>
        </draw:frame>
        <presentation:notes draw:style-name="a1259">
          <draw:frame draw:id="id128" draw:style-name="a1256" draw:name="Rectangle 6" svg:x="4.81076in" svg:y="10.44965in" svg:width="3.6875in" svg:height="0.54861in">
            <draw:text-box>
              <text:p text:style-name="a1255" text:class-names="" text:cond-style-name=""><text:span text:style-name="a1254" text:class-names=""><text:page-number style:num-format="1" text:fixed="false"/></text:span></text:p>
            </draw:text-box>
            <svg:desc/>
          </draw:frame>
          <draw:page-thumbnail draw:page-number="9" svg:x="1.5in" svg:y="0.83507in" svg:width="5.5in" svg:height="4.125in" presentation:class="page" draw:id="id129" presentation:style-name="a1257" draw:name="Rectangle 1">
            <svg:desc/>
          </draw:page-thumbnail>
          <draw:frame draw:id="id130" presentation:style-name="a1258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10" draw:style-name="a1261" draw:master-page-name="Master1-Layout6-titleOnly-Somente-título" presentation:presentation-page-layout-name="Master1-PPL6">
        <draw:frame draw:id="id131" presentation:style-name="a1264" draw:name="Rectangle 1" svg:x="0.90625in" svg:y="0.79167in" svg:width="9.13368in" svg:height="1.36806in" presentation:class="title" presentation:placeholder="false">
          <draw:text-box>
            <text:p text:style-name="a1263" text:class-names="" text:cond-style-name=""><text:span text:style-name="a1262" text:class-names="">Igualar variáveis de entrada e retirada</text:span></text:p>
          </draw:text-box>
          <svg:desc/>
        </draw:frame>
        <draw:frame draw:id="id132" draw:style-name="a1291" draw:name="Text Box 2" svg:x="0in" svg:y="2.49304in" svg:width="4.7309in" svg:height="1.49826in">
          <draw:text-box>
            <text:p text:style-name="a1269" text:class-names="" text:cond-style-name=""><text:span text:style-name="a1265" text:class-names="">nr_ano_retirada</text:span><text:span text:style-name="a1266" text:class-names=""> =<text:s text:c="1"/></text:span><text:span text:style-name="a1267" text:class-names="">nr_ano_entrada</text:span><text:span text:style-name="a1268" text:class-names=""/></text:p>
            <text:p text:style-name="a1274" text:class-names="" text:cond-style-name=""><text:span text:style-name="a1270" text:class-names="">nr_mes_retirada</text:span><text:span text:style-name="a1271" text:class-names=""> =<text:s text:c="1"/></text:span><text:span text:style-name="a1272" text:class-names="">nr_mes_entrada</text:span><text:span text:style-name="a1273" text:class-names=""/></text:p>
            <text:p text:style-name="a1279" text:class-names="" text:cond-style-name=""><text:span text:style-name="a1275" text:class-names="">nr_dia_retirada</text:span><text:span text:style-name="a1276" text:class-names=""> =<text:s text:c="1"/></text:span><text:span text:style-name="a1277" text:class-names="">nr_dia_entrada</text:span><text:span text:style-name="a1278" text:class-names=""/></text:p>
            <text:p text:style-name="a1284" text:class-names="" text:cond-style-name=""><text:span text:style-name="a1280" text:class-names="">nr_hora_retirada</text:span><text:span text:style-name="a1281" text:class-names=""> =<text:s text:c="1"/></text:span><text:span text:style-name="a1282" text:class-names="">nr_hora_entrada</text:span><text:span text:style-name="a1283" text:class-names=""/></text:p>
            <text:p text:style-name="a1289" text:class-names="" text:cond-style-name=""><text:span text:style-name="a1285" text:class-names="">nr_min_retirada</text:span><text:span text:style-name="a1286" text:class-names=""> =<text:s text:c="1"/></text:span><text:span text:style-name="a1287" text:class-names="">nr_min_entrada</text:span><text:span text:style-name="a1288" text:class-names=""/></text:p>
          </draw:text-box>
          <svg:desc/>
        </draw:frame>
        <draw:frame draw:id="id133" draw:style-name="a1295" draw:name="Text Box 3" svg:x="5in" svg:y="2.64929in" svg:width="6.02431in" svg:height="0.93751in">
          <draw:text-box>
            <text:p text:style-name="a1293" text:class-names="" text:cond-style-name=""><text:span text:style-name="a1292" text:class-names="">Igualamos a data e hora de retirada com os valores de entrada para que possamos começar o processo de adicionar o tempo de retirada.</text:span></text:p>
          </draw:text-box>
          <svg:desc/>
        </draw:frame>
        <draw:connector draw:type="line" svg:x1="4.7309in" svg:y1="3.24218in" draw:start-shape="id132" draw:start-glue-point="1" svg:x2="5in" svg:y2="3.11805in" draw:end-shape="id133" draw:end-glue-point="3" draw:id="id134" draw:style-name="a1297" draw:name="Conector de seta reta 7">
          <svg:desc/>
        </draw:connector>
        <presentation:notes draw:style-name="a1303">
          <draw:frame draw:id="id135" draw:style-name="a1300" draw:name="Rectangle 6" svg:x="4.81076in" svg:y="10.44965in" svg:width="3.6875in" svg:height="0.54861in">
            <draw:text-box>
              <text:p text:style-name="a1299" text:class-names="" text:cond-style-name=""><text:span text:style-name="a1298" text:class-names=""><text:page-number style:num-format="1" text:fixed="false"/></text:span></text:p>
            </draw:text-box>
            <svg:desc/>
          </draw:frame>
          <draw:page-thumbnail draw:page-number="10" svg:x="1.5in" svg:y="0.83507in" svg:width="5.5in" svg:height="4.125in" presentation:class="page" draw:id="id136" presentation:style-name="a1301" draw:name="Rectangle 1">
            <svg:desc/>
          </draw:page-thumbnail>
          <draw:frame draw:id="id137" presentation:style-name="a1302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11" draw:style-name="a1305" draw:master-page-name="Master1-Layout6-titleOnly-Somente-título" presentation:presentation-page-layout-name="Master1-PPL6">
        <draw:frame draw:id="id138" presentation:style-name="a1308" draw:name="Rectangle 1" svg:x="0.90625in" svg:y="0.79167in" svg:width="9.13368in" svg:height="1.36806in" presentation:class="title" presentation:placeholder="false">
          <draw:text-box>
            <text:p text:style-name="a1307" text:class-names="" text:cond-style-name=""><text:span text:style-name="a1306" text:class-names="">Adicionar o tempo de retirada a data/hora de retirada (I)</text:span></text:p>
          </draw:text-box>
          <svg:desc/>
        </draw:frame>
        <draw:frame draw:id="id139" draw:style-name="a1363" draw:name="Text Box 2" svg:x="0in" svg:y="2.49304in" svg:width="9.26218in" svg:height="2.96877in">
          <draw:text-box>
            <text:p text:style-name="a1312" text:class-names="" text:cond-style-name=""><text:span text:style-name="a1309" text:class-names="">enquanto<text:s text:c="1"/></text:span><text:span text:style-name="a1310" text:class-names="">nr_tempo_retirada</text:span><text:span text:style-name="a1311" text:class-names=""> &gt;= 0</text:span></text:p>
            <text:p text:style-name="a1315" text:class-names="" text:cond-style-name=""><text:span text:style-name="a1313" text:class-names=""><text:s text:c="4"/></text:span><text:span text:style-name="a1314" text:class-names=""/></text:p>
            <text:p text:style-name="a1319" text:class-names="" text:cond-style-name=""><text:span text:style-name="a1316" text:class-names=""><text:s text:c="4"/>se<text:s text:c="1"/></text:span><text:span text:style-name="a1317" text:class-names="">nr_min_retirada</text:span><text:span text:style-name="a1318" text:class-names=""> &gt; 59</text:span></text:p>
            <text:p text:style-name="a1322" text:class-names="" text:cond-style-name=""><text:span text:style-name="a1320" text:class-names=""><text:s text:c="8"/>então</text:span><text:span text:style-name="a1321" text:class-names=""/></text:p>
            <text:p text:style-name="a1329" text:class-names="" text:cond-style-name=""><text:span text:style-name="a1323" text:class-names=""><text:s text:c="12"/></text:span><text:span text:style-name="a1324" text:class-names="">nr_hora_retirada</text:span><text:span text:style-name="a1325" text:class-names=""><text:s text:c="1"/></text:span><text:span text:style-name="a1326" text:class-names="">=<text:s text:c="1"/></text:span><text:span text:style-name="a1327" text:class-names="">nr_hora_retirada</text:span><text:span text:style-name="a1328" text:class-names=""> + 1</text:span></text:p>
            <text:p text:style-name="a1334" text:class-names="" text:cond-style-name=""><text:span text:style-name="a1330" text:class-names=""><text:s text:c="12"/></text:span><text:span text:style-name="a1331" text:class-names="">nr_min_retirada</text:span><text:span text:style-name="a1332" text:class-names=""><text:s text:c="1"/></text:span><text:span text:style-name="a1333" text:class-names="">= 0</text:span></text:p>
            <text:p text:style-name="a1337" text:class-names="" text:cond-style-name=""><text:span text:style-name="a1335" text:class-names=""><text:s text:c="4"/>fim<text:s text:c="1"/></text:span><text:span text:style-name="a1336" text:class-names="">se</text:span></text:p>
            <text:p text:style-name="a1339" text:class-names="" text:cond-style-name=""><text:span text:style-name="a1338" text:class-names=""/></text:p>
            <text:p text:style-name="a1343" text:class-names="" text:cond-style-name=""><text:span text:style-name="a1340" text:class-names=""><text:s text:c="4"/>se<text:s text:c="1"/></text:span><text:span text:style-name="a1341" text:class-names="">nr_hora_retirada</text:span><text:span text:style-name="a1342" text:class-names=""> &gt; 23</text:span></text:p>
            <text:p text:style-name="a1346" text:class-names="" text:cond-style-name=""><text:span text:style-name="a1344" text:class-names=""><text:s text:c="8"/>então</text:span><text:span text:style-name="a1345" text:class-names=""/></text:p>
            <text:p text:style-name="a1353" text:class-names="" text:cond-style-name=""><text:span text:style-name="a1347" text:class-names=""><text:s text:c="12"/></text:span><text:span text:style-name="a1348" text:class-names="">nr_dia_retirada</text:span><text:span text:style-name="a1349" text:class-names=""><text:s text:c="1"/></text:span><text:span text:style-name="a1350" text:class-names="">=<text:s text:c="1"/></text:span><text:span text:style-name="a1351" text:class-names="">nr_dia_retirada</text:span><text:span text:style-name="a1352" text:class-names=""> + 1</text:span></text:p>
            <text:p text:style-name="a1358" text:class-names="" text:cond-style-name=""><text:span text:style-name="a1354" text:class-names=""><text:s text:c="12"/></text:span><text:span text:style-name="a1355" text:class-names="">nr_hora_retirada</text:span><text:span text:style-name="a1356" text:class-names=""><text:s text:c="1"/></text:span><text:span text:style-name="a1357" text:class-names="">= 0</text:span></text:p>
            <text:p text:style-name="a1361" text:class-names="" text:cond-style-name=""><text:span text:style-name="a1359" text:class-names=""><text:s text:c="4"/>fim<text:s text:c="1"/></text:span><text:span text:style-name="a1360" text:class-names="">se</text:span></text:p>
          </draw:text-box>
          <svg:desc/>
        </draw:frame>
        <draw:frame draw:id="id140" draw:style-name="a1371" draw:name="Text Box 3" svg:x="5in" svg:y="5.61807in" svg:width="6.02431in" svg:height="2.6493in">
          <draw:text-box>
            <text:p text:style-name="a1365" text:class-names="" text:cond-style-name=""><text:span text:style-name="a1364" text:class-names="">Para adicionar o tempo de preparo (ou tempo de retirada) à data e hora de retirada, iniciamos um laço enquanto e avaliamos o tempo de retirada sendo maior ou igual a zero.</text:span></text:p>
            <text:p text:style-name="a1367" text:class-names="" text:cond-style-name=""><text:span text:style-name="a1366" text:class-names="">Dentro desse laço, verificamos se os minuto de retirada é maior que 59, e caso o seja, adicionamos 1 à hora da retirada e zeramos os minutos de retirada.</text:span></text:p>
            <text:p text:style-name="a1369" text:class-names="" text:cond-style-name=""><text:span text:style-name="a1368" text:class-names="">Caso a hora seja superior a 23, adicionamos 1 ao dia de retirada e zeramos a hora de retirada.</text:span></text:p>
          </draw:text-box>
          <svg:desc/>
        </draw:frame>
        <draw:connector draw:type="standard" svg:x1="5.55599in" svg:y1="6.01781in" draw:start-shape="id139" draw:start-glue-point="2" svg:x2="4.0751in" svg:y2="6.38672in" draw:end-shape="id140" draw:end-glue-point="3" draw:id="id141" draw:style-name="a1373" draw:transform="translate(-4.81554in -6.20226in) rotate(-1.5708) translate(4.81554in 6.20226in)" draw:name="Conector angulado 7">
          <svg:desc/>
        </draw:connector>
        <presentation:notes draw:style-name="a1379">
          <draw:frame draw:id="id142" draw:style-name="a1376" draw:name="Rectangle 6" svg:x="4.81076in" svg:y="10.44965in" svg:width="3.6875in" svg:height="0.54861in">
            <draw:text-box>
              <text:p text:style-name="a1375" text:class-names="" text:cond-style-name=""><text:span text:style-name="a1374" text:class-names=""><text:page-number style:num-format="1" text:fixed="false"/></text:span></text:p>
            </draw:text-box>
            <svg:desc/>
          </draw:frame>
          <draw:page-thumbnail draw:page-number="11" svg:x="1.5in" svg:y="0.83507in" svg:width="5.5in" svg:height="4.125in" presentation:class="page" draw:id="id143" presentation:style-name="a1377" draw:name="Rectangle 1">
            <svg:desc/>
          </draw:page-thumbnail>
          <draw:frame draw:id="id144" presentation:style-name="a1378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12" draw:style-name="a1381" draw:master-page-name="Master1-Layout6-titleOnly-Somente-título" presentation:presentation-page-layout-name="Master1-PPL6">
        <draw:frame draw:id="id145" presentation:style-name="a1384" draw:name="Rectangle 1" svg:x="0.90625in" svg:y="0.79167in" svg:width="9.13368in" svg:height="1.36806in" presentation:class="title" presentation:placeholder="false">
          <draw:text-box>
            <text:p text:style-name="a1383" text:class-names="" text:cond-style-name=""><text:span text:style-name="a1382" text:class-names="">Adicionar o tempo de retirada a data/hora de retirada (II)</text:span></text:p>
          </draw:text-box>
          <svg:desc/>
        </draw:frame>
        <draw:frame draw:id="id146" draw:style-name="a1503" draw:name="Text Box 2" svg:x="0in" svg:y="2.49304in" svg:width="9.18405in" svg:height="5.62504in">
          <draw:text-box>
            <text:p text:style-name="a1390" text:class-names="" text:cond-style-name=""><text:span text:style-name="a1385" text:class-names=""><text:s text:c="4"/>se<text:s text:c="1"/></text:span><text:span text:style-name="a1386" text:class-names="">nr_dia_retirada</text:span><text:span text:style-name="a1387" text:class-names=""> &gt;<text:s text:c="1"/></text:span><text:span text:style-name="a1388" text:class-names="">nr_dia_limite</text:span><text:span text:style-name="a1389" text:class-names=""/></text:p>
            <text:p text:style-name="a1393" text:class-names="" text:cond-style-name=""><text:span text:style-name="a1391" text:class-names=""><text:s text:c="8"/>então</text:span><text:span text:style-name="a1392" text:class-names=""/></text:p>
            <text:p text:style-name="a1400" text:class-names="" text:cond-style-name=""><text:span text:style-name="a1394" text:class-names=""><text:s text:c="12"/></text:span><text:span text:style-name="a1395" text:class-names="">nr_mes_retirada</text:span><text:span text:style-name="a1396" text:class-names=""><text:s text:c="1"/></text:span><text:span text:style-name="a1397" text:class-names="">=<text:s text:c="1"/></text:span><text:span text:style-name="a1398" text:class-names="">nr_mes_retirada</text:span><text:span text:style-name="a1399" text:class-names=""> + 1</text:span></text:p>
            <text:p text:style-name="a1405" text:class-names="" text:cond-style-name=""><text:span text:style-name="a1401" text:class-names=""><text:s text:c="12"/></text:span><text:span text:style-name="a1402" text:class-names="">nr_dia_retirada</text:span><text:span text:style-name="a1403" text:class-names=""><text:s text:c="1"/></text:span><text:span text:style-name="a1404" text:class-names="">= 1</text:span></text:p>
            <text:p text:style-name="a1407" text:class-names="" text:cond-style-name=""><text:span text:style-name="a1406" text:class-names=""/></text:p>
            <text:p text:style-name="a1411" text:class-names="" text:cond-style-name=""><text:span text:style-name="a1408" text:class-names=""><text:s text:c="12"/>se<text:s text:c="1"/></text:span><text:span text:style-name="a1409" text:class-names="">nr_mes_retirada</text:span><text:span text:style-name="a1410" text:class-names=""> &lt;= 12</text:span></text:p>
            <text:p text:style-name="a1414" text:class-names="" text:cond-style-name=""><text:span text:style-name="a1412" text:class-names=""><text:s text:c="16"/>então</text:span><text:span text:style-name="a1413" text:class-names=""/></text:p>
            <text:p text:style-name="a1418" text:class-names="" text:cond-style-name=""><text:span text:style-name="a1415" text:class-names=""><text:s text:c="20"/>se<text:s text:c="1"/></text:span><text:span text:style-name="a1416" text:class-names="">nr_mes_retirada</text:span><text:span text:style-name="a1417" text:class-names=""> == 2</text:span></text:p>
            <text:p text:style-name="a1422" text:class-names="" text:cond-style-name=""><text:span text:style-name="a1419" text:class-names=""><text:s text:c="24"/>se<text:s text:c="1"/></text:span><text:span text:style-name="a1420" text:class-names="">nr_ano_retirada</text:span><text:span text:style-name="a1421" text:class-names=""> % 4 == 0</text:span></text:p>
            <text:p text:style-name="a1425" text:class-names="" text:cond-style-name=""><text:span text:style-name="a1423" text:class-names=""><text:s text:c="28"/>então</text:span><text:span text:style-name="a1424" text:class-names=""/></text:p>
            <text:p text:style-name="a1430" text:class-names="" text:cond-style-name=""><text:span text:style-name="a1426" text:class-names=""><text:s text:c="32"/></text:span><text:span text:style-name="a1427" text:class-names="">nr_dia_limite</text:span><text:span text:style-name="a1428" text:class-names=""><text:s text:c="1"/></text:span><text:span text:style-name="a1429" text:class-names="">= 29</text:span></text:p>
            <text:p text:style-name="a1433" text:class-names="" text:cond-style-name=""><text:span text:style-name="a1431" text:class-names=""><text:s text:c="28"/>senão</text:span><text:span text:style-name="a1432" text:class-names=""/></text:p>
            <text:p text:style-name="a1438" text:class-names="" text:cond-style-name=""><text:span text:style-name="a1434" text:class-names=""><text:s text:c="32"/></text:span><text:span text:style-name="a1435" text:class-names="">nr_dia_limite</text:span><text:span text:style-name="a1436" text:class-names=""><text:s text:c="1"/></text:span><text:span text:style-name="a1437" text:class-names="">= 28</text:span></text:p>
            <text:p text:style-name="a1441" text:class-names="" text:cond-style-name=""><text:span text:style-name="a1439" text:class-names=""><text:s text:c="24"/>fim<text:s text:c="1"/></text:span><text:span text:style-name="a1440" text:class-names="">se</text:span></text:p>
            <text:p text:style-name="a1450" text:class-names="" text:cond-style-name=""><text:span text:style-name="a1442" text:class-names=""><text:s text:c="20"/>senão<text:s text:c="1"/></text:span><text:span text:style-name="a1443" text:class-names="">se<text:s text:c="1"/></text:span><text:span text:style-name="a1444" text:class-names="">nr_mes_retirada</text:span><text:span text:style-name="a1445" text:class-names=""> == 1 |</text:span><text:span text:style-name="a1446" text:class-names="">|</text:span><text:span text:style-name="a1447" text:class-names=""><text:s text:c="1"/></text:span><text:span text:style-name="a1448" text:class-names="">nr_mes_retirada</text:span><text:span text:style-name="a1449" text:class-names=""> == 3</text:span></text:p>
            <text:p text:style-name="a1460" text:class-names="" text:cond-style-name=""><text:span text:style-name="a1451" text:class-names=""><text:s text:c="28"/>|</text:span><text:span text:style-name="a1452" text:class-names="">|</text:span><text:span text:style-name="a1453" text:class-names=""><text:s text:c="1"/></text:span><text:span text:style-name="a1454" text:class-names="">nr_mes_retirada</text:span><text:span text:style-name="a1455" text:class-names=""> == 5 |</text:span><text:span text:style-name="a1456" text:class-names="">|</text:span><text:span text:style-name="a1457" text:class-names=""><text:s text:c="1"/></text:span><text:span text:style-name="a1458" text:class-names="">nr_mes_retirada</text:span><text:span text:style-name="a1459" text:class-names=""> == 7</text:span></text:p>
            <text:p text:style-name="a1470" text:class-names="" text:cond-style-name=""><text:span text:style-name="a1461" text:class-names=""><text:s text:c="28"/>|</text:span><text:span text:style-name="a1462" text:class-names="">|</text:span><text:span text:style-name="a1463" text:class-names=""><text:s text:c="1"/></text:span><text:span text:style-name="a1464" text:class-names="">nr_mes_retirada</text:span><text:span text:style-name="a1465" text:class-names=""> == 8 |</text:span><text:span text:style-name="a1466" text:class-names="">|</text:span><text:span text:style-name="a1467" text:class-names=""><text:s text:c="1"/></text:span><text:span text:style-name="a1468" text:class-names="">nr_mes_retirada</text:span><text:span text:style-name="a1469" text:class-names=""> == 11</text:span></text:p>
            <text:p text:style-name="a1476" text:class-names="" text:cond-style-name=""><text:span text:style-name="a1471" text:class-names=""><text:s text:c="28"/>|</text:span><text:span text:style-name="a1472" text:class-names="">|</text:span><text:span text:style-name="a1473" text:class-names=""><text:s text:c="1"/></text:span><text:span text:style-name="a1474" text:class-names="">nr_mes_retirada</text:span><text:span text:style-name="a1475" text:class-names=""> == 12</text:span></text:p>
            <text:p text:style-name="a1479" text:class-names="" text:cond-style-name=""><text:span text:style-name="a1477" text:class-names=""><text:s text:c="24"/>então</text:span><text:span text:style-name="a1478" text:class-names=""/></text:p>
            <text:p text:style-name="a1484" text:class-names="" text:cond-style-name=""><text:span text:style-name="a1480" text:class-names=""><text:s text:c="28"/></text:span><text:span text:style-name="a1481" text:class-names="">nr_dia_limite</text:span><text:span text:style-name="a1482" text:class-names=""><text:s text:c="1"/></text:span><text:span text:style-name="a1483" text:class-names="">= 31</text:span></text:p>
            <text:p text:style-name="a1487" text:class-names="" text:cond-style-name=""><text:span text:style-name="a1485" text:class-names=""><text:s text:c="24"/>senão</text:span><text:span text:style-name="a1486" text:class-names=""/></text:p>
            <text:p text:style-name="a1492" text:class-names="" text:cond-style-name=""><text:span text:style-name="a1488" text:class-names=""><text:s text:c="28"/></text:span><text:span text:style-name="a1489" text:class-names="">nr_dia_limite</text:span><text:span text:style-name="a1490" text:class-names=""><text:s text:c="1"/></text:span><text:span text:style-name="a1491" text:class-names="">= 30</text:span></text:p>
            <text:p text:style-name="a1495" text:class-names="" text:cond-style-name=""><text:span text:style-name="a1493" text:class-names=""><text:s text:c="20"/>fim<text:s text:c="1"/></text:span><text:span text:style-name="a1494" text:class-names="">se</text:span></text:p>
            <text:p text:style-name="a1498" text:class-names="" text:cond-style-name=""><text:span text:style-name="a1496" text:class-names=""><text:s text:c="12"/>fim<text:s text:c="1"/></text:span><text:span text:style-name="a1497" text:class-names="">se</text:span></text:p>
            <text:p text:style-name="a1501" text:class-names="" text:cond-style-name=""><text:span text:style-name="a1499" text:class-names=""><text:s text:c="4"/>fim<text:s text:c="1"/></text:span><text:span text:style-name="a1500" text:class-names="">se</text:span></text:p>
          </draw:text-box>
          <svg:desc/>
        </draw:frame>
        <draw:frame draw:id="id147" draw:style-name="a1507" draw:name="Text Box 3" svg:x="5.74653in" svg:y="6.6337in" svg:width="5.43403in" svg:height="1.63366in">
          <draw:text-box>
            <text:p text:style-name="a1505" text:class-names="" text:cond-style-name=""><text:span text:style-name="a1504" text:class-names="">Caso o dia de retirada seja superior ao último dia do mês, adicionamos 1 ao mês de retirada, igualamos o dia de retirada a 1, e caso o mês seja valido, definimos o novo último dia do mês.</text:span></text:p>
          </draw:text-box>
          <svg:desc/>
        </draw:frame>
        <presentation:notes draw:style-name="a1513">
          <draw:frame draw:id="id148" draw:style-name="a1510" draw:name="Rectangle 6" svg:x="4.81076in" svg:y="10.44965in" svg:width="3.6875in" svg:height="0.54861in">
            <draw:text-box>
              <text:p text:style-name="a1509" text:class-names="" text:cond-style-name=""><text:span text:style-name="a1508" text:class-names=""><text:page-number style:num-format="1" text:fixed="false"/></text:span></text:p>
            </draw:text-box>
            <svg:desc/>
          </draw:frame>
          <draw:page-thumbnail draw:page-number="12" svg:x="1.5in" svg:y="0.83507in" svg:width="5.5in" svg:height="4.125in" presentation:class="page" draw:id="id149" presentation:style-name="a1511" draw:name="Rectangle 1">
            <svg:desc/>
          </draw:page-thumbnail>
          <draw:frame draw:id="id150" presentation:style-name="a1512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14" draw:style-name="a1515" draw:master-page-name="Master1-Layout6-titleOnly-Somente-título" presentation:presentation-page-layout-name="Master1-PPL6">
        <draw:frame draw:id="id151" presentation:style-name="a1518" draw:name="Rectangle 1" svg:x="0.90625in" svg:y="0.79167in" svg:width="9.13368in" svg:height="1.36806in" presentation:class="title" presentation:placeholder="false">
          <draw:text-box>
            <text:p text:style-name="a1517" text:class-names="" text:cond-style-name=""><text:span text:style-name="a1516" text:class-names="">Adicionar o tempo de retirada a data/hora de retirada (III)</text:span></text:p>
          </draw:text-box>
          <svg:desc/>
        </draw:frame>
        <draw:frame draw:id="id152" draw:style-name="a1581" draw:name="Text Box 2" svg:x="0in" svg:y="2.49304in" svg:width="5.90278in" svg:height="3.43752in">
          <draw:text-box>
            <text:p text:style-name="a1522" text:class-names="" text:cond-style-name=""><text:span text:style-name="a1519" text:class-names=""><text:s text:c="4"/>se<text:s text:c="1"/></text:span><text:span text:style-name="a1520" text:class-names="">nr_mes_retirada</text:span><text:span text:style-name="a1521" text:class-names=""> &gt; 12</text:span></text:p>
            <text:p text:style-name="a1525" text:class-names="" text:cond-style-name=""><text:span text:style-name="a1523" text:class-names=""><text:s text:c="8"/>então</text:span><text:span text:style-name="a1524" text:class-names=""/></text:p>
            <text:p text:style-name="a1532" text:class-names="" text:cond-style-name=""><text:span text:style-name="a1526" text:class-names=""><text:s text:c="12"/></text:span><text:span text:style-name="a1527" text:class-names="">nr_ano_retirada</text:span><text:span text:style-name="a1528" text:class-names=""><text:s text:c="1"/></text:span><text:span text:style-name="a1529" text:class-names="">=<text:s text:c="1"/></text:span><text:span text:style-name="a1530" text:class-names="">nr_ano_retirada</text:span><text:span text:style-name="a1531" text:class-names=""> + 1</text:span></text:p>
            <text:p text:style-name="a1539" text:class-names="" text:cond-style-name=""><text:span text:style-name="a1533" text:class-names=""><text:s text:c="12"/></text:span><text:span text:style-name="a1534" text:class-names="">nr_mes_retirada</text:span><text:span text:style-name="a1535" text:class-names=""><text:s text:c="1"/></text:span><text:span text:style-name="a1536" text:class-names="">=<text:s text:c="1"/></text:span><text:span text:style-name="a1537" text:class-names="">nr_mes_retirada</text:span><text:span text:style-name="a1538" text:class-names=""> + 1</text:span></text:p>
            <text:p text:style-name="a1544" text:class-names="" text:cond-style-name=""><text:span text:style-name="a1540" text:class-names=""><text:s text:c="12"/></text:span><text:span text:style-name="a1541" text:class-names="">nr_dia_limite</text:span><text:span text:style-name="a1542" text:class-names=""><text:s text:c="1"/></text:span><text:span text:style-name="a1543" text:class-names="">= 31</text:span></text:p>
            <text:p text:style-name="a1547" text:class-names="" text:cond-style-name=""><text:span text:style-name="a1545" text:class-names=""><text:s text:c="4"/>fim<text:s text:c="1"/></text:span><text:span text:style-name="a1546" text:class-names="">se</text:span></text:p>
            <text:p text:style-name="a1549" text:class-names="" text:cond-style-name=""><text:span text:style-name="a1548" text:class-names=""/></text:p>
            <text:p text:style-name="a1556" text:class-names="" text:cond-style-name=""><text:span text:style-name="a1550" text:class-names=""><text:s text:c="4"/></text:span><text:span text:style-name="a1551" text:class-names="">nr_tempo_retirada</text:span><text:span text:style-name="a1552" text:class-names=""><text:s text:c="1"/></text:span><text:span text:style-name="a1553" text:class-names="">=<text:s text:c="1"/></text:span><text:span text:style-name="a1554" text:class-names="">nr_tempo_retirada</text:span><text:span text:style-name="a1555" text:class-names=""> -1</text:span></text:p>
            <text:p text:style-name="a1558" text:class-names="" text:cond-style-name=""><text:span text:style-name="a1557" text:class-names=""/></text:p>
            <text:p text:style-name="a1562" text:class-names="" text:cond-style-name=""><text:span text:style-name="a1559" text:class-names=""><text:s text:c="4"/>se<text:s text:c="1"/></text:span><text:span text:style-name="a1560" text:class-names="">nr_tempo_retirada</text:span><text:span text:style-name="a1561" text:class-names=""> &gt;= 0</text:span></text:p>
            <text:p text:style-name="a1565" text:class-names="" text:cond-style-name=""><text:span text:style-name="a1563" text:class-names=""><text:s text:c="8"/>então</text:span><text:span text:style-name="a1564" text:class-names=""/></text:p>
            <text:p text:style-name="a1572" text:class-names="" text:cond-style-name=""><text:span text:style-name="a1566" text:class-names=""><text:s text:c="12"/></text:span><text:span text:style-name="a1567" text:class-names="">nr_min_retirada</text:span><text:span text:style-name="a1568" text:class-names=""><text:s text:c="1"/></text:span><text:span text:style-name="a1569" text:class-names="">=<text:s text:c="1"/></text:span><text:span text:style-name="a1570" text:class-names="">nr_min_retirada</text:span><text:span text:style-name="a1571" text:class-names=""> + 1</text:span></text:p>
            <text:p text:style-name="a1575" text:class-names="" text:cond-style-name=""><text:span text:style-name="a1573" text:class-names=""><text:s text:c="4"/>fim<text:s text:c="1"/></text:span><text:span text:style-name="a1574" text:class-names="">se</text:span></text:p>
            <text:p text:style-name="a1577" text:class-names="" text:cond-style-name=""><text:span text:style-name="a1576" text:class-names=""/></text:p>
            <text:p text:style-name="a1579" text:class-names="" text:cond-style-name=""><text:span text:style-name="a1578" text:class-names="">fim enquanto</text:span></text:p>
          </draw:text-box>
          <svg:desc/>
        </draw:frame>
        <draw:frame draw:id="id153" draw:style-name="a1587" draw:name="Text Box 3" svg:x="6.27431in" svg:y="5.64583in" svg:width="4.75in" svg:height="2.62153in">
          <draw:text-box>
            <text:p text:style-name="a1583" text:class-names="" text:cond-style-name=""><text:span text:style-name="a1582" text:class-names="">Caso o mês seja maior que 12, adicionamos 1 ao ano de retirada, colocamos o mês como sendo igual a 1 e o dia limite como sendo 31.</text:span></text:p>
            <text:p text:style-name="a1585" text:class-names="" text:cond-style-name=""><text:span text:style-name="a1584" text:class-names="">Retiramos 1 do tempo de retirada e, caso o tempo de retirada seja maior ou igual a zero, adicionamos 1 ao minuto de retirada e o laço continua até o tempo de retirada ficar igual a -1.</text:span></text:p>
          </draw:text-box>
          <svg:desc/>
        </draw:frame>
        <draw:connector draw:type="standard" svg:x1="5.90278in" svg:y1="4.21181in" draw:start-shape="id152" draw:start-glue-point="1" svg:x2="8.64931in" svg:y2="5.64583in" draw:end-shape="id153" draw:end-glue-point="0" draw:id="id154" draw:style-name="a1589" draw:name="Forma 7">
          <svg:desc/>
        </draw:connector>
        <presentation:notes draw:style-name="a1595">
          <draw:frame draw:id="id155" draw:style-name="a1592" draw:name="Rectangle 6" svg:x="4.81076in" svg:y="10.44965in" svg:width="3.6875in" svg:height="0.54861in">
            <draw:text-box>
              <text:p text:style-name="a1591" text:class-names="" text:cond-style-name=""><text:span text:style-name="a1590" text:class-names=""><text:page-number style:num-format="1" text:fixed="false"/></text:span></text:p>
            </draw:text-box>
            <svg:desc/>
          </draw:frame>
          <draw:page-thumbnail draw:page-number="13" svg:x="1.5in" svg:y="0.83507in" svg:width="5.5in" svg:height="4.125in" presentation:class="page" draw:id="id156" presentation:style-name="a1593" draw:name="Rectangle 1">
            <svg:desc/>
          </draw:page-thumbnail>
          <draw:frame draw:id="id157" presentation:style-name="a1594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draw:page draw:name="Slide13" draw:style-name="a1597" draw:master-page-name="Master1-Layout6-titleOnly-Somente-título" presentation:presentation-page-layout-name="Master1-PPL6">
        <draw:frame draw:id="id158" presentation:style-name="a1600" draw:name="Rectangle 1" svg:x="0.90625in" svg:y="0.79167in" svg:width="9.13368in" svg:height="1.36806in" presentation:class="title" presentation:placeholder="false">
          <draw:text-box>
            <text:p text:style-name="a1599" text:class-names="" text:cond-style-name=""><text:span text:style-name="a1598" text:class-names="">Apresentando o resultado para o usuário</text:span></text:p>
          </draw:text-box>
          <svg:desc/>
        </draw:frame>
        <draw:frame draw:id="id159" draw:style-name="a1642" draw:name="Text Box 2" svg:x="0in" svg:y="2.49304in" svg:width="10.35594in" svg:height="2.03126in">
          <draw:text-box>
            <text:p text:style-name="a1605" text:class-names="" text:cond-style-name=""><text:span text:style-name="a1601" text:class-names=""><text:s text:c="4"/>mostrar</text:span><text:span text:style-name="a1602" text:class-names="">('Descrição: '<text:s text:c="1"/></text:span><text:span text:style-name="a1603" text:class-names="">ds_produto</text:span><text:span text:style-name="a1604" text:class-names="">)</text:span></text:p>
            <text:p text:style-name="a1607" text:class-names="" text:cond-style-name=""><text:span text:style-name="a1606" text:class-names=""/></text:p>
            <text:p text:style-name="a1616" text:class-names="" text:cond-style-name=""><text:span text:style-name="a1608" text:class-names=""><text:s text:c="4"/>mostrar</text:span><text:span text:style-name="a1609" text:class-names="">('Data retirada: '<text:s text:c="1"/></text:span><text:span text:style-name="a1610" text:class-names="">nr_dia_retirada</text:span><text:span text:style-name="a1611" text:class-names=""> '/'<text:s text:c="1"/></text:span><text:span text:style-name="a1612" text:class-names="">nr_mes_retirada</text:span><text:span text:style-name="a1613" text:class-names=""> '/'<text:s text:c="1"/></text:span><text:span text:style-name="a1614" text:class-names="">nr_ano_retirada</text:span><text:span text:style-name="a1615" text:class-names="">)</text:span></text:p>
            <text:p text:style-name="a1618" text:class-names="" text:cond-style-name=""><text:span text:style-name="a1617" text:class-names=""/></text:p>
            <text:p text:style-name="a1625" text:class-names="" text:cond-style-name=""><text:span text:style-name="a1619" text:class-names=""><text:s text:c="4"/>mostrar</text:span><text:span text:style-name="a1620" text:class-names="">('Hora retirada: '<text:s text:c="1"/></text:span><text:span text:style-name="a1621" text:class-names="">nr_hora_retirada</text:span><text:span text:style-name="a1622" text:class-names=""> ':'<text:s text:c="1"/></text:span><text:span text:style-name="a1623" text:class-names="">nr_min_retirada</text:span><text:span text:style-name="a1624" text:class-names="">)</text:span></text:p>
            <text:p text:style-name="a1627" text:class-names="" text:cond-style-name=""><text:span text:style-name="a1626" text:class-names=""/></text:p>
            <text:p text:style-name="a1636" text:class-names="" text:cond-style-name=""><text:span text:style-name="a1628" text:class-names=""><text:s text:c="4"/>entrar</text:span><text:span text:style-name="a1629" text:class-names="">('Novo<text:s text:c="1"/></text:span><text:span text:style-name="a1630" text:class-names="">enfornamento</text:span><text:span text:style-name="a1631" text:class-names="">? (sim ou<text:s text:c="1"/></text:span><text:span text:style-name="a1632" text:class-names="">nao</text:span><text:span text:style-name="a1633" text:class-names="">)'<text:s text:c="1"/></text:span><text:span text:style-name="a1634" text:class-names="">ic_novo_produto</text:span><text:span text:style-name="a1635" text:class-names="">)</text:span></text:p>
            <text:p text:style-name="a1638" text:class-names="" text:cond-style-name=""><text:span text:style-name="a1637" text:class-names=""/></text:p>
            <text:p text:style-name="a1640" text:class-names="" text:cond-style-name=""><text:span text:style-name="a1639" text:class-names="">fim enquanto</text:span></text:p>
          </draw:text-box>
          <svg:desc/>
        </draw:frame>
        <draw:frame draw:id="id160" draw:style-name="a1650" draw:name="Text Box 3" svg:x="5.74649in" svg:y="4.91494in" svg:width="5.27781in" svg:height="2.06076in">
          <draw:text-box>
            <text:p text:style-name="a1644" text:class-names="" text:cond-style-name=""><text:span text:style-name="a1643" text:class-names="">Encerramos nosso código apresentado a descrição do produto e a data/hora de retirada.</text:span></text:p>
            <text:p text:style-name="a1648" text:class-names="" text:cond-style-name=""><text:span text:style-name="a1645" text:class-names="">Por fim perguntamos se o usuário deseja fazer um novo<text:s text:c="1"/></text:span><text:span text:style-name="a1646" text:class-names="">enfornamento</text:span><text:span text:style-name="a1647" text:class-names="">, caso digite não, o laço se encerra, bem como o programa.</text:span></text:p>
          </draw:text-box>
          <svg:desc/>
        </draw:frame>
        <draw:connector draw:type="standard" svg:x1="6.17274in" svg:y1="4.95055in" draw:start-shape="id159" draw:start-glue-point="2" svg:x2="4.75173in" svg:y2="5.51907in" draw:end-shape="id160" draw:end-glue-point="3" draw:id="id161" draw:style-name="a1652" draw:transform="translate(-5.46223in -5.23481in) rotate(-1.5708) translate(5.46223in 5.23481in)" draw:name="Forma 7">
          <svg:desc/>
        </draw:connector>
        <presentation:notes draw:style-name="a1658">
          <draw:frame draw:id="id162" draw:style-name="a1655" draw:name="Rectangle 6" svg:x="4.81076in" svg:y="10.44965in" svg:width="3.6875in" svg:height="0.54861in">
            <draw:text-box>
              <text:p text:style-name="a1654" text:class-names="" text:cond-style-name=""><text:span text:style-name="a1653" text:class-names=""><text:page-number style:num-format="1" text:fixed="false"/></text:span></text:p>
            </draw:text-box>
            <svg:desc/>
          </draw:frame>
          <draw:page-thumbnail draw:page-number="14" svg:x="1.5in" svg:y="0.83507in" svg:width="5.5in" svg:height="4.125in" presentation:class="page" draw:id="id163" presentation:style-name="a1656" draw:name="Rectangle 1">
            <svg:desc/>
          </draw:page-thumbnail>
          <draw:frame draw:id="id164" presentation:style-name="a1657" draw:name="Rectangle 2" svg:x="0.85069in" svg:y="5.22396in" svg:width="6.80035in" svg:height="4.85069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50881in" svg:y="1.65347in" svg:width="9.92188in" svg:height="2.20463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  <presentation:placeholder presentation:object="subtitle" svg:x="1.65365in" svg:y="4.01638in" svg:width="7.71701in" svg:height="2.11277in"/>
    </style:presentation-page-layout>
    <style:presentation-page-layout style:name="Master1-PPL2" style:display-name="Título e conteúdo">
      <presentation:placeholder presentation:object="title" svg:x="0.55122in" svg:y="0.33108in" svg:width="9.92188in" svg:height="1.37789in"/>
      <presentation:placeholder presentation:object="object" svg:x="0.55122in" svg:y="1.92905in" svg:width="9.92188in" svg:height="5.67692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3" style:display-name="Cabeçalho da Seção">
      <presentation:placeholder presentation:object="title" svg:x="1.92925in" svg:y="0.73488in" svg:width="8.54384in" svg:height="2.20463in"/>
      <presentation:placeholder presentation:object="outline" svg:x="1.92925in" svg:y="3.02315in" svg:width="8.54384in" svg:height="1.81997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4" style:display-name="Duas Partes de Conteúdo">
      <presentation:placeholder presentation:object="title" svg:x="0.55122in" svg:y="0.33108in" svg:width="9.92188in" svg:height="1.37789in"/>
      <presentation:placeholder presentation:object="object" svg:x="0.55122in" svg:y="1.92905in" svg:width="4.86907in" svg:height="5.45608in"/>
      <presentation:placeholder presentation:object="object" svg:x="5.60402in" svg:y="1.92905in" svg:width="4.86907in" svg:height="5.45608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5" style:display-name="Comparação">
      <presentation:placeholder presentation:object="title" svg:x="0.55122in" svg:y="0.32916in" svg:width="9.92188in" svg:height="1.37789in"/>
      <presentation:placeholder presentation:object="outline" svg:x="0.55122in" svg:y="1.85059in" svg:width="4.87098in" svg:height="0.9052in"/>
      <presentation:placeholder presentation:object="outline" svg:x="5.60019in" svg:y="1.85059in" svg:width="4.8729in" svg:height="0.9052in"/>
      <presentation:placeholder presentation:object="object" svg:x="0.55122in" svg:y="2.84765in" svg:width="4.87098in" svg:height="4.53748in"/>
      <presentation:placeholder presentation:object="object" svg:x="5.60019in" svg:y="2.84765in" svg:width="4.8729in" svg:height="4.53748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6" style:display-name="Somente título">
      <presentation:placeholder presentation:object="title" svg:x="0.55122in" svg:y="0.33108in" svg:width="9.92188in" svg:height="1.37789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7" style:display-name="Em branco"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8" style:display-name="Conteúdo com Legenda">
      <presentation:placeholder presentation:object="title" svg:x="0.55122in" svg:y="0.32916in" svg:width="3.62692in" svg:height="1.40086in"/>
      <presentation:placeholder presentation:object="outline" svg:x="0.55122in" svg:y="1.83719in" svg:width="3.62692in" svg:height="5.54794in"/>
      <presentation:placeholder presentation:object="object" svg:x="4.3102in" svg:y="0.32916in" svg:width="6.16289in" svg:height="7.05596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9" style:display-name="Imagem com Legenda">
      <presentation:placeholder presentation:object="title" svg:x="2.20486in" svg:y="0.73488in" svg:width="6.61458in" svg:height="0.62962in"/>
      <presentation:placeholder presentation:object="graphic" svg:x="2.20486in" svg:y="2.20846in" svg:width="6.61458in" svg:height="4.7767in"/>
      <presentation:placeholder presentation:object="outline" svg:x="2.20486in" svg:y="1.40657in" svg:width="6.61458in" svg:height="0.63934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10" style:display-name="Título e texto vertical">
      <presentation:placeholder presentation:object="title" svg:x="0.55122in" svg:y="0.33108in" svg:width="9.92188in" svg:height="1.37789in"/>
      <presentation:placeholder presentation:object="outline" svg:x="0.55122in" svg:y="1.92905in" svg:width="9.92188in" svg:height="5.67692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11" style:display-name="Título e texto verticais">
      <presentation:placeholder presentation:object="title" svg:x="7.99262in" svg:y="0.33108in" svg:width="2.48047in" svg:height="7.05405in"/>
      <presentation:placeholder presentation:object="outline" svg:x="0.55122in" svg:y="0.33108in" svg:width="7.25767in" svg:height="7.05405in"/>
      <presentation:placeholder presentation:object="date-time" svg:x="0.55122in" svg:y="7.73534in" svg:width="2.57234in" svg:height="0.44016in"/>
      <presentation:placeholder presentation:object="footer" svg:x="3.76664in" svg:y="7.73534in" svg:width="3.49103in" svg:height="0.44016in"/>
      <presentation:placeholder presentation:object="page-number" svg:x="9.5544in" svg:y="7.73534in" svg:width="0.91869in" svg:height="0.44016in"/>
    </style:presentation-page-layout>
    <style:presentation-page-layout style:name="Master1-PPL12" style:display-name="Layout Personalizado">
      <presentation:placeholder presentation:object="title" svg:x="0.90625in" svg:y="0.78472in" svg:width="9.13194in" svg:height="1.37847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default-style style:family="graphic">
      <style:graphic-properties draw:fill="solid" draw:fill-color="#00cc99" draw:opacity="100%" draw:stroke="solid" svg:stroke-width="0.02778in" svg:stroke-color="#00956f" svg:stroke-opacity="100%"/>
    </style:default-style>
    <draw:gradient draw:name="a712" draw:style="radial" draw:cx="-15%" draw:cy="-15%" draw:start-color="#ded1a8" draw:end-color="#fbfaf6" draw:start-intensity="100%" draw:end-intensity="100%"/>
    <draw:gradient draw:name="a1506" draw:style="radial" draw:cx="-15%" draw:cy="-15%" draw:start-color="#ded1a8" draw:end-color="#fbfaf6" draw:start-intensity="100%" draw:end-intensity="100%"/>
    <draw:gradient draw:name="a874" draw:style="radial" draw:cx="-15%" draw:cy="-15%" draw:start-color="#ded1a8" draw:end-color="#fbfaf6" draw:start-intensity="100%" draw:end-intensity="100%"/>
    <draw:gradient draw:name="a1370" draw:style="radial" draw:cx="-15%" draw:cy="-15%" draw:start-color="#ded1a8" draw:end-color="#fbfaf6" draw:start-intensity="100%" draw:end-intensity="100%"/>
    <draw:gradient draw:name="a946" draw:style="radial" draw:cx="-15%" draw:cy="-15%" draw:start-color="#ded1a8" draw:end-color="#fbfaf6" draw:start-intensity="100%" draw:end-intensity="100%"/>
    <draw:gradient draw:name="a1580" draw:style="radial" draw:cx="-15%" draw:cy="-15%" draw:start-color="#ded1a8" draw:end-color="#fbfaf6" draw:start-intensity="100%" draw:end-intensity="100%"/>
    <draw:gradient draw:name="a1649" draw:style="radial" draw:cx="-15%" draw:cy="-15%" draw:start-color="#ded1a8" draw:end-color="#fbfaf6" draw:start-intensity="100%" draw:end-intensity="100%"/>
    <draw:gradient draw:name="a1008" draw:style="radial" draw:cx="-15%" draw:cy="-15%" draw:start-color="#ded1a8" draw:end-color="#fbfaf6" draw:start-intensity="100%" draw:end-intensity="100%"/>
    <draw:gradient draw:name="a952" draw:style="radial" draw:cx="-15%" draw:cy="-15%" draw:start-color="#ded1a8" draw:end-color="#fbfaf6" draw:start-intensity="100%" draw:end-intensity="100%"/>
    <draw:gradient draw:name="a1586" draw:style="radial" draw:cx="-15%" draw:cy="-15%" draw:start-color="#ded1a8" draw:end-color="#fbfaf6" draw:start-intensity="100%" draw:end-intensity="100%"/>
    <draw:gradient draw:name="a1012" draw:style="radial" draw:cx="-15%" draw:cy="-15%" draw:start-color="#ded1a8" draw:end-color="#fbfaf6" draw:start-intensity="100%" draw:end-intensity="100%"/>
    <draw:gradient draw:name="a1129" draw:style="radial" draw:cx="-15%" draw:cy="-15%" draw:start-color="#ded1a8" draw:end-color="#fbfaf6" draw:start-intensity="100%" draw:end-intensity="100%"/>
    <draw:gradient draw:name="a1290" draw:style="radial" draw:cx="-15%" draw:cy="-15%" draw:start-color="#ded1a8" draw:end-color="#fbfaf6" draw:start-intensity="100%" draw:end-intensity="100%"/>
    <draw:gradient draw:name="a773" draw:style="radial" draw:cx="-15%" draw:cy="-15%" draw:start-color="#ded1a8" draw:end-color="#fbfaf6" draw:start-intensity="100%" draw:end-intensity="100%"/>
    <draw:gradient draw:name="a866" draw:style="radial" draw:cx="-15%" draw:cy="-15%" draw:start-color="#ded1a8" draw:end-color="#fbfaf6" draw:start-intensity="100%" draw:end-intensity="100%"/>
    <draw:gradient draw:name="a1362" draw:style="radial" draw:cx="-15%" draw:cy="-15%" draw:start-color="#ded1a8" draw:end-color="#fbfaf6" draw:start-intensity="100%" draw:end-intensity="100%"/>
    <draw:gradient draw:name="a1179" draw:style="radial" draw:cx="-15%" draw:cy="-15%" draw:start-color="#ded1a8" draw:end-color="#fbfaf6" draw:start-intensity="100%" draw:end-intensity="100%"/>
    <draw:gradient draw:name="a1294" draw:style="radial" draw:cx="-15%" draw:cy="-15%" draw:start-color="#ded1a8" draw:end-color="#fbfaf6" draw:start-intensity="100%" draw:end-intensity="100%"/>
    <draw:gradient draw:name="a1248" draw:style="radial" draw:cx="-15%" draw:cy="-15%" draw:start-color="#ded1a8" draw:end-color="#fbfaf6" draw:start-intensity="100%" draw:end-intensity="100%"/>
    <draw:gradient draw:name="a777" draw:style="radial" draw:cx="-15%" draw:cy="-15%" draw:start-color="#ded1a8" draw:end-color="#fbfaf6" draw:start-intensity="100%" draw:end-intensity="100%"/>
    <draw:gradient draw:name="a1502" draw:style="radial" draw:cx="-15%" draw:cy="-15%" draw:start-color="#ded1a8" draw:end-color="#fbfaf6" draw:start-intensity="100%" draw:end-intensity="100%"/>
    <draw:gradient draw:name="a1135" draw:style="radial" draw:cx="-15%" draw:cy="-15%" draw:start-color="#ded1a8" draw:end-color="#fbfaf6" draw:start-intensity="100%" draw:end-intensity="100%"/>
    <draw:gradient draw:name="a1641" draw:style="radial" draw:cx="-15%" draw:cy="-15%" draw:start-color="#ded1a8" draw:end-color="#fbfaf6" draw:start-intensity="100%" draw:end-intensity="100%"/>
    <draw:gradient draw:name="a734" draw:style="radial" draw:cx="-15%" draw:cy="-15%" draw:start-color="#ded1a8" draw:end-color="#fbfaf6" draw:start-intensity="100%" draw:end-intensity="100%"/>
    <draw:gradient draw:name="a1252" draw:style="radial" draw:cx="-15%" draw:cy="-15%" draw:start-color="#ded1a8" draw:end-color="#fbfaf6" draw:start-intensity="100%" draw:end-intensity="100%"/>
    <draw:gradient draw:name="a1183" draw:style="radial" draw:cx="-15%" draw:cy="-15%" draw:start-color="#ded1a8" draw:end-color="#fbfaf6" draw:start-intensity="100%" draw:end-intensity="100%"/>
    <draw:fill-image draw:name="a316" xlink:href="media/image1.png" xlink:show="embed" xlink:actuate="onLoad"/>
    <draw:fill-image draw:name="a1514" xlink:href="media/image1.png" xlink:show="embed" xlink:actuate="onLoad"/>
    <draw:fill-image draw:name="a432" xlink:href="media/image1.png" xlink:show="embed" xlink:actuate="onLoad"/>
    <draw:fill-image draw:name="a1304" xlink:href="media/image1.png" xlink:show="embed" xlink:actuate="onLoad"/>
    <draw:fill-image draw:name="a0" xlink:href="media/image1.png" xlink:show="embed" xlink:actuate="onLoad"/>
    <draw:fill-image draw:name="a50" xlink:href="media/image1.png" xlink:show="embed" xlink:actuate="onLoad"/>
    <draw:fill-image draw:name="a1193" xlink:href="media/image1.png" xlink:show="embed" xlink:actuate="onLoad"/>
    <draw:fill-image draw:name="a1145" xlink:href="media/image1.png" xlink:show="embed" xlink:actuate="onLoad"/>
    <draw:fill-image draw:name="a1260" xlink:href="media/image1.png" xlink:show="embed" xlink:actuate="onLoad"/>
    <draw:fill-image draw:name="a962" xlink:href="media/image1.png" xlink:show="embed" xlink:actuate="onLoad"/>
    <draw:fill-image draw:name="a473" xlink:href="media/image1.png" xlink:show="embed" xlink:actuate="onLoad"/>
    <draw:fill-image draw:name="a882" xlink:href="media/image1.png" xlink:show="embed" xlink:actuate="onLoad"/>
    <draw:fill-image draw:name="a1380" xlink:href="media/image1.png" xlink:show="embed" xlink:actuate="onLoad"/>
    <draw:fill-image draw:name="a349" xlink:href="media/image1.png" xlink:show="embed" xlink:actuate="onLoad"/>
    <draw:fill-image draw:name="a137" xlink:href="media/image1.png" xlink:show="embed" xlink:actuate="onLoad"/>
    <draw:fill-image draw:name="a1596" xlink:href="media/image1.png" xlink:show="embed" xlink:actuate="onLoad"/>
    <draw:fill-image draw:name="a744" xlink:href="media/image1.png" xlink:show="embed" xlink:actuate="onLoad"/>
    <draw:fill-image draw:name="a174" xlink:href="media/image1.png" xlink:show="embed" xlink:actuate="onLoad"/>
    <draw:fill-image draw:name="a241" xlink:href="media/image1.png" xlink:show="embed" xlink:actuate="onLoad"/>
    <draw:fill-image draw:name="a619" xlink:href="media/image1.png" xlink:show="embed" xlink:actuate="onLoad"/>
    <draw:fill-image draw:name="a87" xlink:href="media/image1.png" xlink:show="embed" xlink:actuate="onLoad"/>
    <draw:fill-image draw:name="a605" xlink:href="media/image1.png" xlink:show="embed" xlink:actuate="onLoad"/>
    <draw:fill-image draw:name="a523" xlink:href="media/image1.png" xlink:show="embed" xlink:actuate="onLoad"/>
    <draw:fill-image draw:name="a378" xlink:href="media/image1.png" xlink:show="embed" xlink:actuate="onLoad"/>
    <draw:fill-image draw:name="a573" xlink:href="media/image1.png" xlink:show="embed" xlink:actuate="onLoad"/>
    <draw:fill-image draw:name="a787" xlink:href="media/image1.png" xlink:show="embed" xlink:actuate="onLoad"/>
    <draw:fill-image draw:name="a1020" xlink:href="media/image1.png" xlink:show="embed" xlink:actuate="onLoad"/>
    <draw:marker draw:name="a1185" svg:viewBox="0 0 20 30" svg:d="m10 0-10 30h20z"/>
    <draw:marker draw:name="a736" svg:viewBox="0 0 20 30" svg:d="m10 0-10 30h20z"/>
    <draw:marker draw:name="a1372" svg:viewBox="0 0 20 30" svg:d="m10 0-10 30h20z"/>
    <draw:marker draw:name="a1651" svg:viewBox="0 0 20 30" svg:d="m10 0-10 30h20z"/>
    <draw:marker draw:name="a954" svg:viewBox="0 0 20 30" svg:d="m10 0-10 30h20z"/>
    <draw:marker draw:name="a1588" svg:viewBox="0 0 20 30" svg:d="m10 0-10 30h20z"/>
    <draw:marker draw:name="a1296" svg:viewBox="0 0 20 30" svg:d="m10 0-10 30h20z"/>
    <draw:marker draw:name="a779" svg:viewBox="0 0 20 30" svg:d="m10 0-10 30h20z"/>
    <draw:marker draw:name="a1137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drawing-page" style:name="a1">
      <style:drawing-page-properties draw:fill="bitmap" draw:fill-image-name="a0" style:repeat="stretch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3056in" style:font-size-asian="0.43056in" style:font-size-complex="0.43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66138in" fo:margin-right="0in" fo:text-indent="-0.4960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1.36685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6314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86289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04719in" fo:margin-right="0in" fo:text-indent="-0.3417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36685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6314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1.86289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draw:fill="none" draw:stroke="none"/>
    </style:style>
    <style:style style:family="paragraph" style:name="a111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86289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draw:fill="none" draw:stroke="non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draw:fill="none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3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3056in" style:font-size-asian="0.43056in" style:font-size-complex="0.43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dcc679" style:text-line-through-type="none" style:text-line-through-style="none" style:text-line-through-width="auto" style:text-line-through-color="font-color" style:text-position="0% 100%" fo:font-family="Lucida Sans" fo:font-size="0.73611in" style:font-size-asian="0.73611in" style:font-size-complex="0.73611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draw:fill="none" draw:stroke="non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bitmap" draw:fill-image-name="a4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30556in" style:font-size-asian="0.30556in" style:font-size-complex="0.30556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511in" fo:padding-bottom="0in" fo:padding-left="0.05511in" fo:padding-right="0.0551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.66138in" fo:margin-right="0in" fo:text-indent="-0.4960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04719in" fo:margin-right="0in" fo:text-indent="-0.3417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cc679" style:text-line-through-type="none" style:text-line-through-style="none" style:text-line-through-width="auto" style:text-line-through-color="font-color" style:text-position="0% 100%" fo:font-family="Lucida Sans" fo:font-size="0.73611in" style:font-size-asian="0.73611in" style:font-size-complex="0.73611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1.36685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0881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1.6314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bitmap" draw:fill-image-name="a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">
      <style:paragraph-properties fo:line-height="100%" fo:text-align="left" style:tab-stop-distance="1in" fo:margin-left="1.04719in" fo:margin-right="0in" fo:text-indent="-0.3417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1.36685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6314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69676d" draw:opacity="100%" draw:stroke="solid" svg:stroke-width="0.04861in" svg:stroke-color="#ffffff" svg:stroke-opacity="100%" draw:stroke-linejoin="miter" draw:shadow="visible" draw:shadow-offset-x="0.17678in" draw:shadow-offset-y="0.17678in" draw:shadow-color="#000000" draw:shadow-opacity="25%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511in" fo:padding-bottom="0.05511in" fo:padding-left="0.05511in" fo:padding-right="0.0551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.86289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1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.86289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66138in" fo:margin-right="0in" fo:text-indent="-0.4960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bitmap" draw:fill-image-name="a3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04719in" fo:margin-right="0in" fo:text-indent="-0.3417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draw:fill="none" draw:stroke="none"/>
    </style:style>
    <style:style style:family="paragraph" style:name="a16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1.36685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6314in" fo:margin-right="0in" fo:text-indent="-0.2204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86289in" fo:margin-right="0in" fo:text-indent="-0.2204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">
      <style:drawing-page-properties draw:fill="bitmap" draw:fill-image-name="a1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.66138in" fo:margin-right="0in" fo:text-indent="-0.4960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1.04719in" fo:margin-right="0in" fo:text-indent="-0.3417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1.36685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bitmap" draw:fill-image-name="a4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3056in" style:font-size-asian="0.43056in" style:font-size-complex="0.43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bitmap" draw:fill-image-name="a5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0278in" style:font-size-asian="0.40278in" style:font-size-complex="0.40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.66138in" fo:margin-right="0in" fo:text-indent="-0.4960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1.04719in" fo:margin-right="0in" fo:text-indent="-0.3417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36685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6314in" fo:margin-right="0in" fo:text-indent="-0.2204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100%" fo:text-align="left" style:tab-stop-distance="1in" fo:margin-left="1.86289in" fo:margin-right="0in" fo:text-indent="-0.2204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73611in" style:font-size-asian="0.73611in" style:font-size-complex="0.73611in" fo:letter-spacing="0in" fo:language="pt" fo:country="B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f4db8c" style:text-line-through-type="none" style:text-line-through-style="none" style:text-line-through-width="auto" style:text-line-through-color="font-color" style:text-position="0% 100%" fo:font-family="Lucida Sans" fo:font-size="0.33333in" style:font-size-asian="0.33333in" style:font-size-complex="0.33333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73611in" style:font-size-asian="0.73611in" style:font-size-complex="0.73611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4db8c" style:text-line-through-type="none" style:text-line-through-style="none" style:text-line-through-width="auto" style:text-line-through-color="font-color" style:text-position="0% 100%" fo:font-family="Lucida Sans" fo:font-size="0.33333in" style:font-size-asian="0.33333in" style:font-size-complex="0.33333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.05511in" fo:padding-right="0.0551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66138in" fo:margin-right="0in" fo:text-indent="-0.4960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0278in" style:font-size-asian="0.40278in" style:font-size-complex="0.40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66138in" fo:margin-right="0in" fo:text-indent="-0.4960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.04719in" fo:margin-right="0in" fo:text-indent="-0.3417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36685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1.6314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1.6314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draw:fill="none" draw:stroke="none"/>
    </style:style>
    <style:style style:family="paragraph" style:name="a194">
      <style:paragraph-properties fo:line-height="100%" fo:text-align="left" style:tab-stop-distance="1in" fo:margin-left="1.86289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0278in" style:font-size-asian="0.40278in" style:font-size-complex="0.40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.66138in" fo:margin-right="0in" fo:text-indent="-0.4960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93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3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1.04719in" fo:margin-right="0in" fo:text-indent="-0.3417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511in" fo:padding-bottom="0.05511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3056in" style:font-size-asian="0.43056in" style:font-size-complex="0.43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36685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6314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86289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3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Arial" style:font-family-complex="DejaVu Sans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5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5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">
      <style:drawing-page-properties draw:fill="bitmap" draw:fill-image-name="a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pt" fo:country="B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625in" style:font-size-asian="0.625in" style:font-size-complex="0.625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3056in" style:font-size-asian="0.43056in" style:font-size-complex="0.43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66138in" fo:margin-right="0in" fo:text-indent="-0.4960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.04719in" fo:margin-right="0in" fo:text-indent="-0.3417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7">
      <text:list-level-style-bullet text:level="1" text:bullet-char="">
        <style:list-level-properties text:space-before="0.44092in" text:min-label-width="0.22046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82672in" text:min-label-width="0.22046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14639in" text:min-label-width="0.22046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41094in" text:min-label-width="0.22046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64243in" text:min-label-width="0.22046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90698in" text:min-label-width="0.22046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2.14948in" text:min-label-width="0.22046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39199in" text:min-label-width="0.22046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6345in" text:min-label-width="0.22046in"/>
        <style:text-properties fo:color="#ffffff" fo:font-family="Wingdings 2" style:font-charset="x-symbol" fo:font-size="100%"/>
      </text:list-level-style-bullet>
    </text:list-style>
    <text:list-style style:name="a396">
      <text:list-level-style-bullet text:level="1" text:bullet-char="">
        <style:list-level-properties text:space-before="0.3858in" text:min-label-width="0.27558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7161in" text:min-label-width="0.27558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1.09128in" text:min-label-width="0.27558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35583in" text:min-label-width="0.27558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58731in" text:min-label-width="0.27558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85186in" text:min-label-width="0.27558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2.09437in" text:min-label-width="0.27558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33688in" text:min-label-width="0.27558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57938in" text:min-label-width="0.27558in"/>
        <style:text-properties fo:color="#ffffff" fo:font-family="Wingdings" style:font-charset="x-symbol" fo:font-size="95%"/>
      </text:list-level-style-bullet>
    </text:list-style>
    <text:list-style style:name="a212">
      <text:list-level-style-bullet text:level="1" text:bullet-char="">
        <style:list-level-properties text:space-before="0.44092in" text:min-label-width="0.22046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82672in" text:min-label-width="0.22046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14639in" text:min-label-width="0.22046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41094in" text:min-label-width="0.22046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64243in" text:min-label-width="0.22046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90698in" text:min-label-width="0.22046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2.14948in" text:min-label-width="0.22046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39199in" text:min-label-width="0.22046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6345in" text:min-label-width="0.22046in"/>
        <style:text-properties fo:color="#ffffff" fo:font-family="Wingdings 2" style:font-charset="x-symbol" fo:font-size="100%"/>
      </text:list-level-style-bullet>
    </text:list-style>
    <text:list-style style:name="a191">
      <text:list-level-style-bullet text:level="1" text:bullet-char="">
        <style:list-level-properties text:space-before="0.44092in" text:min-label-width="0.22046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82672in" text:min-label-width="0.22046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14639in" text:min-label-width="0.22046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41094in" text:min-label-width="0.22046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64243in" text:min-label-width="0.22046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90698in" text:min-label-width="0.22046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2.14948in" text:min-label-width="0.22046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39199in" text:min-label-width="0.22046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6345in" text:min-label-width="0.22046in"/>
        <style:text-properties fo:color="#ffffff" fo:font-family="Wingdings 3" style:font-charset="x-symbol" fo:font-size="100%"/>
      </text:list-level-style-bullet>
    </text:list-style>
    <text:list-style style:name="a104">
      <text:list-level-style-bullet text:level="1" text:bullet-char="">
        <style:list-level-properties text:space-before="0.44092in" text:min-label-width="0.22046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82672in" text:min-label-width="0.22046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14639in" text:min-label-width="0.22046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41094in" text:min-label-width="0.22046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64243in" text:min-label-width="0.22046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90698in" text:min-label-width="0.22046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2.14948in" text:min-label-width="0.22046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39199in" text:min-label-width="0.22046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6345in" text:min-label-width="0.22046in"/>
        <style:text-properties fo:color="#ffffff" fo:font-family="Wingdings 3" style:font-charset="x-symbol" fo:font-size="100%"/>
      </text:list-level-style-bullet>
    </text:list-style>
    <text:list-style style:name="a540">
      <text:list-level-style-bullet text:level="1" text:bullet-char="">
        <style:list-level-properties text:space-before="0.44092in" text:min-label-width="0.22046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82672in" text:min-label-width="0.22046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14639in" text:min-label-width="0.22046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41094in" text:min-label-width="0.22046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64243in" text:min-label-width="0.22046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90698in" text:min-label-width="0.22046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2.14948in" text:min-label-width="0.22046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39199in" text:min-label-width="0.22046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6345in" text:min-label-width="0.22046in"/>
        <style:text-properties fo:color="#ffffff" fo:font-family="Wingdings 3" style:font-charset="x-symbol" fo:font-size="100%"/>
      </text:list-level-style-bullet>
    </text:list-style>
    <text:list-style style:name="a399">
      <text:list-level-style-bullet text:level="1" text:bullet-char="">
        <style:list-level-properties text:space-before="0.44092in" text:min-label-width="0.22046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82672in" text:min-label-width="0.22046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14639in" text:min-label-width="0.22046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41094in" text:min-label-width="0.22046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64243in" text:min-label-width="0.22046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90698in" text:min-label-width="0.22046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2.14948in" text:min-label-width="0.22046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39199in" text:min-label-width="0.22046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6345in" text:min-label-width="0.22046in"/>
        <style:text-properties fo:color="#ffffff" fo:font-family="Wingdings 3" style:font-charset="x-symbol" fo:font-size="100%"/>
      </text:list-level-style-bullet>
    </text:list-style>
    <text:list-style style:name="a195">
      <text:list-level-style-bullet text:level="1" text:bullet-char="">
        <style:list-level-properties text:space-before="0.44092in" text:min-label-width="0.22046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82672in" text:min-label-width="0.22046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14639in" text:min-label-width="0.22046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41094in" text:min-label-width="0.22046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64243in" text:min-label-width="0.22046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90698in" text:min-label-width="0.22046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2.14948in" text:min-label-width="0.22046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39199in" text:min-label-width="0.22046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6345in" text:min-label-width="0.22046in"/>
        <style:text-properties fo:color="#ffffff" fo:font-family="Wingdings 2" style:font-charset="x-symbol" fo:font-size="100%"/>
      </text:list-level-style-bullet>
    </text:list-style>
    <text:list-style style:name="a108">
      <text:list-level-style-bullet text:level="1" text:bullet-char="">
        <style:list-level-properties text:space-before="0.44092in" text:min-label-width="0.22046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82672in" text:min-label-width="0.22046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14639in" text:min-label-width="0.22046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41094in" text:min-label-width="0.22046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64243in" text:min-label-width="0.22046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90698in" text:min-label-width="0.22046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2.14948in" text:min-label-width="0.22046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39199in" text:min-label-width="0.22046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6345in" text:min-label-width="0.22046in"/>
        <style:text-properties fo:color="#ffffff" fo:font-family="Wingdings 2" style:font-charset="x-symbol" fo:font-size="100%"/>
      </text:list-level-style-bullet>
    </text:list-style>
    <text:list-style style:name="a544">
      <text:list-level-style-bullet text:level="1" text:bullet-char="">
        <style:list-level-properties text:space-before="0.44092in" text:min-label-width="0.22046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82672in" text:min-label-width="0.22046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14639in" text:min-label-width="0.22046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41094in" text:min-label-width="0.22046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64243in" text:min-label-width="0.22046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90698in" text:min-label-width="0.22046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2.14948in" text:min-label-width="0.22046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39199in" text:min-label-width="0.22046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6345in" text:min-label-width="0.22046in"/>
        <style:text-properties fo:color="#ffffff" fo:font-family="Wingdings 2" style:font-charset="x-symbol" fo:font-size="100%"/>
      </text:list-level-style-bullet>
    </text:list-style>
    <text:list-style style:name="a199">
      <text:list-level-style-bullet text:level="1" text:bullet-char="">
        <style:list-level-properties text:space-before="0.16535in" text:min-label-width="0.49603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5115in" text:min-label-width="0.49603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87082in" text:min-label-width="0.49603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13537in" text:min-label-width="0.49603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36685in" text:min-label-width="0.49603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6314in" text:min-label-width="0.49603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87391in" text:min-label-width="0.49603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2.11642in" text:min-label-width="0.49603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35892in" text:min-label-width="0.49603in"/>
        <style:text-properties fo:color="#f9f9f9" fo:font-family="Wingdings 2" style:font-charset="x-symbol" fo:font-size="65%"/>
      </text:list-level-style-bullet>
    </text:list-style>
    <text:list-style style:name="a95">
      <text:list-level-style-bullet text:level="1" text:bullet-char="">
        <style:list-level-properties text:space-before="0.16535in" text:min-label-width="0.49603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5115in" text:min-label-width="0.49603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87082in" text:min-label-width="0.49603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13537in" text:min-label-width="0.49603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36685in" text:min-label-width="0.49603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6314in" text:min-label-width="0.49603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87391in" text:min-label-width="0.49603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2.11642in" text:min-label-width="0.49603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35892in" text:min-label-width="0.49603in"/>
        <style:text-properties fo:color="#f9f9f9" fo:font-family="Wingdings 2" style:font-charset="x-symbol" fo:font-size="65%"/>
      </text:list-level-style-bullet>
    </text:list-style>
    <text:list-style style:name="a21">
      <text:list-level-style-bullet text:level="1" text:bullet-char="">
        <style:list-level-properties text:space-before="0.44092in" text:min-label-width="0.22046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82672in" text:min-label-width="0.22046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14639in" text:min-label-width="0.22046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41094in" text:min-label-width="0.22046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64243in" text:min-label-width="0.22046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90698in" text:min-label-width="0.22046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2.14948in" text:min-label-width="0.22046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39199in" text:min-label-width="0.22046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6345in" text:min-label-width="0.22046in"/>
        <style:text-properties fo:color="#ffffff" fo:font-family="Wingdings 2" style:font-charset="x-symbol" fo:font-size="100%"/>
      </text:list-level-style-bullet>
    </text:list-style>
    <text:list-style style:name="a8">
      <text:list-level-style-bullet text:level="1" text:bullet-char="">
        <style:list-level-properties text:space-before="0.16535in" text:min-label-width="0.49603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5115in" text:min-label-width="0.49603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87082in" text:min-label-width="0.49603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13537in" text:min-label-width="0.49603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36685in" text:min-label-width="0.49603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6314in" text:min-label-width="0.49603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87391in" text:min-label-width="0.49603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2.11642in" text:min-label-width="0.49603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35892in" text:min-label-width="0.49603in"/>
        <style:text-properties fo:color="#f9f9f9" fo:font-family="Wingdings 2" style:font-charset="x-symbol" fo:font-size="65%"/>
      </text:list-level-style-bullet>
    </text:list-style>
    <text:list-style style:name="a98">
      <text:list-level-style-bullet text:level="1" text:bullet-char="">
        <style:list-level-properties text:space-before="0.31967in" text:min-label-width="0.3417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70547in" text:min-label-width="0.3417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1.02514in" text:min-label-width="0.3417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28969in" text:min-label-width="0.3417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52117in" text:min-label-width="0.3417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78573in" text:min-label-width="0.3417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2.02823in" text:min-label-width="0.3417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27074in" text:min-label-width="0.3417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51324in" text:min-label-width="0.34171in"/>
        <style:text-properties fo:color="#ffffff" fo:font-family="Wingdings 2" style:font-charset="x-symbol" fo:font-size="8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4719in"/>
      </text:list-level-style-number>
      <text:list-level-style-number text:level="3" style:num-format="">
        <style:list-level-properties text:space-before="1.36685in"/>
      </text:list-level-style-number>
      <text:list-level-style-number text:level="4" style:num-format="">
        <style:list-level-properties text:space-before="1.6314in"/>
      </text:list-level-style-number>
      <text:list-level-style-number text:level="5" style:num-format="">
        <style:list-level-properties text:space-before="1.86289in"/>
      </text:list-level-style-number>
      <text:list-level-style-number text:level="6" style:num-format="">
        <style:list-level-properties text:space-before="2.12744in"/>
      </text:list-level-style-number>
      <text:list-level-style-number text:level="7" style:num-format="">
        <style:list-level-properties text:space-before="2.36995in"/>
      </text:list-level-style-number>
      <text:list-level-style-number text:level="8" style:num-format="">
        <style:list-level-properties text:space-before="2.61245in"/>
      </text:list-level-style-number>
      <text:list-level-style-number text:level="9" style:num-format="">
        <style:list-level-properties text:space-before="2.85496in"/>
      </text:list-level-style-number>
    </text:list-style>
    <text:list-style style:name="a145">
      <text:list-level-style-number text:level="1" style:num-format="">
        <style:list-level-properties text:space-before="0.08818in"/>
      </text:list-level-style-number>
      <text:list-level-style-number text:level="2" style:num-format="">
        <style:list-level-properties text:space-before="1.04719in"/>
      </text:list-level-style-number>
      <text:list-level-style-number text:level="3" style:num-format="">
        <style:list-level-properties text:space-before="1.36685in"/>
      </text:list-level-style-number>
      <text:list-level-style-number text:level="4" style:num-format="">
        <style:list-level-properties text:space-before="1.6314in"/>
      </text:list-level-style-number>
      <text:list-level-style-number text:level="5" style:num-format="">
        <style:list-level-properties text:space-before="1.86289in"/>
      </text:list-level-style-number>
      <text:list-level-style-number text:level="6" style:num-format="">
        <style:list-level-properties text:space-before="2.12744in"/>
      </text:list-level-style-number>
      <text:list-level-style-number text:level="7" style:num-format="">
        <style:list-level-properties text:space-before="2.36995in"/>
      </text:list-level-style-number>
      <text:list-level-style-number text:level="8" style:num-format="">
        <style:list-level-properties text:space-before="2.61245in"/>
      </text:list-level-style-number>
      <text:list-level-style-number text:level="9" style:num-format="">
        <style:list-level-properties text:space-before="2.85496in"/>
      </text:list-level-style-number>
    </text:list-style>
    <text:list-style style:name="a270">
      <text:list-level-style-bullet text:level="1" text:bullet-char="">
        <style:list-level-properties text:space-before="0.44092in" text:min-label-width="0.22046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82672in" text:min-label-width="0.22046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14639in" text:min-label-width="0.22046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41094in" text:min-label-width="0.22046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64243in" text:min-label-width="0.22046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90698in" text:min-label-width="0.22046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2.14948in" text:min-label-width="0.22046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39199in" text:min-label-width="0.22046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6345in" text:min-label-width="0.22046in"/>
        <style:text-properties fo:color="#ffffff" fo:font-family="Wingdings 2" style:font-charset="x-symbol" fo:font-size="100%"/>
      </text:list-level-style-bullet>
    </text:list-style>
    <text:list-style style:name="a257">
      <text:list-level-style-bullet text:level="1" text:bullet-char="">
        <style:list-level-properties text:space-before="0.16535in" text:min-label-width="0.49603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5115in" text:min-label-width="0.49603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87082in" text:min-label-width="0.49603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13537in" text:min-label-width="0.49603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36685in" text:min-label-width="0.49603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6314in" text:min-label-width="0.49603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87391in" text:min-label-width="0.49603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2.11642in" text:min-label-width="0.49603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35892in" text:min-label-width="0.49603in"/>
        <style:text-properties fo:color="#f9f9f9" fo:font-family="Wingdings 2" style:font-charset="x-symbol" fo:font-size="65%"/>
      </text:list-level-style-bullet>
    </text:list-style>
    <text:list-style style:name="a490">
      <text:list-level-style-bullet text:level="1" text:bullet-char="">
        <style:list-level-properties text:space-before="0.44092in" text:min-label-width="0.22046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82672in" text:min-label-width="0.22046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14639in" text:min-label-width="0.22046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41094in" text:min-label-width="0.22046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64243in" text:min-label-width="0.22046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90698in" text:min-label-width="0.22046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2.14948in" text:min-label-width="0.22046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39199in" text:min-label-width="0.22046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6345in" text:min-label-width="0.22046in"/>
        <style:text-properties fo:color="#ffffff" fo:font-family="Wingdings 3" style:font-charset="x-symbol" fo:font-size="100%"/>
      </text:list-level-style-bullet>
    </text:list-style>
    <text:list-style style:name="a403">
      <text:list-level-style-bullet text:level="1" text:bullet-char="">
        <style:list-level-properties text:space-before="0.44092in" text:min-label-width="0.22046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82672in" text:min-label-width="0.22046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14639in" text:min-label-width="0.22046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41094in" text:min-label-width="0.22046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64243in" text:min-label-width="0.22046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90698in" text:min-label-width="0.22046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2.14948in" text:min-label-width="0.22046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39199in" text:min-label-width="0.22046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6345in" text:min-label-width="0.22046in"/>
        <style:text-properties fo:color="#ffffff" fo:font-family="Wingdings 2" style:font-charset="x-symbol" fo:font-size="100%"/>
      </text:list-level-style-bullet>
    </text:list-style>
    <text:list-style style:name="a274">
      <text:list-level-style-bullet text:level="1" text:bullet-char="">
        <style:list-level-properties text:space-before="0.16535in" text:min-label-width="0.49603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5115in" text:min-label-width="0.49603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87082in" text:min-label-width="0.49603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13537in" text:min-label-width="0.49603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36685in" text:min-label-width="0.49603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6314in" text:min-label-width="0.49603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87391in" text:min-label-width="0.49603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2.11642in" text:min-label-width="0.49603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35892in" text:min-label-width="0.49603in"/>
        <style:text-properties fo:color="#f9f9f9" fo:font-family="Wingdings 2" style:font-charset="x-symbol" fo:font-size="65%"/>
      </text:list-level-style-bullet>
    </text:list-style>
    <text:list-style style:name="a494">
      <text:list-level-style-bullet text:level="1" text:bullet-char="">
        <style:list-level-properties text:space-before="0.44092in" text:min-label-width="0.22046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82672in" text:min-label-width="0.22046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14639in" text:min-label-width="0.22046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41094in" text:min-label-width="0.22046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64243in" text:min-label-width="0.22046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90698in" text:min-label-width="0.22046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2.14948in" text:min-label-width="0.22046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39199in" text:min-label-width="0.22046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6345in" text:min-label-width="0.22046in"/>
        <style:text-properties fo:color="#ffffff" fo:font-family="Wingdings 2" style:font-charset="x-symbol" fo:font-size="100%"/>
      </text:list-level-style-bullet>
    </text:list-style>
    <text:list-style style:name="a277">
      <text:list-level-style-bullet text:level="1" text:bullet-char="">
        <style:list-level-properties text:space-before="0.31967in" text:min-label-width="0.3417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70547in" text:min-label-width="0.3417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1.02514in" text:min-label-width="0.3417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28969in" text:min-label-width="0.3417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52117in" text:min-label-width="0.3417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78573in" text:min-label-width="0.3417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2.02823in" text:min-label-width="0.3417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27074in" text:min-label-width="0.3417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51324in" text:min-label-width="0.34171in"/>
        <style:text-properties fo:color="#ffffff" fo:font-family="Wingdings 2" style:font-charset="x-symbol" fo:font-size="8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4719in"/>
      </text:list-level-style-number>
      <text:list-level-style-number text:level="3" style:num-format="">
        <style:list-level-properties text:space-before="1.36685in"/>
      </text:list-level-style-number>
      <text:list-level-style-number text:level="4" style:num-format="">
        <style:list-level-properties text:space-before="1.6314in"/>
      </text:list-level-style-number>
      <text:list-level-style-number text:level="5" style:num-format="">
        <style:list-level-properties text:space-before="1.86289in"/>
      </text:list-level-style-number>
      <text:list-level-style-number text:level="6" style:num-format="">
        <style:list-level-properties text:space-before="2.12744in"/>
      </text:list-level-style-number>
      <text:list-level-style-number text:level="7" style:num-format="">
        <style:list-level-properties text:space-before="2.36995in"/>
      </text:list-level-style-number>
      <text:list-level-style-number text:level="8" style:num-format="">
        <style:list-level-properties text:space-before="2.61245in"/>
      </text:list-level-style-number>
      <text:list-level-style-number text:level="9" style:num-format="">
        <style:list-level-properties text:space-before="2.85496in"/>
      </text:list-level-style-number>
    </text:list-style>
    <text:list-style style:name="a202">
      <text:list-level-style-bullet text:level="1" text:bullet-char="">
        <style:list-level-properties text:space-before="0.31967in" text:min-label-width="0.3417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70547in" text:min-label-width="0.3417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1.02514in" text:min-label-width="0.3417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28969in" text:min-label-width="0.3417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52117in" text:min-label-width="0.3417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78573in" text:min-label-width="0.3417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2.02823in" text:min-label-width="0.3417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27074in" text:min-label-width="0.3417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51324in" text:min-label-width="0.34171in"/>
        <style:text-properties fo:color="#ffffff" fo:font-family="Wingdings 2" style:font-charset="x-symbol" fo:font-size="80%"/>
      </text:list-level-style-bullet>
    </text:list-style>
    <text:list-style style:name="a182">
      <text:list-level-style-bullet text:level="1" text:bullet-char="">
        <style:list-level-properties text:space-before="0.16535in" text:min-label-width="0.49603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5115in" text:min-label-width="0.49603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87082in" text:min-label-width="0.49603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13537in" text:min-label-width="0.49603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36685in" text:min-label-width="0.49603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6314in" text:min-label-width="0.49603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87391in" text:min-label-width="0.49603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2.11642in" text:min-label-width="0.49603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35892in" text:min-label-width="0.49603in"/>
        <style:text-properties fo:color="#f9f9f9" fo:font-family="Wingdings 2" style:font-charset="x-symbol" fo:font-size="65%"/>
      </text:list-level-style-bullet>
    </text:list-style>
    <text:list-style style:name="a531">
      <text:list-level-style-bullet text:level="1" text:bullet-char="">
        <style:list-level-properties text:space-before="0.16535in" text:min-label-width="0.49603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5115in" text:min-label-width="0.49603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87082in" text:min-label-width="0.49603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13537in" text:min-label-width="0.49603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36685in" text:min-label-width="0.49603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6314in" text:min-label-width="0.49603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87391in" text:min-label-width="0.49603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2.11642in" text:min-label-width="0.49603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35892in" text:min-label-width="0.49603in"/>
        <style:text-properties fo:color="#f9f9f9" fo:font-family="Wingdings 2" style:font-charset="x-symbol" fo:font-size="65%"/>
      </text:list-level-style-bullet>
    </text:list-style>
    <text:list-style style:name="a205">
      <text:list-level-style-bullet text:level="1" text:bullet-char="">
        <style:list-level-properties text:space-before="0.3858in" text:min-label-width="0.27558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7161in" text:min-label-width="0.27558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1.09128in" text:min-label-width="0.27558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35583in" text:min-label-width="0.27558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58731in" text:min-label-width="0.27558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85186in" text:min-label-width="0.27558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2.09437in" text:min-label-width="0.27558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33688in" text:min-label-width="0.27558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57938in" text:min-label-width="0.27558in"/>
        <style:text-properties fo:color="#ffffff" fo:font-family="Wingdings" style:font-charset="x-symbol" fo:font-size="95%"/>
      </text:list-level-style-bullet>
    </text:list-style>
    <text:list-style style:name="a185">
      <text:list-level-style-bullet text:level="1" text:bullet-char="">
        <style:list-level-properties text:space-before="0.31967in" text:min-label-width="0.3417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70547in" text:min-label-width="0.3417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1.02514in" text:min-label-width="0.3417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28969in" text:min-label-width="0.3417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52117in" text:min-label-width="0.3417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78573in" text:min-label-width="0.3417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2.02823in" text:min-label-width="0.3417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27074in" text:min-label-width="0.3417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51324in" text:min-label-width="0.34171in"/>
        <style:text-properties fo:color="#ffffff" fo:font-family="Wingdings 2" style:font-charset="x-symbol" fo:font-size="80%"/>
      </text:list-level-style-bullet>
    </text:list-style>
    <text:list-style style:name="a534">
      <text:list-level-style-bullet text:level="1" text:bullet-char="">
        <style:list-level-properties text:space-before="0.31967in" text:min-label-width="0.3417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70547in" text:min-label-width="0.3417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1.02514in" text:min-label-width="0.3417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28969in" text:min-label-width="0.3417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52117in" text:min-label-width="0.3417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78573in" text:min-label-width="0.3417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2.02823in" text:min-label-width="0.3417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27074in" text:min-label-width="0.3417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51324in" text:min-label-width="0.34171in"/>
        <style:text-properties fo:color="#ffffff" fo:font-family="Wingdings 2" style:font-charset="x-symbol" fo:font-size="80%"/>
      </text:list-level-style-bullet>
    </text:list-style>
    <text:list-style style:name="a208">
      <text:list-level-style-bullet text:level="1" text:bullet-char="">
        <style:list-level-properties text:space-before="0.44092in" text:min-label-width="0.22046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82672in" text:min-label-width="0.22046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14639in" text:min-label-width="0.22046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41094in" text:min-label-width="0.22046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64243in" text:min-label-width="0.22046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90698in" text:min-label-width="0.22046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2.14948in" text:min-label-width="0.22046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39199in" text:min-label-width="0.22046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6345in" text:min-label-width="0.22046in"/>
        <style:text-properties fo:color="#ffffff" fo:font-family="Wingdings 3" style:font-charset="x-symbol" fo:font-size="100%"/>
      </text:list-level-style-bullet>
    </text:list-style>
    <text:list-style style:name="a188">
      <text:list-level-style-bullet text:level="1" text:bullet-char="">
        <style:list-level-properties text:space-before="0.3858in" text:min-label-width="0.27558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7161in" text:min-label-width="0.27558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1.09128in" text:min-label-width="0.27558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35583in" text:min-label-width="0.27558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58731in" text:min-label-width="0.27558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85186in" text:min-label-width="0.27558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2.09437in" text:min-label-width="0.27558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33688in" text:min-label-width="0.27558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57938in" text:min-label-width="0.27558in"/>
        <style:text-properties fo:color="#ffffff" fo:font-family="Wingdings" style:font-charset="x-symbol" fo:font-size="95%"/>
      </text:list-level-style-bullet>
    </text:list-style>
    <text:list-style style:name="a537">
      <text:list-level-style-bullet text:level="1" text:bullet-char="">
        <style:list-level-properties text:space-before="0.3858in" text:min-label-width="0.27558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7161in" text:min-label-width="0.27558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1.09128in" text:min-label-width="0.27558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35583in" text:min-label-width="0.27558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58731in" text:min-label-width="0.27558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85186in" text:min-label-width="0.27558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2.09437in" text:min-label-width="0.27558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33688in" text:min-label-width="0.27558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57938in" text:min-label-width="0.27558in"/>
        <style:text-properties fo:color="#ffffff" fo:font-family="Wingdings" style:font-charset="x-symbol" fo:font-size="95%"/>
      </text:list-level-style-bullet>
    </text:list-style>
    <text:list-style style:name="a11">
      <text:list-level-style-bullet text:level="1" text:bullet-char="">
        <style:list-level-properties text:space-before="0.31967in" text:min-label-width="0.3417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70547in" text:min-label-width="0.3417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1.02514in" text:min-label-width="0.3417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28969in" text:min-label-width="0.3417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52117in" text:min-label-width="0.3417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78573in" text:min-label-width="0.3417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2.02823in" text:min-label-width="0.3417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27074in" text:min-label-width="0.3417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51324in" text:min-label-width="0.34171in"/>
        <style:text-properties fo:color="#ffffff" fo:font-family="Wingdings 2" style:font-charset="x-symbol" fo:font-size="8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4719in"/>
      </text:list-level-style-number>
      <text:list-level-style-number text:level="3" style:num-format="">
        <style:list-level-properties text:space-before="1.36685in"/>
      </text:list-level-style-number>
      <text:list-level-style-number text:level="4" style:num-format="">
        <style:list-level-properties text:space-before="1.6314in"/>
      </text:list-level-style-number>
      <text:list-level-style-number text:level="5" style:num-format="">
        <style:list-level-properties text:space-before="1.86289in"/>
      </text:list-level-style-number>
      <text:list-level-style-number text:level="6" style:num-format="">
        <style:list-level-properties text:space-before="2.12744in"/>
      </text:list-level-style-number>
      <text:list-level-style-number text:level="7" style:num-format="">
        <style:list-level-properties text:space-before="2.36995in"/>
      </text:list-level-style-number>
      <text:list-level-style-number text:level="8" style:num-format="">
        <style:list-level-properties text:space-before="2.61245in"/>
      </text:list-level-style-number>
      <text:list-level-style-number text:level="9" style:num-format="">
        <style:list-level-properties text:space-before="2.85496in"/>
      </text:list-level-style-number>
    </text:list-style>
    <text:list-style style:name="a14">
      <text:list-level-style-bullet text:level="1" text:bullet-char="">
        <style:list-level-properties text:space-before="0.3858in" text:min-label-width="0.27558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7161in" text:min-label-width="0.27558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1.09128in" text:min-label-width="0.27558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35583in" text:min-label-width="0.27558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58731in" text:min-label-width="0.27558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85186in" text:min-label-width="0.27558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2.09437in" text:min-label-width="0.27558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33688in" text:min-label-width="0.27558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57938in" text:min-label-width="0.27558in"/>
        <style:text-properties fo:color="#ffffff" fo:font-family="Wingdings" style:font-charset="x-symbol" fo:font-size="95%"/>
      </text:list-level-style-bullet>
    </text:list-style>
    <text:list-style style:name="a17">
      <text:list-level-style-bullet text:level="1" text:bullet-char="">
        <style:list-level-properties text:space-before="0.44092in" text:min-label-width="0.22046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82672in" text:min-label-width="0.22046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14639in" text:min-label-width="0.22046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41094in" text:min-label-width="0.22046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64243in" text:min-label-width="0.22046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90698in" text:min-label-width="0.22046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2.14948in" text:min-label-width="0.22046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39199in" text:min-label-width="0.22046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6345in" text:min-label-width="0.22046in"/>
        <style:text-properties fo:color="#ffffff" fo:font-family="Wingdings 3" style:font-charset="x-symbol" fo:font-size="100%"/>
      </text:list-level-style-bullet>
    </text:list-style>
    <text:list-style style:name="a260">
      <text:list-level-style-bullet text:level="1" text:bullet-char="">
        <style:list-level-properties text:space-before="0.31967in" text:min-label-width="0.3417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70547in" text:min-label-width="0.3417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1.02514in" text:min-label-width="0.3417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28969in" text:min-label-width="0.3417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52117in" text:min-label-width="0.3417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78573in" text:min-label-width="0.3417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2.02823in" text:min-label-width="0.3417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27074in" text:min-label-width="0.3417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51324in" text:min-label-width="0.34171in"/>
        <style:text-properties fo:color="#ffffff" fo:font-family="Wingdings 2" style:font-charset="x-symbol" fo:font-size="8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4719in"/>
      </text:list-level-style-number>
      <text:list-level-style-number text:level="3" style:num-format="">
        <style:list-level-properties text:space-before="1.36685in"/>
      </text:list-level-style-number>
      <text:list-level-style-number text:level="4" style:num-format="">
        <style:list-level-properties text:space-before="1.6314in"/>
      </text:list-level-style-number>
      <text:list-level-style-number text:level="5" style:num-format="">
        <style:list-level-properties text:space-before="1.86289in"/>
      </text:list-level-style-number>
      <text:list-level-style-number text:level="6" style:num-format="">
        <style:list-level-properties text:space-before="2.12744in"/>
      </text:list-level-style-number>
      <text:list-level-style-number text:level="7" style:num-format="">
        <style:list-level-properties text:space-before="2.36995in"/>
      </text:list-level-style-number>
      <text:list-level-style-number text:level="8" style:num-format="">
        <style:list-level-properties text:space-before="2.61245in"/>
      </text:list-level-style-number>
      <text:list-level-style-number text:level="9" style:num-format="">
        <style:list-level-properties text:space-before="2.85496in"/>
      </text:list-level-style-number>
    </text:list-style>
    <text:list-style style:name="a481">
      <text:list-level-style-bullet text:level="1" text:bullet-char="">
        <style:list-level-properties text:space-before="0.16535in" text:min-label-width="0.49603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5115in" text:min-label-width="0.49603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87082in" text:min-label-width="0.49603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13537in" text:min-label-width="0.49603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36685in" text:min-label-width="0.49603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6314in" text:min-label-width="0.49603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87391in" text:min-label-width="0.49603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2.11642in" text:min-label-width="0.49603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35892in" text:min-label-width="0.49603in"/>
        <style:text-properties fo:color="#f9f9f9" fo:font-family="Wingdings 2" style:font-charset="x-symbol" fo:font-size="65%"/>
      </text:list-level-style-bullet>
    </text:list-style>
    <text:list-style style:name="a263">
      <text:list-level-style-bullet text:level="1" text:bullet-char="">
        <style:list-level-properties text:space-before="0.3858in" text:min-label-width="0.27558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7161in" text:min-label-width="0.27558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1.09128in" text:min-label-width="0.27558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35583in" text:min-label-width="0.27558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58731in" text:min-label-width="0.27558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85186in" text:min-label-width="0.27558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2.09437in" text:min-label-width="0.27558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33688in" text:min-label-width="0.27558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57938in" text:min-label-width="0.27558in"/>
        <style:text-properties fo:color="#ffffff" fo:font-family="Wingdings" style:font-charset="x-symbol" fo:font-size="95%"/>
      </text:list-level-style-bullet>
    </text:list-style>
    <text:list-style style:name="a484">
      <text:list-level-style-bullet text:level="1" text:bullet-char="">
        <style:list-level-properties text:space-before="0.31967in" text:min-label-width="0.3417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70547in" text:min-label-width="0.3417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1.02514in" text:min-label-width="0.3417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28969in" text:min-label-width="0.3417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52117in" text:min-label-width="0.3417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78573in" text:min-label-width="0.3417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2.02823in" text:min-label-width="0.3417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27074in" text:min-label-width="0.3417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51324in" text:min-label-width="0.34171in"/>
        <style:text-properties fo:color="#ffffff" fo:font-family="Wingdings 2" style:font-charset="x-symbol" fo:font-size="80%"/>
      </text:list-level-style-bullet>
    </text:list-style>
    <text:list-style style:name="a266">
      <text:list-level-style-bullet text:level="1" text:bullet-char="">
        <style:list-level-properties text:space-before="0.44092in" text:min-label-width="0.22046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82672in" text:min-label-width="0.22046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14639in" text:min-label-width="0.22046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41094in" text:min-label-width="0.22046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64243in" text:min-label-width="0.22046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90698in" text:min-label-width="0.22046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2.14948in" text:min-label-width="0.22046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39199in" text:min-label-width="0.22046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6345in" text:min-label-width="0.22046in"/>
        <style:text-properties fo:color="#ffffff" fo:font-family="Wingdings 3" style:font-charset="x-symbol" fo:font-size="100%"/>
      </text:list-level-style-bullet>
    </text:list-style>
    <text:list-style style:name="a280">
      <text:list-level-style-bullet text:level="1" text:bullet-char="">
        <style:list-level-properties text:space-before="0.3858in" text:min-label-width="0.27558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7161in" text:min-label-width="0.27558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1.09128in" text:min-label-width="0.27558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35583in" text:min-label-width="0.27558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58731in" text:min-label-width="0.27558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85186in" text:min-label-width="0.27558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2.09437in" text:min-label-width="0.27558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33688in" text:min-label-width="0.27558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57938in" text:min-label-width="0.27558in"/>
        <style:text-properties fo:color="#ffffff" fo:font-family="Wingdings" style:font-charset="x-symbol" fo:font-size="95%"/>
      </text:list-level-style-bullet>
    </text:list-style>
    <text:list-style style:name="a390">
      <text:list-level-style-bullet text:level="1" text:bullet-char="">
        <style:list-level-properties text:space-before="0.16535in" text:min-label-width="0.49603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5115in" text:min-label-width="0.49603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87082in" text:min-label-width="0.49603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13537in" text:min-label-width="0.49603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36685in" text:min-label-width="0.49603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6314in" text:min-label-width="0.49603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87391in" text:min-label-width="0.49603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2.11642in" text:min-label-width="0.49603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35892in" text:min-label-width="0.49603in"/>
        <style:text-properties fo:color="#f9f9f9" fo:font-family="Wingdings 2" style:font-charset="x-symbol" fo:font-size="65%"/>
      </text:list-level-style-bullet>
    </text:list-style>
    <text:list-style style:name="a487">
      <text:list-level-style-bullet text:level="1" text:bullet-char="">
        <style:list-level-properties text:space-before="0.3858in" text:min-label-width="0.27558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7161in" text:min-label-width="0.27558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1.09128in" text:min-label-width="0.27558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35583in" text:min-label-width="0.27558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58731in" text:min-label-width="0.27558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85186in" text:min-label-width="0.27558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2.09437in" text:min-label-width="0.27558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33688in" text:min-label-width="0.27558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57938in" text:min-label-width="0.27558in"/>
        <style:text-properties fo:color="#ffffff" fo:font-family="Wingdings" style:font-charset="x-symbol" fo:font-size="95%"/>
      </text:list-level-style-bullet>
    </text:list-style>
    <text:list-style style:name="a283">
      <text:list-level-style-bullet text:level="1" text:bullet-char="">
        <style:list-level-properties text:space-before="0.44092in" text:min-label-width="0.22046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82672in" text:min-label-width="0.22046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14639in" text:min-label-width="0.22046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41094in" text:min-label-width="0.22046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64243in" text:min-label-width="0.22046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90698in" text:min-label-width="0.22046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2.14948in" text:min-label-width="0.22046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39199in" text:min-label-width="0.22046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6345in" text:min-label-width="0.22046in"/>
        <style:text-properties fo:color="#ffffff" fo:font-family="Wingdings 3" style:font-charset="x-symbol" fo:font-size="100%"/>
      </text:list-level-style-bullet>
    </text:list-style>
    <text:list-style style:name="a393">
      <text:list-level-style-bullet text:level="1" text:bullet-char="">
        <style:list-level-properties text:space-before="0.31967in" text:min-label-width="0.3417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70547in" text:min-label-width="0.3417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1.02514in" text:min-label-width="0.3417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28969in" text:min-label-width="0.3417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52117in" text:min-label-width="0.3417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78573in" text:min-label-width="0.3417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2.02823in" text:min-label-width="0.3417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27074in" text:min-label-width="0.3417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51324in" text:min-label-width="0.34171in"/>
        <style:text-properties fo:color="#ffffff" fo:font-family="Wingdings 2" style:font-charset="x-symbol" fo:font-size="80%"/>
      </text:list-level-style-bullet>
    </text:list-style>
    <text:list-style style:name="a101">
      <text:list-level-style-bullet text:level="1" text:bullet-char="">
        <style:list-level-properties text:space-before="0.3858in" text:min-label-width="0.27558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7161in" text:min-label-width="0.27558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1.09128in" text:min-label-width="0.27558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35583in" text:min-label-width="0.27558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58731in" text:min-label-width="0.27558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85186in" text:min-label-width="0.27558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2.09437in" text:min-label-width="0.27558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33688in" text:min-label-width="0.27558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57938in" text:min-label-width="0.27558in"/>
        <style:text-properties fo:color="#ffffff" fo:font-family="Wingdings" style:font-charset="x-symbol" fo:font-size="95%"/>
      </text:list-level-style-bullet>
    </text:list-style>
  </office:automatic-styles>
  <office:master-styles>
    <draw:layer-set>
      <draw:layer draw:name="Master1-bg" draw:protected="true"/>
    </draw:layer-set>
    <style:master-page style:name="Master1-Ápice" style:page-layout-name="pageLayout1" draw:style-name="a1">
      <draw:frame draw:id="id0" presentation:style-name="a5" draw:name="Espaço Reservado para Título 21" svg:x="0.55122in" svg:y="0.33108in" svg:width="9.92188in" svg:height="1.37789in" presentation:class="title" presentation:placeholder="false">
        <draw:text-box>
          <text:p text:style-name="a4" text:class-names="" text:cond-style-name=""><text:span text:style-name="a2" text:class-names="">Clique para editar o estilo do título mestre</text:span><text:span text:style-name="a3" text:class-names=""/></text:p>
        </draw:text-box>
        <svg:desc/>
      </draw:frame>
      <draw:frame draw:id="id1" presentation:style-name="a22" draw:name="Espaço Reservado para Texto 12" svg:x="0.55122in" svg:y="1.92905in" svg:width="9.92188in" svg:height="5.6769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 para editar os estilos do texto mestr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5" draw:name="Espaço Reservado para Data 13" svg:x="0.55122in" svg:y="7.73534in" svg:width="2.57234in" svg:height="0.44016in" presentation:class="date-time" presentation:placeholder="false">
        <draw:text-box>
          <text:p text:style-name="a24" text:class-names="" text:cond-style-name=""><text:span text:style-name="a23" text:class-names=""/></text:p>
        </draw:text-box>
        <svg:desc/>
      </draw:frame>
      <draw:frame draw:id="id3" presentation:style-name="a28" draw:name="Espaço Reservado para Rodapé 2" svg:x="3.76664in" svg:y="7.73534in" svg:width="3.49103in" svg:height="0.44016in" presentation:class="footer" presentation:placeholder="false">
        <draw:text-box>
          <text:p text:style-name="a27" text:class-names="" text:cond-style-name=""><text:span text:style-name="a26" text:class-names=""/></text:p>
        </draw:text-box>
        <svg:desc/>
      </draw:frame>
      <draw:frame draw:id="id4" presentation:style-name="a32" draw:name="Espaço Reservado para Número de Slide 22" svg:x="9.5544in" svg:y="7.73534in" svg:width="0.91869in" svg:height="0.44016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desc/>
      </draw:frame>
      <presentation:notes style:page-layout-name="pageLayout2" draw:style-name="a49">
        <draw:page-thumbnail svg:x="1.24479in" svg:y="0.83507in" svg:width="6.00868in" svg:height="4.12326in" presentation:class="page" draw:id="id5" presentation:style-name="a33" draw:name="Rectangle 1">
          <svg:desc/>
        </draw:page-thumbnail>
        <draw:frame draw:id="id6" presentation:style-name="a36" draw:name="Rectangle 2" svg:x="0.85069in" svg:y="5.22396in" svg:width="6.79861in" svg:height="4.9479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desc/>
        </draw:frame>
        <draw:frame draw:id="id7" presentation:style-name="a39" draw:name="Rectangle 3" svg:x="0in" svg:y="0in" svg:width="3.6875in" svg:height="0.54861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desc/>
        </draw:frame>
        <draw:frame draw:id="id8" presentation:style-name="a42" draw:name="Rectangle 4" svg:x="4.81076in" svg:y="0in" svg:width="3.6875in" svg:height="0.54861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desc/>
        </draw:frame>
        <draw:frame draw:id="id9" presentation:style-name="a45" draw:name="Rectangle 5" svg:x="0in" svg:y="10.44965in" svg:width="3.6875in" svg:height="0.54861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desc/>
        </draw:frame>
        <draw:frame draw:id="id10" presentation:style-name="a48" draw:name="Rectangle 6" svg:x="4.81076in" svg:y="10.44965in" svg:width="3.6875in" svg:height="0.54861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Slide-de-título" style:page-layout-name="pageLayout1" draw:style-name="a51">
      <draw:frame draw:id="id11" presentation:style-name="a55" draw:name="Título 7" svg:x="0.50881in" svg:y="1.65347in" svg:width="9.92188in" svg:height="2.20463in" presentation:class="title" presentation:placeholder="false">
        <draw:text-box>
          <text:p text:style-name="a54" text:class-names="" text:cond-style-name=""><text:span text:style-name="a52" text:class-names="">Clique para editar o estilo do título mestre</text:span><text:span text:style-name="a53" text:class-names=""/></text:p>
        </draw:text-box>
        <svg:desc/>
      </draw:frame>
      <draw:frame draw:id="id12" presentation:style-name="a58" draw:name="Espaço Reservado para Data 27" svg:x="0.55122in" svg:y="7.73534in" svg:width="2.57234in" svg:height="0.44016in" presentation:class="date-time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13" presentation:style-name="a61" draw:name="Espaço Reservado para Rodapé 16" svg:x="3.76664in" svg:y="7.73534in" svg:width="3.49103in" svg:height="0.44016in" presentation:class="footer" presentation:placeholder="false">
        <draw:text-box>
          <text:p text:style-name="a60" text:class-names="" text:cond-style-name=""><text:span text:style-name="a59" text:class-names=""/></text:p>
        </draw:text-box>
        <svg:desc/>
      </draw:frame>
      <draw:frame draw:id="id14" presentation:style-name="a65" draw:name="Espaço Reservado para Número de Slide 28" svg:x="9.5544in" svg:y="7.73534in" svg:width="0.91869in" svg:height="0.44016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desc/>
      </draw:frame>
      <draw:frame draw:id="id15" presentation:style-name="a69" draw:name="Subtítulo 8" svg:x="1.65365in" svg:y="4.01638in" svg:width="7.71701in" svg:height="2.11277in" presentation:class="subtitle" presentation:placeholder="false">
        <draw:text-box>
          <text:p text:style-name="a68" text:class-names="" text:cond-style-name=""><text:span text:style-name="a66" text:class-names="">Clique para editar o estilo do subtítulo mestre</text:span><text:span text:style-name="a67" text:class-names=""/></text:p>
        </draw:text-box>
        <svg:desc/>
      </draw:frame>
      <presentation:notes style:page-layout-name="pageLayout2" draw:style-name="a86">
        <draw:page-thumbnail svg:x="1.24479in" svg:y="0.83507in" svg:width="6.00868in" svg:height="4.12326in" presentation:class="page" draw:id="id5" presentation:style-name="a70" draw:name="Rectangle 1">
          <svg:desc/>
        </draw:page-thumbnail>
        <draw:frame draw:id="id6" presentation:style-name="a73" draw:name="Rectangle 2" svg:x="0.85069in" svg:y="5.22396in" svg:width="6.79861in" svg:height="4.9479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desc/>
        </draw:frame>
        <draw:frame draw:id="id7" presentation:style-name="a76" draw:name="Rectangle 3" svg:x="0in" svg:y="0in" svg:width="3.6875in" svg:height="0.54861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desc/>
        </draw:frame>
        <draw:frame draw:id="id8" presentation:style-name="a79" draw:name="Rectangle 4" svg:x="4.81076in" svg:y="0in" svg:width="3.6875in" svg:height="0.54861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desc/>
        </draw:frame>
        <draw:frame draw:id="id9" presentation:style-name="a82" draw:name="Rectangle 5" svg:x="0in" svg:y="10.44965in" svg:width="3.6875in" svg:height="0.54861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desc/>
        </draw:frame>
        <draw:frame draw:id="id10" presentation:style-name="a85" draw:name="Rectangle 6" svg:x="4.81076in" svg:y="10.44965in" svg:width="3.6875in" svg:height="0.54861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ítulo-e-conteúdo" style:page-layout-name="pageLayout1" draw:style-name="a88">
      <draw:frame draw:id="id16" presentation:style-name="a92" draw:name="Título 1" svg:x="0.55122in" svg:y="0.33108in" svg:width="9.92188in" svg:height="1.37789in" presentation:class="title" presentation:placeholder="false">
        <draw:text-box>
          <text:p text:style-name="a91" text:class-names="" text:cond-style-name=""><text:span text:style-name="a89" text:class-names="">Clique para editar o estilo do título mestre</text:span><text:span text:style-name="a90" text:class-names=""/></text:p>
        </draw:text-box>
        <svg:desc/>
      </draw:frame>
      <draw:frame draw:id="id17" presentation:style-name="a109" draw:name="Espaço Reservado para Conteúdo 2" svg:x="0.55122in" svg:y="1.92905in" svg:width="9.92188in" svg:height="5.67692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que para editar os estilos do texto mestre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gundo ní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Quinto ní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2" draw:name="Espaço Reservado para Data 3" svg:x="0.55122in" svg:y="7.73534in" svg:width="2.57234in" svg:height="0.44016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desc/>
      </draw:frame>
      <draw:frame draw:id="id19" presentation:style-name="a115" draw:name="Espaço Reservado para Rodapé 4" svg:x="3.76664in" svg:y="7.73534in" svg:width="3.49103in" svg:height="0.44016in" presentation:class="footer" presentation:placeholder="false">
        <draw:text-box>
          <text:p text:style-name="a114" text:class-names="" text:cond-style-name=""><text:span text:style-name="a113" text:class-names=""/></text:p>
        </draw:text-box>
        <svg:desc/>
      </draw:frame>
      <draw:frame draw:id="id20" presentation:style-name="a119" draw:name="Espaço Reservado para Número de Slide 5" svg:x="9.5544in" svg:y="7.73534in" svg:width="0.91869in" svg:height="0.44016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desc/>
      </draw:frame>
      <presentation:notes style:page-layout-name="pageLayout2" draw:style-name="a136">
        <draw:page-thumbnail svg:x="1.24479in" svg:y="0.83507in" svg:width="6.00868in" svg:height="4.12326in" presentation:class="page" draw:id="id5" presentation:style-name="a120" draw:name="Rectangle 1">
          <svg:desc/>
        </draw:page-thumbnail>
        <draw:frame draw:id="id6" presentation:style-name="a123" draw:name="Rectangle 2" svg:x="0.85069in" svg:y="5.22396in" svg:width="6.79861in" svg:height="4.9479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desc/>
        </draw:frame>
        <draw:frame draw:id="id7" presentation:style-name="a126" draw:name="Rectangle 3" svg:x="0in" svg:y="0in" svg:width="3.6875in" svg:height="0.54861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desc/>
        </draw:frame>
        <draw:frame draw:id="id8" presentation:style-name="a129" draw:name="Rectangle 4" svg:x="4.81076in" svg:y="0in" svg:width="3.6875in" svg:height="0.54861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desc/>
        </draw:frame>
        <draw:frame draw:id="id9" presentation:style-name="a132" draw:name="Rectangle 5" svg:x="0in" svg:y="10.44965in" svg:width="3.6875in" svg:height="0.54861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desc/>
        </draw:frame>
        <draw:frame draw:id="id10" presentation:style-name="a135" draw:name="Rectangle 6" svg:x="4.81076in" svg:y="10.44965in" svg:width="3.6875in" svg:height="0.54861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Cabeçalho-da-Seção" style:page-layout-name="pageLayout1" draw:style-name="a138">
      <draw:frame draw:id="id21" presentation:style-name="a142" draw:name="Título 1" svg:x="1.92925in" svg:y="0.73488in" svg:width="8.54384in" svg:height="2.20463in" presentation:class="title" presentation:placeholder="false">
        <draw:text-box>
          <text:p text:style-name="a141" text:class-names="" text:cond-style-name=""><text:span text:style-name="a139" text:class-names="">Clique para editar o estilo do título mestre</text:span><text:span text:style-name="a140" text:class-names=""/></text:p>
        </draw:text-box>
        <svg:desc/>
      </draw:frame>
      <draw:frame draw:id="id22" presentation:style-name="a146" draw:name="Espaço Reservado para Texto 2" svg:x="1.92925in" svg:y="3.02315in" svg:width="8.54384in" svg:height="1.81997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que para editar os estilos do texto mestre</text:span></text:p>
            </text:list-item>
          </text:list>
        </draw:text-box>
        <svg:desc/>
      </draw:frame>
      <draw:frame draw:id="id23" presentation:style-name="a149" draw:name="Espaço Reservado para Data 3" svg:x="0.55122in" svg:y="7.73534in" svg:width="2.57234in" svg:height="0.44016in" presentation:class="date-time" presentation:placeholder="false">
        <draw:text-box>
          <text:p text:style-name="a148" text:class-names="" text:cond-style-name=""><text:span text:style-name="a147" text:class-names=""/></text:p>
        </draw:text-box>
        <svg:desc/>
      </draw:frame>
      <draw:frame draw:id="id24" presentation:style-name="a152" draw:name="Espaço Reservado para Rodapé 4" svg:x="3.76664in" svg:y="7.73534in" svg:width="3.49103in" svg:height="0.44016in" presentation:class="footer" presentation:placeholder="false">
        <draw:text-box>
          <text:p text:style-name="a151" text:class-names="" text:cond-style-name=""><text:span text:style-name="a150" text:class-names=""/></text:p>
        </draw:text-box>
        <svg:desc/>
      </draw:frame>
      <draw:frame draw:id="id25" presentation:style-name="a156" draw:name="Espaço Reservado para Número de Slide 5" svg:x="9.5544in" svg:y="7.73534in" svg:width="0.91869in" svg:height="0.44016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desc/>
      </draw:frame>
      <presentation:notes style:page-layout-name="pageLayout2" draw:style-name="a173">
        <draw:page-thumbnail svg:x="1.24479in" svg:y="0.83507in" svg:width="6.00868in" svg:height="4.12326in" presentation:class="page" draw:id="id5" presentation:style-name="a157" draw:name="Rectangle 1">
          <svg:desc/>
        </draw:page-thumbnail>
        <draw:frame draw:id="id6" presentation:style-name="a160" draw:name="Rectangle 2" svg:x="0.85069in" svg:y="5.22396in" svg:width="6.79861in" svg:height="4.9479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desc/>
        </draw:frame>
        <draw:frame draw:id="id7" presentation:style-name="a163" draw:name="Rectangle 3" svg:x="0in" svg:y="0in" svg:width="3.6875in" svg:height="0.5486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desc/>
        </draw:frame>
        <draw:frame draw:id="id8" presentation:style-name="a166" draw:name="Rectangle 4" svg:x="4.81076in" svg:y="0in" svg:width="3.6875in" svg:height="0.54861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desc/>
        </draw:frame>
        <draw:frame draw:id="id9" presentation:style-name="a169" draw:name="Rectangle 5" svg:x="0in" svg:y="10.44965in" svg:width="3.6875in" svg:height="0.54861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desc/>
        </draw:frame>
        <draw:frame draw:id="id10" presentation:style-name="a172" draw:name="Rectangle 6" svg:x="4.81076in" svg:y="10.44965in" svg:width="3.6875in" svg:height="0.54861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uas-Partes-de-Conteúdo" style:page-layout-name="pageLayout1" draw:style-name="a175">
      <draw:frame draw:id="id26" presentation:style-name="a179" draw:name="Título 1" svg:x="0.55122in" svg:y="0.33108in" svg:width="9.92188in" svg:height="1.37789in" presentation:class="title" presentation:placeholder="false">
        <draw:text-box>
          <text:p text:style-name="a178" text:class-names="" text:cond-style-name=""><text:span text:style-name="a176" text:class-names="">Clique para editar o estilo do título mestre</text:span><text:span text:style-name="a177" text:class-names=""/></text:p>
        </draw:text-box>
        <svg:desc/>
      </draw:frame>
      <draw:frame draw:id="id27" presentation:style-name="a196" draw:name="Espaço Reservado para Conteúdo 2" svg:x="0.55122in" svg:y="1.92905in" svg:width="4.86907in" svg:height="5.45608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que para editar os estilos do texto mestre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gundo ní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Quinto ní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3" draw:name="Espaço Reservado para Conteúdo 3" svg:x="5.60402in" svg:y="1.92905in" svg:width="4.86907in" svg:height="5.4560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que para editar os estilos do texto mestre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í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í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6" draw:name="Espaço Reservado para Data 4" svg:x="0.55122in" svg:y="7.73534in" svg:width="2.57234in" svg:height="0.44016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desc/>
      </draw:frame>
      <draw:frame draw:id="id30" presentation:style-name="a219" draw:name="Espaço Reservado para Rodapé 5" svg:x="3.76664in" svg:y="7.73534in" svg:width="3.49103in" svg:height="0.44016in" presentation:class="footer" presentation:placeholder="false">
        <draw:text-box>
          <text:p text:style-name="a218" text:class-names="" text:cond-style-name=""><text:span text:style-name="a217" text:class-names=""/></text:p>
        </draw:text-box>
        <svg:desc/>
      </draw:frame>
      <draw:frame draw:id="id31" presentation:style-name="a223" draw:name="Espaço Reservado para Número de Slide 6" svg:x="9.5544in" svg:y="7.73534in" svg:width="0.91869in" svg:height="0.44016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desc/>
      </draw:frame>
      <presentation:notes style:page-layout-name="pageLayout2" draw:style-name="a240">
        <draw:page-thumbnail svg:x="1.24479in" svg:y="0.83507in" svg:width="6.00868in" svg:height="4.12326in" presentation:class="page" draw:id="id5" presentation:style-name="a224" draw:name="Rectangle 1">
          <svg:desc/>
        </draw:page-thumbnail>
        <draw:frame draw:id="id6" presentation:style-name="a227" draw:name="Rectangle 2" svg:x="0.85069in" svg:y="5.22396in" svg:width="6.79861in" svg:height="4.9479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desc/>
        </draw:frame>
        <draw:frame draw:id="id7" presentation:style-name="a230" draw:name="Rectangle 3" svg:x="0in" svg:y="0in" svg:width="3.6875in" svg:height="0.54861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desc/>
        </draw:frame>
        <draw:frame draw:id="id8" presentation:style-name="a233" draw:name="Rectangle 4" svg:x="4.81076in" svg:y="0in" svg:width="3.6875in" svg:height="0.54861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desc/>
        </draw:frame>
        <draw:frame draw:id="id9" presentation:style-name="a236" draw:name="Rectangle 5" svg:x="0in" svg:y="10.44965in" svg:width="3.6875in" svg:height="0.54861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desc/>
        </draw:frame>
        <draw:frame draw:id="id10" presentation:style-name="a239" draw:name="Rectangle 6" svg:x="4.81076in" svg:y="10.44965in" svg:width="3.6875in" svg:height="0.54861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ação" style:page-layout-name="pageLayout1" draw:style-name="a242">
      <draw:frame draw:id="id32" presentation:style-name="a246" draw:name="Título 1" svg:x="0.55122in" svg:y="0.32916in" svg:width="9.92188in" svg:height="1.37789in" presentation:class="title" presentation:placeholder="false">
        <draw:text-box>
          <text:p text:style-name="a245" text:class-names="" text:cond-style-name=""><text:span text:style-name="a243" text:class-names="">Clique para editar o estilo do título mestre</text:span><text:span text:style-name="a244" text:class-names=""/></text:p>
        </draw:text-box>
        <svg:desc/>
      </draw:frame>
      <draw:frame draw:id="id33" presentation:style-name="a250" draw:name="Espaço Reservado para Texto 2" svg:x="0.55122in" svg:y="1.85059in" svg:width="4.87098in" svg:height="0.9052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 para editar os estilos do texto mestre</text:span></text:p>
            </text:list-item>
          </text:list>
        </draw:text-box>
        <svg:desc/>
      </draw:frame>
      <draw:frame draw:id="id34" presentation:style-name="a254" draw:name="Espaço Reservado para Texto 3" svg:x="5.60019in" svg:y="1.85059in" svg:width="4.8729in" svg:height="0.9052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que para editar os estilos do texto mestre</text:span></text:p>
            </text:list-item>
          </text:list>
        </draw:text-box>
        <svg:desc/>
      </draw:frame>
      <draw:frame draw:id="id35" presentation:style-name="a271" draw:name="Espaço Reservado para Conteúdo 4" svg:x="0.55122in" svg:y="2.84765in" svg:width="4.87098in" svg:height="4.5374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 d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6" presentation:style-name="a288" draw:name="Espaço Reservado para Conteúdo 5" svg:x="5.60019in" svg:y="2.84765in" svg:width="4.8729in" svg:height="4.53748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o texto mestre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gundo ní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Quinto ní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91" draw:name="Espaço Reservado para Data 6" svg:x="0.55122in" svg:y="7.73534in" svg:width="2.57234in" svg:height="0.44016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desc/>
      </draw:frame>
      <draw:frame draw:id="id38" presentation:style-name="a294" draw:name="Espaço Reservado para Rodapé 7" svg:x="3.76664in" svg:y="7.73534in" svg:width="3.49103in" svg:height="0.44016in" presentation:class="footer" presentation:placeholder="false">
        <draw:text-box>
          <text:p text:style-name="a293" text:class-names="" text:cond-style-name=""><text:span text:style-name="a292" text:class-names=""/></text:p>
        </draw:text-box>
        <svg:desc/>
      </draw:frame>
      <draw:frame draw:id="id39" presentation:style-name="a298" draw:name="Espaço Reservado para Número de Slide 8" svg:x="9.5544in" svg:y="7.73534in" svg:width="0.91869in" svg:height="0.44016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</draw:text-box>
        <svg:desc/>
      </draw:frame>
      <presentation:notes style:page-layout-name="pageLayout2" draw:style-name="a315">
        <draw:page-thumbnail svg:x="1.24479in" svg:y="0.83507in" svg:width="6.00868in" svg:height="4.12326in" presentation:class="page" draw:id="id5" presentation:style-name="a299" draw:name="Rectangle 1">
          <svg:desc/>
        </draw:page-thumbnail>
        <draw:frame draw:id="id6" presentation:style-name="a302" draw:name="Rectangle 2" svg:x="0.85069in" svg:y="5.22396in" svg:width="6.79861in" svg:height="4.9479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desc/>
        </draw:frame>
        <draw:frame draw:id="id7" presentation:style-name="a305" draw:name="Rectangle 3" svg:x="0in" svg:y="0in" svg:width="3.6875in" svg:height="0.548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desc/>
        </draw:frame>
        <draw:frame draw:id="id8" presentation:style-name="a308" draw:name="Rectangle 4" svg:x="4.81076in" svg:y="0in" svg:width="3.6875in" svg:height="0.548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desc/>
        </draw:frame>
        <draw:frame draw:id="id9" presentation:style-name="a311" draw:name="Rectangle 5" svg:x="0in" svg:y="10.44965in" svg:width="3.6875in" svg:height="0.548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desc/>
        </draw:frame>
        <draw:frame draw:id="id10" presentation:style-name="a314" draw:name="Rectangle 6" svg:x="4.81076in" svg:y="10.44965in" svg:width="3.6875in" svg:height="0.548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Somente-título" style:page-layout-name="pageLayout1" draw:style-name="a317">
      <draw:frame draw:id="id40" presentation:style-name="a321" draw:name="Título 1" svg:x="0.55122in" svg:y="0.33108in" svg:width="9.92188in" svg:height="1.37789in" presentation:class="title" presentation:placeholder="false">
        <draw:text-box>
          <text:p text:style-name="a320" text:class-names="" text:cond-style-name=""><text:span text:style-name="a318" text:class-names="">Clique para editar o estilo do título mestre</text:span><text:span text:style-name="a319" text:class-names=""/></text:p>
        </draw:text-box>
        <svg:desc/>
      </draw:frame>
      <draw:frame draw:id="id41" presentation:style-name="a324" draw:name="Espaço Reservado para Data 2" svg:x="0.55122in" svg:y="7.73534in" svg:width="2.57234in" svg:height="0.44016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desc/>
      </draw:frame>
      <draw:frame draw:id="id42" presentation:style-name="a327" draw:name="Espaço Reservado para Rodapé 3" svg:x="3.76664in" svg:y="7.73534in" svg:width="3.49103in" svg:height="0.44016in" presentation:class="footer" presentation:placeholder="false">
        <draw:text-box>
          <text:p text:style-name="a326" text:class-names="" text:cond-style-name=""><text:span text:style-name="a325" text:class-names=""/></text:p>
        </draw:text-box>
        <svg:desc/>
      </draw:frame>
      <draw:frame draw:id="id43" presentation:style-name="a331" draw:name="Espaço Reservado para Número de Slide 4" svg:x="9.5544in" svg:y="7.73534in" svg:width="0.91869in" svg:height="0.44016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desc/>
      </draw:frame>
      <presentation:notes style:page-layout-name="pageLayout2" draw:style-name="a348">
        <draw:page-thumbnail svg:x="1.24479in" svg:y="0.83507in" svg:width="6.00868in" svg:height="4.12326in" presentation:class="page" draw:id="id5" presentation:style-name="a332" draw:name="Rectangle 1">
          <svg:desc/>
        </draw:page-thumbnail>
        <draw:frame draw:id="id6" presentation:style-name="a335" draw:name="Rectangle 2" svg:x="0.85069in" svg:y="5.22396in" svg:width="6.79861in" svg:height="4.9479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desc/>
        </draw:frame>
        <draw:frame draw:id="id7" presentation:style-name="a338" draw:name="Rectangle 3" svg:x="0in" svg:y="0in" svg:width="3.6875in" svg:height="0.54861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desc/>
        </draw:frame>
        <draw:frame draw:id="id8" presentation:style-name="a341" draw:name="Rectangle 4" svg:x="4.81076in" svg:y="0in" svg:width="3.6875in" svg:height="0.54861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desc/>
        </draw:frame>
        <draw:frame draw:id="id9" presentation:style-name="a344" draw:name="Rectangle 5" svg:x="0in" svg:y="10.44965in" svg:width="3.6875in" svg:height="0.54861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desc/>
        </draw:frame>
        <draw:frame draw:id="id10" presentation:style-name="a347" draw:name="Rectangle 6" svg:x="4.81076in" svg:y="10.44965in" svg:width="3.6875in" svg:height="0.54861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Em-branco" style:page-layout-name="pageLayout1" draw:style-name="a350">
      <draw:frame draw:id="id44" presentation:style-name="a353" draw:name="Espaço Reservado para Data 1" svg:x="0.55122in" svg:y="7.73534in" svg:width="2.57234in" svg:height="0.44016in" presentation:class="date-time" presentation:placeholder="false">
        <draw:text-box>
          <text:p text:style-name="a352" text:class-names="" text:cond-style-name=""><text:span text:style-name="a351" text:class-names=""/></text:p>
        </draw:text-box>
        <svg:desc/>
      </draw:frame>
      <draw:frame draw:id="id45" presentation:style-name="a356" draw:name="Espaço Reservado para Rodapé 2" svg:x="3.76664in" svg:y="7.73534in" svg:width="3.49103in" svg:height="0.44016in" presentation:class="footer" presentation:placeholder="false">
        <draw:text-box>
          <text:p text:style-name="a355" text:class-names="" text:cond-style-name=""><text:span text:style-name="a354" text:class-names=""/></text:p>
        </draw:text-box>
        <svg:desc/>
      </draw:frame>
      <draw:frame draw:id="id46" presentation:style-name="a360" draw:name="Espaço Reservado para Número de Slide 3" svg:x="9.5544in" svg:y="7.73534in" svg:width="0.91869in" svg:height="0.44016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desc/>
      </draw:frame>
      <presentation:notes style:page-layout-name="pageLayout2" draw:style-name="a377">
        <draw:page-thumbnail svg:x="1.24479in" svg:y="0.83507in" svg:width="6.00868in" svg:height="4.12326in" presentation:class="page" draw:id="id5" presentation:style-name="a361" draw:name="Rectangle 1">
          <svg:desc/>
        </draw:page-thumbnail>
        <draw:frame draw:id="id6" presentation:style-name="a364" draw:name="Rectangle 2" svg:x="0.85069in" svg:y="5.22396in" svg:width="6.79861in" svg:height="4.94792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desc/>
        </draw:frame>
        <draw:frame draw:id="id7" presentation:style-name="a367" draw:name="Rectangle 3" svg:x="0in" svg:y="0in" svg:width="3.6875in" svg:height="0.54861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desc/>
        </draw:frame>
        <draw:frame draw:id="id8" presentation:style-name="a370" draw:name="Rectangle 4" svg:x="4.81076in" svg:y="0in" svg:width="3.6875in" svg:height="0.54861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9" presentation:style-name="a373" draw:name="Rectangle 5" svg:x="0in" svg:y="10.44965in" svg:width="3.6875in" svg:height="0.54861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desc/>
        </draw:frame>
        <draw:frame draw:id="id10" presentation:style-name="a376" draw:name="Rectangle 6" svg:x="4.81076in" svg:y="10.44965in" svg:width="3.6875in" svg:height="0.54861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údo-com-Legenda" style:page-layout-name="pageLayout1" draw:style-name="a379">
      <draw:frame draw:id="id47" presentation:style-name="a383" draw:name="Título 1" svg:x="0.55122in" svg:y="0.32916in" svg:width="3.62692in" svg:height="1.40086in" presentation:class="title" presentation:placeholder="false">
        <draw:text-box>
          <text:p text:style-name="a382" text:class-names="" text:cond-style-name=""><text:span text:style-name="a380" text:class-names="">Clique para editar o estilo do título mestre</text:span><text:span text:style-name="a381" text:class-names=""/></text:p>
        </draw:text-box>
        <svg:desc/>
      </draw:frame>
      <draw:frame draw:id="id48" presentation:style-name="a387" draw:name="Espaço Reservado para Texto 2" svg:x="0.55122in" svg:y="1.83719in" svg:width="3.62692in" svg:height="5.54794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 para editar os estilos do texto mestre</text:span></text:p>
            </text:list-item>
          </text:list>
        </draw:text-box>
        <svg:desc/>
      </draw:frame>
      <draw:frame draw:id="id49" presentation:style-name="a404" draw:name="Espaço Reservado para Conteúdo 3" svg:x="4.3102in" svg:y="0.32916in" svg:width="6.16289in" svg:height="7.05596in" presentation:class="object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que para editar os estilos do texto mestre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gundo ní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Quinto ní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0" presentation:style-name="a407" draw:name="Espaço Reservado para Data 4" svg:x="0.55122in" svg:y="7.73534in" svg:width="2.57234in" svg:height="0.44016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desc/>
      </draw:frame>
      <draw:frame draw:id="id51" presentation:style-name="a410" draw:name="Espaço Reservado para Rodapé 5" svg:x="3.76664in" svg:y="7.73534in" svg:width="3.49103in" svg:height="0.44016in" presentation:class="footer" presentation:placeholder="false">
        <draw:text-box>
          <text:p text:style-name="a409" text:class-names="" text:cond-style-name=""><text:span text:style-name="a408" text:class-names=""/></text:p>
        </draw:text-box>
        <svg:desc/>
      </draw:frame>
      <draw:frame draw:id="id52" presentation:style-name="a414" draw:name="Espaço Reservado para Número de Slide 6" svg:x="9.5544in" svg:y="7.73534in" svg:width="0.91869in" svg:height="0.44016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desc/>
      </draw:frame>
      <presentation:notes style:page-layout-name="pageLayout2" draw:style-name="a431">
        <draw:page-thumbnail svg:x="1.24479in" svg:y="0.83507in" svg:width="6.00868in" svg:height="4.12326in" presentation:class="page" draw:id="id5" presentation:style-name="a415" draw:name="Rectangle 1">
          <svg:desc/>
        </draw:page-thumbnail>
        <draw:frame draw:id="id6" presentation:style-name="a418" draw:name="Rectangle 2" svg:x="0.85069in" svg:y="5.22396in" svg:width="6.79861in" svg:height="4.94792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7" presentation:style-name="a421" draw:name="Rectangle 3" svg:x="0in" svg:y="0in" svg:width="3.6875in" svg:height="0.54861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desc/>
        </draw:frame>
        <draw:frame draw:id="id8" presentation:style-name="a424" draw:name="Rectangle 4" svg:x="4.81076in" svg:y="0in" svg:width="3.6875in" svg:height="0.54861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desc/>
        </draw:frame>
        <draw:frame draw:id="id9" presentation:style-name="a427" draw:name="Rectangle 5" svg:x="0in" svg:y="10.44965in" svg:width="3.6875in" svg:height="0.54861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desc/>
        </draw:frame>
        <draw:frame draw:id="id10" presentation:style-name="a430" draw:name="Rectangle 6" svg:x="4.81076in" svg:y="10.44965in" svg:width="3.6875in" svg:height="0.54861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Imagem-com-Legenda" style:page-layout-name="pageLayout1" draw:style-name="a433">
      <draw:frame draw:id="id53" presentation:style-name="a437" draw:name="Título 1" svg:x="2.20486in" svg:y="0.73488in" svg:width="6.61458in" svg:height="0.62962in" presentation:class="title" presentation:placeholder="false">
        <draw:text-box>
          <text:p text:style-name="a436" text:class-names="" text:cond-style-name=""><text:span text:style-name="a434" text:class-names="">Clique para editar o estilo do título mestre</text:span><text:span text:style-name="a435" text:class-names=""/></text:p>
        </draw:text-box>
        <svg:desc/>
      </draw:frame>
      <draw:frame draw:id="id54" presentation:style-name="a441" draw:name="Espaço Reservado para Imagem 2" svg:x="2.20486in" svg:y="2.20846in" svg:width="6.61458in" svg:height="4.7767in" presentation:class="graphic" presentation:placeholder="false">
        <draw:text-box>
          <text:p text:style-name="a440" text:class-names="" text:cond-style-name=""><text:span text:style-name="a438" text:class-names="">Clique no ícone para adicionar uma imagem</text:span><text:span text:style-name="a439" text:class-names=""/></text:p>
        </draw:text-box>
        <svg:desc/>
      </draw:frame>
      <draw:frame draw:id="id55" presentation:style-name="a445" draw:name="Espaço Reservado para Texto 3" svg:x="2.20486in" svg:y="1.40657in" svg:width="6.61458in" svg:height="0.63934in" presentation:class="outline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que para editar os estilos do texto mestre</text:span></text:p>
            </text:list-item>
          </text:list>
        </draw:text-box>
        <svg:desc/>
      </draw:frame>
      <draw:frame draw:id="id56" presentation:style-name="a448" draw:name="Espaço Reservado para Data 4" svg:x="0.55122in" svg:y="7.73534in" svg:width="2.57234in" svg:height="0.44016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desc/>
      </draw:frame>
      <draw:frame draw:id="id57" presentation:style-name="a451" draw:name="Espaço Reservado para Rodapé 5" svg:x="3.76664in" svg:y="7.73534in" svg:width="3.49103in" svg:height="0.44016in" presentation:class="footer" presentation:placeholder="false">
        <draw:text-box>
          <text:p text:style-name="a450" text:class-names="" text:cond-style-name=""><text:span text:style-name="a449" text:class-names=""/></text:p>
        </draw:text-box>
        <svg:desc/>
      </draw:frame>
      <draw:frame draw:id="id58" presentation:style-name="a455" draw:name="Espaço Reservado para Número de Slide 6" svg:x="9.5544in" svg:y="7.73534in" svg:width="0.91869in" svg:height="0.44016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desc/>
      </draw:frame>
      <presentation:notes style:page-layout-name="pageLayout2" draw:style-name="a472">
        <draw:page-thumbnail svg:x="1.24479in" svg:y="0.83507in" svg:width="6.00868in" svg:height="4.12326in" presentation:class="page" draw:id="id5" presentation:style-name="a456" draw:name="Rectangle 1">
          <svg:desc/>
        </draw:page-thumbnail>
        <draw:frame draw:id="id6" presentation:style-name="a459" draw:name="Rectangle 2" svg:x="0.85069in" svg:y="5.22396in" svg:width="6.79861in" svg:height="4.94792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desc/>
        </draw:frame>
        <draw:frame draw:id="id7" presentation:style-name="a462" draw:name="Rectangle 3" svg:x="0in" svg:y="0in" svg:width="3.6875in" svg:height="0.54861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frame draw:id="id8" presentation:style-name="a465" draw:name="Rectangle 4" svg:x="4.81076in" svg:y="0in" svg:width="3.6875in" svg:height="0.54861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desc/>
        </draw:frame>
        <draw:frame draw:id="id9" presentation:style-name="a468" draw:name="Rectangle 5" svg:x="0in" svg:y="10.44965in" svg:width="3.6875in" svg:height="0.54861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desc/>
        </draw:frame>
        <draw:frame draw:id="id10" presentation:style-name="a471" draw:name="Rectangle 6" svg:x="4.81076in" svg:y="10.44965in" svg:width="3.6875in" svg:height="0.54861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ítulo-e-texto-vertical" style:page-layout-name="pageLayout1" draw:style-name="a474">
      <draw:frame draw:id="id59" presentation:style-name="a478" draw:name="Título 1" svg:x="0.55122in" svg:y="0.33108in" svg:width="9.92188in" svg:height="1.37789in" presentation:class="title" presentation:placeholder="false">
        <draw:text-box>
          <text:p text:style-name="a477" text:class-names="" text:cond-style-name=""><text:span text:style-name="a475" text:class-names="">Clique para editar o estilo do título mestre</text:span><text:span text:style-name="a476" text:class-names=""/></text:p>
        </draw:text-box>
        <svg:desc/>
      </draw:frame>
      <draw:frame draw:id="id60" presentation:style-name="a495" draw:name="Espaço Reservado para Texto Vertical 2" svg:x="0.55122in" svg:y="1.92905in" svg:width="9.92188in" svg:height="5.67692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o texto mestr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Quinto nível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98" draw:name="Espaço Reservado para Data 3" svg:x="0.55122in" svg:y="7.73534in" svg:width="2.57234in" svg:height="0.44016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desc/>
      </draw:frame>
      <draw:frame draw:id="id62" presentation:style-name="a501" draw:name="Espaço Reservado para Rodapé 4" svg:x="3.76664in" svg:y="7.73534in" svg:width="3.49103in" svg:height="0.44016in" presentation:class="footer" presentation:placeholder="false">
        <draw:text-box>
          <text:p text:style-name="a500" text:class-names="" text:cond-style-name=""><text:span text:style-name="a499" text:class-names=""/></text:p>
        </draw:text-box>
        <svg:desc/>
      </draw:frame>
      <draw:frame draw:id="id63" presentation:style-name="a505" draw:name="Espaço Reservado para Número de Slide 5" svg:x="9.5544in" svg:y="7.73534in" svg:width="0.91869in" svg:height="0.44016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desc/>
      </draw:frame>
      <presentation:notes style:page-layout-name="pageLayout2" draw:style-name="a522">
        <draw:page-thumbnail svg:x="1.24479in" svg:y="0.83507in" svg:width="6.00868in" svg:height="4.12326in" presentation:class="page" draw:id="id5" presentation:style-name="a506" draw:name="Rectangle 1">
          <svg:desc/>
        </draw:page-thumbnail>
        <draw:frame draw:id="id6" presentation:style-name="a509" draw:name="Rectangle 2" svg:x="0.85069in" svg:y="5.22396in" svg:width="6.79861in" svg:height="4.9479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desc/>
        </draw:frame>
        <draw:frame draw:id="id7" presentation:style-name="a512" draw:name="Rectangle 3" svg:x="0in" svg:y="0in" svg:width="3.6875in" svg:height="0.54861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desc/>
        </draw:frame>
        <draw:frame draw:id="id8" presentation:style-name="a515" draw:name="Rectangle 4" svg:x="4.81076in" svg:y="0in" svg:width="3.6875in" svg:height="0.54861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desc/>
        </draw:frame>
        <draw:frame draw:id="id9" presentation:style-name="a518" draw:name="Rectangle 5" svg:x="0in" svg:y="10.44965in" svg:width="3.6875in" svg:height="0.54861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desc/>
        </draw:frame>
        <draw:frame draw:id="id10" presentation:style-name="a521" draw:name="Rectangle 6" svg:x="4.81076in" svg:y="10.44965in" svg:width="3.6875in" svg:height="0.54861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ítulo-e-texto-verticais" style:page-layout-name="pageLayout1" draw:style-name="a524">
      <draw:frame draw:id="id64" presentation:style-name="a528" draw:name="Título Vertical 1" svg:x="7.99262in" svg:y="0.33108in" svg:width="2.48047in" svg:height="7.05405in" presentation:class="title" presentation:placeholder="false">
        <draw:text-box>
          <text:p text:style-name="a527" text:class-names="" text:cond-style-name=""><text:span text:style-name="a525" text:class-names="">Clique para editar o estilo do título mestre</text:span><text:span text:style-name="a526" text:class-names=""/></text:p>
        </draw:text-box>
        <svg:desc/>
      </draw:frame>
      <draw:frame draw:id="id65" presentation:style-name="a545" draw:name="Espaço Reservado para Texto Vertical 2" svg:x="0.55122in" svg:y="0.33108in" svg:width="7.25767in" svg:height="7.05405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Clique para editar os estilos do texto mestre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gundo nível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Quinto nível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48" draw:name="Espaço Reservado para Data 3" svg:x="0.55122in" svg:y="7.73534in" svg:width="2.57234in" svg:height="0.44016in" presentation:class="date-time" presentation:placeholder="false">
        <draw:text-box>
          <text:p text:style-name="a547" text:class-names="" text:cond-style-name=""><text:span text:style-name="a546" text:class-names=""/></text:p>
        </draw:text-box>
        <svg:desc/>
      </draw:frame>
      <draw:frame draw:id="id67" presentation:style-name="a551" draw:name="Espaço Reservado para Rodapé 4" svg:x="3.76664in" svg:y="7.73534in" svg:width="3.49103in" svg:height="0.44016in" presentation:class="footer" presentation:placeholder="false">
        <draw:text-box>
          <text:p text:style-name="a550" text:class-names="" text:cond-style-name=""><text:span text:style-name="a549" text:class-names=""/></text:p>
        </draw:text-box>
        <svg:desc/>
      </draw:frame>
      <draw:frame draw:id="id68" presentation:style-name="a555" draw:name="Espaço Reservado para Número de Slide 5" svg:x="9.5544in" svg:y="7.73534in" svg:width="0.91869in" svg:height="0.44016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/></text:span><text:span text:style-name="a553" text:class-names=""/></text:p>
        </draw:text-box>
        <svg:desc/>
      </draw:frame>
      <presentation:notes style:page-layout-name="pageLayout2" draw:style-name="a572">
        <draw:page-thumbnail svg:x="1.24479in" svg:y="0.83507in" svg:width="6.00868in" svg:height="4.12326in" presentation:class="page" draw:id="id5" presentation:style-name="a556" draw:name="Rectangle 1">
          <svg:desc/>
        </draw:page-thumbnail>
        <draw:frame draw:id="id6" presentation:style-name="a559" draw:name="Rectangle 2" svg:x="0.85069in" svg:y="5.22396in" svg:width="6.79861in" svg:height="4.94792in" presentation:class="notes" presentation:placeholder="false">
          <draw:text-box>
            <text:p text:style-name="a558" text:class-names="" text:cond-style-name=""><text:span text:style-name="a557" text:class-names=""/></text:p>
          </draw:text-box>
          <svg:desc/>
        </draw:frame>
        <draw:frame draw:id="id7" presentation:style-name="a562" draw:name="Rectangle 3" svg:x="0in" svg:y="0in" svg:width="3.6875in" svg:height="0.54861in" presentation:class="header" presentation:placeholder="false">
          <draw:text-box>
            <text:p text:style-name="a561" text:class-names="" text:cond-style-name=""><text:span text:style-name="a560" text:class-names=""/></text:p>
          </draw:text-box>
          <svg:desc/>
        </draw:frame>
        <draw:frame draw:id="id8" presentation:style-name="a565" draw:name="Rectangle 4" svg:x="4.81076in" svg:y="0in" svg:width="3.6875in" svg:height="0.54861in" presentation:class="date-time" presentation:placeholder="false">
          <draw:text-box>
            <text:p text:style-name="a564" text:class-names="" text:cond-style-name=""><text:span text:style-name="a563" text:class-names=""/></text:p>
          </draw:text-box>
          <svg:desc/>
        </draw:frame>
        <draw:frame draw:id="id9" presentation:style-name="a568" draw:name="Rectangle 5" svg:x="0in" svg:y="10.44965in" svg:width="3.6875in" svg:height="0.54861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desc/>
        </draw:frame>
        <draw:frame draw:id="id10" presentation:style-name="a571" draw:name="Rectangle 6" svg:x="4.81076in" svg:y="10.44965in" svg:width="3.6875in" svg:height="0.54861in" presentation:class="page-number" presentation:placeholder="false">
          <draw:text-box>
            <text:p text:style-name="a570" text:class-names="" text:cond-style-name=""><text:span text:style-name="a569" text:class-names=""><text:page-number style:num-format="1" text:fixed="false"/></text:span></text:p>
          </draw:text-box>
          <svg:desc/>
        </draw:frame>
      </presentation:notes>
    </style:master-page>
    <style:master-page style:name="Master1-Layout12-cust-Layout-Personalizado" style:page-layout-name="pageLayout1" draw:style-name="a574">
      <draw:frame draw:id="id69" presentation:style-name="a578" draw:name="Título 1" svg:x="0.90625in" svg:y="0.78472in" svg:width="9.13194in" svg:height="1.37847in" presentation:class="title" presentation:placeholder="false">
        <draw:text-box>
          <text:p text:style-name="a577" text:class-names="" text:cond-style-name=""><text:span text:style-name="a575" text:class-names="">Clique para editar o estilo do título mestre</text:span><text:span text:style-name="a576" text:class-names=""/></text:p>
        </draw:text-box>
        <svg:desc/>
      </draw:frame>
      <draw:frame draw:id="id70" presentation:style-name="a581" draw:name="Espaço Reservado para Data 2" svg:x="0.55035in" svg:y="7.53125in" svg:width="2.56597in" svg:height="0.56771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desc/>
      </draw:frame>
      <draw:frame draw:id="id71" presentation:style-name="a584" draw:name="Espaço Reservado para Rodapé 3" svg:x="3.77083in" svg:y="7.53125in" svg:width="3.49306in" svg:height="0.56771in" presentation:class="footer" presentation:placeholder="false">
        <draw:text-box>
          <text:p text:style-name="a583" text:class-names="" text:cond-style-name=""><text:span text:style-name="a582" text:class-names=""/></text:p>
        </draw:text-box>
        <svg:desc/>
      </draw:frame>
      <draw:frame draw:id="id72" presentation:style-name="a587" draw:name="Espaço Reservado para Número de Slide 4" svg:x="7.90451in" svg:y="7.53125in" svg:width="2.56597in" svg:height="0.56771in" presentation:class="page-number" presentation:placeholder="false">
        <draw:text-box>
          <text:p text:style-name="a586" text:class-names="" text:cond-style-name=""><text:span text:style-name="a585" text:class-names=""><text:page-number style:num-format="1" text:fixed="false"/></text:span></text:p>
        </draw:text-box>
        <svg:desc/>
      </draw:frame>
      <presentation:notes style:page-layout-name="pageLayout2" draw:style-name="a604">
        <draw:page-thumbnail svg:x="1.24479in" svg:y="0.83507in" svg:width="6.00868in" svg:height="4.12326in" presentation:class="page" draw:id="id5" presentation:style-name="a588" draw:name="Rectangle 1">
          <svg:desc/>
        </draw:page-thumbnail>
        <draw:frame draw:id="id6" presentation:style-name="a591" draw:name="Rectangle 2" svg:x="0.85069in" svg:y="5.22396in" svg:width="6.79861in" svg:height="4.94792in" presentation:class="notes" presentation:placeholder="false">
          <draw:text-box>
            <text:p text:style-name="a590" text:class-names="" text:cond-style-name=""><text:span text:style-name="a589" text:class-names=""/></text:p>
          </draw:text-box>
          <svg:desc/>
        </draw:frame>
        <draw:frame draw:id="id7" presentation:style-name="a594" draw:name="Rectangle 3" svg:x="0in" svg:y="0in" svg:width="3.6875in" svg:height="0.54861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desc/>
        </draw:frame>
        <draw:frame draw:id="id8" presentation:style-name="a597" draw:name="Rectangle 4" svg:x="4.81076in" svg:y="0in" svg:width="3.6875in" svg:height="0.54861in" presentation:class="date-time" presentation:placeholder="false">
          <draw:text-box>
            <text:p text:style-name="a596" text:class-names="" text:cond-style-name=""><text:span text:style-name="a595" text:class-names=""/></text:p>
          </draw:text-box>
          <svg:desc/>
        </draw:frame>
        <draw:frame draw:id="id9" presentation:style-name="a600" draw:name="Rectangle 5" svg:x="0in" svg:y="10.44965in" svg:width="3.6875in" svg:height="0.54861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desc/>
        </draw:frame>
        <draw:frame draw:id="id10" presentation:style-name="a603" draw:name="Rectangle 6" svg:x="4.81076in" svg:y="10.44965in" svg:width="3.6875in" svg:height="0.54861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Exercício Lógica</dc:title>
    <meta:initial-creator>Joao Dubas</meta:initial-creator>
    <dc:creator>Joao &amp; Tati</dc:creator>
    <meta:creation-date>2010-05-31T14:58:12Z</meta:creation-date>
    <dc:date>2010-05-31T22:00:48Z</dc:date>
    <meta:print-date>1601-01-01T00:00:00Z</meta:print-date>
    <meta:editing-cycles>14</meta:editing-cycles>
    <meta:editing-duration>PT4549S</meta:editing-duration>
    <meta:document-statistic meta:paragraph-count="234" meta:word-count="1423"/>
  </office:meta>
</office:document-meta>
</file>